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437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1.0925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992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1.002in"/>
    </style:style>
    <style:style style:name="co74" style:family="table-column">
      <style:table-column-properties fo:break-before="auto" style:column-width="3.9417in"/>
    </style:style>
    <style:style style:name="co75" style:family="table-column">
      <style:table-column-properties fo:break-before="auto" style:column-width="5.9764in"/>
    </style:style>
    <style:style style:name="co76" style:family="table-column">
      <style:table-column-properties fo:break-before="auto" style:column-width="2.1772in"/>
    </style:style>
    <style:style style:name="co77" style:family="table-column">
      <style:table-column-properties fo:break-before="auto" style:column-width="0.3862in"/>
    </style:style>
    <style:style style:name="co78" style:family="table-column">
      <style:table-column-properties fo:break-before="auto" style:column-width="1.8071in"/>
    </style:style>
    <style:style style:name="co79" style:family="table-column">
      <style:table-column-properties fo:break-before="auto" style:column-width="1.0374in"/>
    </style:style>
    <style:style style:name="co80" style:family="table-column">
      <style:table-column-properties fo:break-before="auto" style:column-width="1.7339in"/>
    </style:style>
    <style:style style:name="co81" style:family="table-column">
      <style:table-column-properties fo:break-before="auto" style:column-width="0.2929in"/>
    </style:style>
    <style:style style:name="co82" style:family="table-column">
      <style:table-column-properties fo:break-before="auto" style:column-width="2.3339in"/>
    </style:style>
    <style:style style:name="co83" style:family="table-column">
      <style:table-column-properties fo:break-before="auto" style:column-width="2.489in"/>
    </style:style>
    <style:style style:name="co84" style:family="table-column">
      <style:table-column-properties fo:break-before="auto" style:column-width="0.3772in"/>
    </style:style>
    <style:style style:name="co85" style:family="table-column">
      <style:table-column-properties fo:break-before="auto" style:column-width="2.0291in"/>
    </style:style>
    <style:style style:name="co86" style:family="table-column">
      <style:table-column-properties fo:break-before="auto" style:column-width="2.7091in"/>
    </style:style>
    <style:style style:name="co87" style:family="table-column">
      <style:table-column-properties fo:break-before="auto" style:column-width="0.3516in"/>
    </style:style>
    <style:style style:name="co88" style:family="table-column">
      <style:table-column-properties fo:break-before="auto" style:column-width="1.3181in"/>
    </style:style>
    <style:style style:name="co89" style:family="table-column">
      <style:table-column-properties fo:break-before="auto" style:column-width="1.1909in"/>
    </style:style>
    <style:style style:name="co90" style:family="table-column">
      <style:table-column-properties fo:break-before="auto" style:column-width="2.4311in"/>
    </style:style>
    <style:style style:name="co91" style:family="table-column">
      <style:table-column-properties fo:break-before="auto" style:column-width="0.3008in"/>
    </style:style>
    <style:style style:name="co92" style:family="table-column">
      <style:table-column-properties fo:break-before="auto" style:column-width="2.2043in"/>
    </style:style>
    <style:style style:name="co93" style:family="table-column">
      <style:table-column-properties fo:break-before="auto" style:column-width="0.748in"/>
    </style:style>
    <style:style style:name="co94" style:family="table-column">
      <style:table-column-properties fo:break-before="auto" style:column-width="0.3571in"/>
    </style:style>
    <style:style style:name="co95" style:family="table-column">
      <style:table-column-properties fo:break-before="auto" style:column-width="1.572in"/>
    </style:style>
    <style:style style:name="co96" style:family="table-column">
      <style:table-column-properties fo:break-before="auto" style:column-width="0.9701in"/>
    </style:style>
    <style:style style:name="co97" style:family="table-column">
      <style:table-column-properties fo:break-before="auto" style:column-width="10.1783in"/>
    </style:style>
    <style:style style:name="co98" style:family="table-column">
      <style:table-column-properties fo:break-before="auto" style:column-width="10.839in"/>
    </style:style>
    <style:style style:name="co99" style:family="table-column">
      <style:table-column-properties fo:break-before="auto" style:column-width="0.2138in"/>
    </style:style>
    <style:style style:name="co100" style:family="table-column">
      <style:table-column-properties fo:break-before="auto" style:column-width="2.0472in"/>
    </style:style>
    <style:style style:name="co101" style:family="table-column">
      <style:table-column-properties fo:break-before="auto" style:column-width="0.5457in"/>
    </style:style>
    <style:style style:name="co102" style:family="table-column">
      <style:table-column-properties fo:break-before="auto" style:column-width="0.652in"/>
    </style:style>
    <style:style style:name="co103" style:family="table-column">
      <style:table-column-properties fo:break-before="auto" style:column-width="0.5701in"/>
    </style:style>
    <style:style style:name="co104" style:family="table-column">
      <style:table-column-properties fo:break-before="auto" style:column-width="0.5819in"/>
    </style:style>
    <style:style style:name="co105" style:family="table-column">
      <style:table-column-properties fo:break-before="auto" style:column-width="0.7264in"/>
    </style:style>
    <style:style style:name="co106" style:family="table-column">
      <style:table-column-properties fo:break-before="auto" style:column-width="0.6272in"/>
    </style:style>
    <style:style style:name="co107" style:family="table-column">
      <style:table-column-properties fo:break-before="auto" style:column-width="0.5472in"/>
    </style:style>
    <style:style style:name="co108" style:family="table-column">
      <style:table-column-properties fo:break-before="auto" style:column-width="0.6661in"/>
    </style:style>
    <style:style style:name="co109" style:family="table-column">
      <style:table-column-properties fo:break-before="auto" style:column-width="1.4209in"/>
    </style:style>
    <style:style style:name="co110" style:family="table-column">
      <style:table-column-properties fo:break-before="auto" style:column-width="1.0138in"/>
    </style:style>
    <style:style style:name="co111" style:family="table-column">
      <style:table-column-properties fo:break-before="auto" style:column-width="0.8307in"/>
    </style:style>
    <style:style style:name="co112" style:family="table-column">
      <style:table-column-properties fo:break-before="auto" style:column-width="0.8492in"/>
    </style:style>
    <style:style style:name="co113" style:family="table-column">
      <style:table-column-properties fo:break-before="auto" style:column-width="0.4728in"/>
    </style:style>
    <style:style style:name="co114" style:family="table-column">
      <style:table-column-properties fo:break-before="auto" style:column-width="1.6992in"/>
    </style:style>
    <style:style style:name="co115" style:family="table-column">
      <style:table-column-properties fo:break-before="auto" style:column-width="0.7244in"/>
    </style:style>
    <style:style style:name="co116" style:family="table-column">
      <style:table-column-properties fo:break-before="auto" style:column-width="0.5898in"/>
    </style:style>
    <style:style style:name="co117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2693in" fo:break-before="auto" style:use-optimal-row-height="true"/>
    </style:style>
    <style:style style:name="ro11" style:family="table-row">
      <style:table-row-properties style:row-height="0.1854in" fo:break-before="auto" style:use-optimal-row-height="tru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2189in" fo:break-before="auto" style:use-optimal-row-height="true"/>
    </style:style>
    <style:style style:name="ro14" style:family="table-row">
      <style:table-row-properties style:row-height="0.2244in" fo:break-before="auto" style:use-optimal-row-height="true"/>
    </style:style>
    <style:style style:name="ro15" style:family="table-row">
      <style:table-row-properties style:row-height="0.1835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8492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3681in" fo:break-before="auto" style:use-optimal-row-height="true"/>
    </style:style>
    <style:style style:name="ro21" style:family="table-row">
      <style:table-row-properties style:row-height="0.3453in" fo:break-before="auto" style:use-optimal-row-height="true"/>
    </style:style>
    <style:style style:name="ro22" style:family="table-row">
      <style:table-row-properties style:row-height="0.5409in" fo:break-before="auto" style:use-optimal-row-height="true"/>
    </style:style>
    <style:style style:name="ro23" style:family="table-row">
      <style:table-row-properties style:row-height="0.2071in" fo:break-before="auto" style:use-optimal-row-height="true"/>
    </style:style>
    <style:style style:name="ro24" style:family="table-row">
      <style:table-row-properties style:row-height="0.228in" fo:break-before="auto" style:use-optimal-row-height="true"/>
    </style:style>
    <style:style style:name="ro25" style:family="table-row">
      <style:table-row-properties style:row-height="0.4146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3in" fo:break-before="auto" style:use-optimal-row-height="true"/>
    </style:style>
    <style:style style:name="ro28" style:family="table-row">
      <style:table-row-properties style:row-height="0.4071in" fo:break-before="auto" style:use-optimal-row-height="true"/>
    </style:style>
    <style:style style:name="ro29" style:family="table-row">
      <style:table-row-properties style:row-height="0.3925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7665in" fo:break-before="auto" style:use-optimal-row-height="true"/>
    </style:style>
    <style:style style:name="ro32" style:family="table-row">
      <style:table-row-properties style:row-height="0.5799in" fo:break-before="auto" style:use-optimal-row-height="true"/>
    </style:style>
    <style:style style:name="ro33" style:family="table-row">
      <style:table-row-properties style:row-height="0.1244in" fo:break-before="auto" style:use-optimal-row-height="false"/>
    </style:style>
    <style:style style:name="ro34" style:family="table-row">
      <style:table-row-properties style:row-height="0.2154in" fo:break-before="auto" style:use-optimal-row-height="true"/>
    </style:style>
    <style:style style:name="ro35" style:family="table-row">
      <style:table-row-properties style:row-height="0.3937in" fo:break-before="auto" style:use-optimal-row-height="true"/>
    </style:style>
    <style:style style:name="ro36" style:family="table-row">
      <style:table-row-properties style:row-height="0.3091in" fo:break-before="auto" style:use-optimal-row-height="true"/>
    </style:style>
    <style:style style:name="ro37" style:family="table-row">
      <style:table-row-properties style:row-height="1.0752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37" style:family="table-cell" style:parent-style-name="Default">
      <style:table-cell-properties style:vertical-align="middle"/>
      <style:text-properties style:font-name="Avenir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4" style:family="table-cell" style:parent-style-name="Default">
      <style:text-properties style:font-name="Avenir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48" style:family="table-cell" style:parent-style-name="Default">
      <style:table-cell-properties fo:border="0.74pt solid #000000"/>
      <style:text-properties style:font-name="Avenir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8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"/>
    </style:style>
    <style:style style:name="ce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94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61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1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5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0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2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23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0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912" style:family="table-cell" style:parent-style-name="Default">
      <style:table-cell-properties fo:background-color="transparent" style:vertical-align="middle"/>
      <style:text-properties style:font-name="Avenir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94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44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45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5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6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4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6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93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96" style:family="table-cell" style:parent-style-name="Default">
      <style:table-cell-properties fo:border="0.74pt solid #000000" style:vertical-align="middle"/>
    </style:style>
    <style:style style:name="ce997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10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10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6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5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3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4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566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7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8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2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2" fo:font-style="normal" style:font-style-asian="normal" style:font-style-complex="normal"/>
    </style:style>
    <style:style style:name="ce665" style:family="table-cell" style:parent-style-name="Default">
      <style:text-properties style:font-name="Avenir2" fo:font-style="normal" style:font-style-asian="normal" style:font-style-complex="normal"/>
    </style:style>
    <style:style style:name="ce6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2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7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2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2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73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2" fo:font-style="normal" style:font-style-asian="normal" style:font-style-complex="normal"/>
    </style:style>
    <style:style style:name="ce7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9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1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3)" style:apply-style-name="Szürke_5f_háttér" style:base-cell-address="Harcértékek.G86"/>
    </style:style>
    <style:style style:name="ce16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45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1118" style:family="table-cell" style:parent-style-name="Default">
      <style:text-properties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2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2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2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3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2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2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295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3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2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2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Avenir2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2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819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5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8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5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58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9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7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953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638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639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72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2043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5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55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057" style:family="table-cell" style:parent-style-name="Default">
      <style:table-cell-properties fo:wrap-option="wrap" style:vertical-align="middle"/>
      <style:text-properties style:font-name="Avenir" fo:font-size="9pt" style:font-size-asian="9pt" style:font-size-complex="9pt"/>
    </style:style>
    <style:style style:name="ce2058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059" style:family="table-cell" style:parent-style-name="Default">
      <style:table-cell-properties fo:background-color="#81d41a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60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06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6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063" style:family="table-cell" style:parent-style-name="Default">
      <style:table-cell-properties fo:background-color="#729fcf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7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7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20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8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9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2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1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80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1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16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17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18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1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0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4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4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4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451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45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45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5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6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67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"/>
    </style:style>
    <style:style style:name="ce246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4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47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8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008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5"/>
    <style:style style:name="ce252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524" style:family="table-cell" style:parent-style-name="Default">
      <style:table-cell-properties style:vertical-align="middle"/>
      <style:text-properties style:font-name="Avenir2"/>
    </style:style>
    <style:style style:name="ce2525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526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5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3" style:family="table-cell" style:parent-style-name="Default">
      <style:table-cell-properties style:vertical-align="middle"/>
      <style:text-properties style:font-name="Avenir6"/>
    </style:style>
    <style:style style:name="ce25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5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57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5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5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5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257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5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5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58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8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58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2" style:family="table-cell" style:parent-style-name="Default">
      <style:table-cell-properties fo:background-color="transparent" style:vertical-align="middle"/>
      <style:text-properties style:font-name="Avenir2"/>
    </style:style>
    <style:style style:name="ce2093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590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591" style:family="table-cell" style:parent-style-name="Default">
      <style:table-cell-properties style:vertical-align="middle"/>
      <style:text-properties style:use-window-font-color="true" style:font-name="Avenir2"/>
    </style:style>
    <style:style style:name="ce25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3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594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2599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600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6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ext-properties fo:font-size="8pt" style:font-size-asian="8pt" style:font-size-complex="8pt"/>
    </style:style>
    <style:style style:name="ce2603" style:family="table-cell" style:parent-style-name="Default">
      <style:table-cell-properties fo:wrap-option="no-wrap" style:vertical-align="middle"/>
    </style:style>
    <style:style style:name="ce2604" style:family="table-cell" style:parent-style-name="Default">
      <style:table-cell-properties fo:wrap-option="wrap" style:vertical-align="middle"/>
    </style:style>
    <style:style style:name="ce2605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606" style:family="table-cell" style:parent-style-name="Default">
      <style:text-properties fo:font-weight="normal" style:font-weight-asian="normal" style:font-weight-complex="normal"/>
    </style:style>
    <style:style style:name="ce2607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608" style:family="table-cell" style:parent-style-name="Default" style:data-style-name="N100">
      <style:table-cell-properties fo:background-color="#ffffd7" fo:wrap-option="wrap"/>
      <style:text-properties style:font-name="Avenir" fo:font-weight="bold" style:font-weight-asian="bold" style:font-weight-complex="bold"/>
    </style:style>
    <style:style style:name="ce2609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610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611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612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613" style:family="table-cell" style:parent-style-name="Default" style:data-style-name="N100">
      <style:text-properties style:font-name="Avenir" fo:font-weight="bold"/>
    </style:style>
    <style:style style:name="ce2614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615" style:family="table-cell" style:parent-style-name="Default" style:data-style-name="N100">
      <style:text-properties style:font-name="Avenir" fo:font-weight="normal"/>
    </style:style>
    <style:style style:name="ce2616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617" style:family="table-cell" style:parent-style-name="Default" style:data-style-name="N100">
      <style:text-properties fo:color="#ff0000" style:font-name="Avenir" fo:font-weight="bold"/>
    </style:style>
    <style:style style:name="ce570" style:family="table-cell" style:parent-style-name="Default">
      <style:text-properties style:font-name="Avenir"/>
    </style:style>
    <style:style style:name="ce2618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619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643" style:family="table-cell" style:parent-style-name="Default">
      <style:text-properties style:font-name="Avenir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2776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1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21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1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16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185" style:family="table-cell" style:parent-style-name="Default">
      <style:table-cell-properties fo:border="0.06pt solid #000000" style:vertical-align="middle"/>
      <style:text-properties style:font-name="Avenir2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18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18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21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2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19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22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2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2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22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2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26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3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3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29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9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34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23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2"/>
    </style:style>
    <style:style style:name="ce2945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47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"/>
    </style:style>
    <style:style style:name="T53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2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3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63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8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9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number-columns-repeated="2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12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88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88" table:content-validation-name="val24"/>
          <table:covered-table-cell table:number-columns-repeated="2" table:style-name="ce141"/>
          <table:table-cell table:style-name="ce163" table:content-validation-name="val34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141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3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3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94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3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94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94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616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7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224" table:number-columns-spanned="5" table:number-rows-spanned="1"/>
          <table:covered-table-cell table:number-columns-repeated="4" table:style-name="ce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32"/>
          <table:covered-table-cell table:style-name="Default"/>
          <table:table-cell table:style-name="ce232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0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0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0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Aprít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0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0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5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0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0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0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37"/>
          <table:covered-table-cell table:style-name="ce152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9]/4);0)*2)" office:value-type="float" office:value="66" calcext:value-type="float" table:number-columns-spanned="2" table:number-rows-spanned="1">
            <text:p>66</text:p>
          </table:table-cell>
          <table:covered-table-cell table:style-name="ce94" table:content-validation-name="val23"/>
          <table:table-cell table:style-name="ce152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33" table:content-validation-name="val7"/>
          <table:covered-table-cell table:style-name="Default"/>
          <table:table-cell table:style-name="ce272" table:content-validation-name="val58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7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79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98" table:content-validation-name="val47" table:formula="of:=[$Fortélylista.B72]" office:value-type="float" office:value="3" calcext:value-type="float">
            <text:p>3</text:p>
          </table:table-cell>
          <table:table-cell table:style-name="ce690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49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98" table:content-validation-name="val48" table:formula="of:=[$Fortélylista.B67]" office:value-type="float" office:value="4" calcext:value-type="float">
            <text:p>4</text:p>
          </table:table-cell>
          <table:table-cell table:style-name="ce276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4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98" table:content-validation-name="val49" table:formula="of:=[$Fortélylista.B64]" office:value-type="float" office:value="3" calcext:value-type="float">
            <text:p>3</text:p>
          </table:table-cell>
          <table:table-cell table:style-name="ce277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9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98" table:content-validation-name="val50" office:value-type="float" office:value="3" calcext:value-type="float">
            <text:p>3</text:p>
          </table:table-cell>
          <table:table-cell table:style-name="ce278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98" table:content-validation-name="val51" table:formula="of:=[$Fortélylista.B73]" office:value-type="float" office:value="3" calcext:value-type="float">
            <text:p>3</text:p>
          </table:table-cell>
          <table:table-cell table:style-name="ce279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9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98" table:content-validation-name="val52" table:formula="of:=[$Fortélylista.B68]" office:value-type="float" office:value="3" calcext:value-type="float">
            <text:p>3</text:p>
          </table:table-cell>
          <table:table-cell table:style-name="ce280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98" table:content-validation-name="val53" table:formula="of:=[$Fortélylista.B69]" office:value-type="float" office:value="1" calcext:value-type="float">
            <text:p>1</text:p>
          </table:table-cell>
          <table:table-cell table:style-name="ce282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5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4" table:formula="of:=[$Fortélylista.B66]" office:value-type="float" office:value="3" calcext:value-type="float">
            <text:p>3</text:p>
          </table:table-cell>
          <table:table-cell table:style-name="ce283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4" table:formula="of:=[$Fortélylista.B70]" office:value-type="float" office:value="3" calcext:value-type="float">
            <text:p>3</text:p>
          </table:table-cell>
          <table:table-cell table:style-name="ce284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4" table:formula="of:=[$Fortélylista.B63]" office:value-type="float" office:value="2" calcext:value-type="float">
            <text:p>2</text:p>
          </table:table-cell>
          <table:table-cell table:style-name="ce285" table:content-validation-name="val68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3]) ;&quot;&quot;;VLOOKUP([.$G4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4]) ;&quot;&quot;;VLOOKUP([.$G44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5]) ;&quot;&quot;;VLOOKUP([.$G45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6]) ;&quot;&quot;;VLOOKUP([.$G46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7]) ;&quot;&quot;;VLOOKUP([.$G47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79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8]) ;&quot;&quot;;VLOOKUP([.$G48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9]) ;&quot;&quot;;VLOOKUP([.$G49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0]) ;&quot;&quot;;VLOOKUP([.$G50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1]) ;&quot;&quot;;VLOOKUP([.$G51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2]) ;&quot;&quot;;VLOOKUP([.$G52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3]) ;&quot;&quot;;VLOOKUP([.$G5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70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7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300" table:content-validation-name="val55" table:formula="of:=[$Fortélylista.B51]" office:value-type="float" office:value="1" calcext:value-type="float">
            <text:p>1</text:p>
          </table:table-cell>
          <table:table-cell table:style-name="ce288" table:content-validation-name="val71"/>
          <table:table-cell table:style-name="ce321" table:content-validation-name="val28" table:formula="of:=IF(([Misztikus.E10]&gt;2);0;[.$J56]*[$Data.$C$12])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5]) ;&quot;&quot;;VLOOKUP([.$G7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5]*[$Data.$C$12]" office:value-type="float" office:value="0" calcext:value-type="float">
            <text:p>0</text:p>
          </table:table-cell>
          <table:table-cell table:style-name="ce345" table:content-validation-name="val78" table:formula="of:=IF(ISBLANK([.$G75]); &quot;-&quot;; VLOOKUP([.$G7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8"/>
          <table:covered-table-cell table:style-name="ce373" table:content-validation-name="val78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83" table:content-validation-name="val10" table:number-columns-spanned="2" table:number-rows-spanned="1"/>
          <table:covered-table-cell table:style-name="ce83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2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300" table:content-validation-name="val56" office:value-type="float" office:value="5" calcext:value-type="float">
            <text:p>5</text:p>
          </table:table-cell>
          <table:table-cell table:style-name="ce380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21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300" table:content-validation-name="val56" office:value-type="float" office:value="1" calcext:value-type="float">
            <text:p>1</text:p>
          </table:table-cell>
          <table:table-cell table:style-name="ce380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93"/>
        <table:table-column table:style-name="co16" table:default-cell-style-name="ce993"/>
        <table:table-column table:style-name="co14" table:default-cell-style-name="ce993"/>
        <table:table-column table:style-name="co17" table:default-cell-style-name="ce993"/>
        <table:table-column table:style-name="co18" table:default-cell-style-name="ce993"/>
        <table:table-column table:style-name="co19" table:default-cell-style-name="ce993"/>
        <table:table-column table:style-name="co20" table:default-cell-style-name="ce993"/>
        <table:table-column table:style-name="co21" table:default-cell-style-name="ce993"/>
        <table:table-column table:style-name="co22" table:default-cell-style-name="ce993"/>
        <table:table-column table:style-name="co23" table:default-cell-style-name="ce993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7"/>
          <table:covered-table-cell table:number-columns-repeated="6" table:style-name="ce37" table:content-validation-name="val5"/>
          <table:covered-table-cell table:number-columns-repeated="2" table:style-name="ce545"/>
        </table:table-row>
        <table:table-row table:style-name="ro2">
          <table:table-cell table:style-name="ce455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6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96"/>
          <table:covered-table-cell table:style-name="ce1019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96"/>
          <table:covered-table-cell table:style-name="ce1019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51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97"/>
          <table:covered-table-cell table:style-name="ce359"/>
          <table:covered-table-cell table:style-name="ce372"/>
          <table:covered-table-cell table:number-columns-repeated="4" table:style-name="ce997"/>
          <table:covered-table-cell table:style-name="ce483"/>
          <table:table-cell table:style-name="Default"/>
        </table:table-row>
        <table:table-row table:style-name="ro2">
          <table:table-cell table:style-name="ce45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9"/>
          <table:table-cell table:style-name="ce51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content-validation-name="val97" table:number-columns-spanned="3" table:number-rows-spanned="1"/>
          <table:covered-table-cell table:style-name="ce532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460" table:content-validation-name="val84" table:number-columns-spanned="3" table:number-rows-spanned="1"/>
          <table:covered-table-cell table:number-columns-repeated="2" table:style-name="ce88" table:content-validation-name="val84"/>
          <table:table-cell table:style-name="ce374" table:content-validation-name="val90"/>
          <table:table-cell table:style-name="ce516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36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8" office:value-type="string" calcext:value-type="string" table:number-columns-spanned="3" table:number-rows-spanned="1">
            <text:p>Kultúrkör</text:p>
          </table:table-cell>
          <table:covered-table-cell table:style-name="ce996"/>
          <table:covered-table-cell table:style-name="ce479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465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5" table:number-columns-spanned="5" table:number-rows-spanned="1"/>
          <table:covered-table-cell table:number-columns-repeated="4" table:style-name="ce547"/>
          <table:table-cell table:style-name="ce20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36"/>
          <table:covered-table-cell table:style-name="ce205"/>
          <table:covered-table-cell table:style-name="ce349"/>
          <table:covered-table-cell table:style-name="ce402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1">
          <table:table-cell table:style-name="ce458" office:value-type="string" calcext:value-type="string" table:number-columns-spanned="3" table:number-rows-spanned="1">
            <text:p>Hely</text:p>
          </table:table-cell>
          <table:covered-table-cell table:style-name="ce996"/>
          <table:covered-table-cell table:style-name="ce479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466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0"/>
          <table:covered-table-cell table:style-name="ce484"/>
          <table:table-cell table:style-name="Default"/>
        </table:table-row>
        <table:table-row table:style-name="ro6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45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39" table:content-validation-name="val99" table:number-columns-spanned="2" table:number-rows-spanned="1"/>
          <table:covered-table-cell table:style-name="ce53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39" table:content-validation-name="val99" table:number-columns-spanned="2" table:number-rows-spanned="1"/>
          <table:covered-table-cell table:style-name="ce53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39" table:content-validation-name="val99" table:number-columns-spanned="2" table:number-rows-spanned="1"/>
          <table:covered-table-cell table:style-name="ce53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39" table:content-validation-name="val99" table:number-columns-spanned="2" table:number-rows-spanned="1"/>
          <table:covered-table-cell table:style-name="ce53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39" table:content-validation-name="val99" table:number-columns-spanned="2" table:number-rows-spanned="1"/>
          <table:covered-table-cell table:style-name="ce53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39" table:content-validation-name="val99" table:number-columns-spanned="2" table:number-rows-spanned="1"/>
          <table:covered-table-cell table:style-name="ce53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39" table:content-validation-name="val99" table:number-columns-spanned="2" table:number-rows-spanned="1"/>
          <table:covered-table-cell table:style-name="ce53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8" table:content-validation-name="val5"/>
          <table:table-cell table:style-name="ce644" table:number-columns-spanned="2" table:number-rows-spanned="1"/>
          <table:covered-table-cell table:style-name="ce670"/>
          <table:table-cell table:style-name="ce542" table:content-validation-name="val99" table:number-columns-spanned="2" table:number-rows-spanned="1"/>
          <table:covered-table-cell table:style-name="ce542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73"/>
          <table:covered-table-cell table:style-name="ce706"/>
          <table:table-cell table:style-name="ce473" table:content-validation-name="val94" office:value-type="string" calcext:value-type="string">
            <text:p>alap</text:p>
          </table:table-cell>
          <table:table-cell table:style-name="ce530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9"/>
          <table:covered-table-cell table:style-name="ce399"/>
          <table:table-cell table:style-name="ce473" table:content-validation-name="val95" office:value-type="string" calcext:value-type="string">
            <text:p>alap</text:p>
          </table:table-cell>
          <table:table-cell table:style-name="ce530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65"/>
        <table:table-column table:style-name="co25" table:default-cell-style-name="ce665"/>
        <table:table-column table:style-name="co26" table:default-cell-style-name="ce665"/>
        <table:table-column table:style-name="co27" table:default-cell-style-name="ce665"/>
        <table:table-column table:style-name="co28" table:default-cell-style-name="ce665"/>
        <table:table-column table:style-name="co29" table:default-cell-style-name="ce665"/>
        <table:table-column table:style-name="co28" table:number-columns-repeated="3" table:default-cell-style-name="ce665"/>
        <table:table-column table:style-name="co30" table:default-cell-style-name="ce665"/>
        <table:table-column table:style-name="co31" table:default-cell-style-name="ce665"/>
        <table:table-column table:style-name="co32" table:default-cell-style-name="ce665"/>
        <table:table-column table:style-name="co33" table:default-cell-style-name="ce665"/>
        <table:table-column table:style-name="co34" table:default-cell-style-name="ce665"/>
        <table:table-column table:style-name="co35" table:default-cell-style-name="ce665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6"/>
          <table:covered-table-cell table:number-columns-repeated="5" table:style-name="ce674"/>
          <table:covered-table-cell table:number-columns-repeated="2" table:style-name="ce566"/>
          <table:table-cell table:style-name="ce566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66"/>
          <table:table-cell table:style-name="ce566" table:number-columns-spanned="6" table:number-rows-spanned="1"/>
          <table:covered-table-cell table:number-columns-repeated="5" table:style-name="ce566"/>
          <table:table-cell table:style-name="ce566" table:number-columns-repeated="3"/>
          <table:table-cell table:style-name="ce1195" table:number-columns-spanned="5" table:number-rows-spanned="1"/>
          <table:covered-table-cell table:number-columns-repeated="3" table:style-name="ce566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7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7" table:content-validation-name="val146" office:value-type="string" calcext:value-type="string">
            <text:p>Módosítók</text:p>
          </table:table-cell>
          <table:table-cell table:style-name="ce667" table:content-validation-name="val153" office:value-type="string" calcext:value-type="string">
            <text:p>Összesen</text:p>
          </table:table-cell>
          <table:table-cell table:style-name="ce566"/>
          <table:table-cell table:style-name="ce793" office:value-type="string" calcext:value-type="string" table:number-columns-spanned="2" table:number-rows-spanned="1">
            <text:p>Összesen felvett HM:</text:p>
          </table:table-cell>
          <table:covered-table-cell table:style-name="ce566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566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738" table:content-validation-name="val130" office:value-type="float" office:value="7" calcext:value-type="float">
            <text:p>7</text:p>
          </table:table-cell>
          <table:table-cell table:style-name="ce738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837" table:content-validation-name="val154" table:formula="of:=[.C4]+[.B4]+[.D4]" office:value-type="float" office:value="7" calcext:value-type="float">
            <text:p>7</text:p>
          </table:table-cell>
          <table:table-cell table:style-name="ce566"/>
          <table:table-cell table:style-name="ce793" office:value-type="string" calcext:value-type="string" table:number-columns-spanned="2" table:number-rows-spanned="1">
            <text:p>Max felvehető HM:</text:p>
          </table:table-cell>
          <table:covered-table-cell table:style-name="ce566"/>
          <table:table-cell table:style-name="ce1145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566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738" table:content-validation-name="val130" office:value-type="float" office:value="30" calcext:value-type="float">
            <text:p>30</text:p>
          </table:table-cell>
          <table:table-cell table:style-name="ce738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837" table:content-validation-name="val155" table:formula="of:=[.C5]+[.B5]+[.D5]" office:value-type="float" office:value="30" calcext:value-type="float">
            <text:p>30</text:p>
          </table:table-cell>
          <table:table-cell table:style-name="ce566" table:number-columns-repeated="5"/>
          <table:table-cell table:style-name="ce1125"/>
          <table:table-cell table:style-name="ce692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66" table:number-columns-repeated="6"/>
          <table:table-cell table:style-name="ce793" office:value-type="string" calcext:value-type="string" table:number-columns-spanned="2" table:number-rows-spanned="1">
            <text:p>Össz felvett CM:</text:p>
          </table:table-cell>
          <table:covered-table-cell table:style-name="ce566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566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738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837" table:content-validation-name="val156" table:formula="of:=[.C7]+[.B7]+[.D7]" office:value-type="float" office:value="-15" calcext:value-type="float">
            <text:p>-15</text:p>
          </table:table-cell>
          <table:table-cell table:style-name="ce566"/>
          <table:table-cell table:style-name="ce793" office:value-type="string" calcext:value-type="string" table:number-columns-spanned="2" table:number-rows-spanned="1">
            <text:p>Max felvehető CM:</text:p>
          </table:table-cell>
          <table:covered-table-cell table:style-name="ce566"/>
          <table:table-cell table:style-name="ce1145" table:content-validation-name="val187" table:formula="of:=[Data.C19]*[Alapértékek.$D$9]" office:value-type="float" office:value="10" calcext:value-type="float">
            <text:p>10 HM</text:p>
          </table:table-cell>
          <table:table-cell table:style-name="ce566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82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66"/>
          <table:table-cell table:style-name="ce674" table:number-columns-repeated="4"/>
          <table:table-cell table:style-name="ce566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566"/>
          <table:table-cell table:style-name="ce793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674"/>
          <table:table-cell table:style-name="ce793" office:value-type="string" calcext:value-type="string" table:number-columns-spanned="2" table:number-rows-spanned="1">
            <text:p>Átlag HM</text:p>
          </table:table-cell>
          <table:covered-table-cell table:style-name="ce566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566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92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66"/>
          <table:table-cell table:style-name="Default" table:number-columns-repeated="3"/>
          <table:table-cell table:style-name="ce566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66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82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9" table:content-validation-name="val132" office:value-type="string" calcext:value-type="string">
            <text:p>Szint</text:p>
          </table:table-cell>
          <table:table-cell table:style-name="ce739" office:value-type="string" calcext:value-type="string">
            <text:p>TÉ/CÉ</text:p>
          </table:table-cell>
          <table:table-cell table:style-name="ce739" office:value-type="string" calcext:value-type="string">
            <text:p>VÉ</text:p>
          </table:table-cell>
          <table:table-cell table:style-name="ce739" table:content-validation-name="val168" office:value-type="string" calcext:value-type="string">
            <text:p>Harckeret</text:p>
          </table:table-cell>
          <table:table-cell table:style-name="ce739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54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566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92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29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Aprít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6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92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29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6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566"/>
          <table:table-cell table:style-name="ce1139" table:content-validation-name="val190" office:value-type="float" office:value="0" calcext:value-type="float">
            <text:p>0</text:p>
          </table:table-cell>
          <table:table-cell table:style-name="ce1295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6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6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6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66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8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43" office:value-type="string" calcext:value-type="string">
            <text:p>SP</text:p>
          </table:table-cell>
          <table:table-cell table:style-name="ce743" office:value-type="string" calcext:value-type="string" table:number-columns-spanned="2" table:number-rows-spanned="1">
            <text:p>Komment</text:p>
          </table:table-cell>
          <table:covered-table-cell table:style-name="ce692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747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54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535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82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87" table:formula="of:=IF([.$X27] = 1; &quot;/&quot; &amp; ([.$U27] + 2); &quot;&quot;)">
            <text:p/>
          </table:table-cell>
          <table:table-cell table:style-name="ce1593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82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87" table:formula="of:=IF([.$X28] = 1; &quot;/&quot; &amp; ([.$U28] + 2); &quot;&quot;)">
            <text:p/>
          </table:table-cell>
          <table:table-cell table:style-name="ce1593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535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82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87" table:formula="of:=IF([.$X29] = 1; &quot;/&quot; &amp; ([.$U29] + 2); &quot;&quot;)" office:value-type="string" office:string-value="" calcext:value-type="error">
            <text:p>#N/A</text:p>
          </table:table-cell>
          <table:table-cell table:style-name="ce1593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535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82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87" table:formula="of:=IF([.$X30] = 1; &quot;/&quot; &amp; ([.$U30] + 2); &quot;&quot;)" office:value-type="string" office:string-value="" calcext:value-type="error">
            <text:p>#N/A</text:p>
          </table:table-cell>
          <table:table-cell table:style-name="ce1593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747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535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82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87" table:formula="of:=IF([.$X31] = 1; &quot;/&quot; &amp; ([.$U31] + 2); &quot;&quot;)" office:value-type="string" office:string-value="" calcext:value-type="error">
            <text:p>#N/A</text:p>
          </table:table-cell>
          <table:table-cell table:style-name="ce1593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535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82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87" table:formula="of:=IF([.$X32] = 1; &quot;/&quot; &amp; ([.$U32] + 2); &quot;&quot;)" office:value-type="string" office:string-value="" calcext:value-type="error">
            <text:p>#N/A</text:p>
          </table:table-cell>
          <table:table-cell table:style-name="ce1593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82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582" table:number-columns-spanned="2" table:number-rows-spanned="1"/>
          <table:covered-table-cell table:style-name="ce582"/>
          <table:table-cell table:style-name="Default" table:number-columns-repeated="5"/>
          <table:table-cell table:style-name="ce674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535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82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87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93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74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538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538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538"/>
          <table:covered-table-cell table:style-name="ce45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92"/>
          <table:table-cell table:style-name="ce692"/>
          <table:table-cell table:style-name="Default" table:number-columns-repeated="4"/>
          <table:table-cell table:style-name="ce674"/>
          <table:table-cell table:style-name="Default" table:number-columns-repeated="2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8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43" office:value-type="string" calcext:value-type="string">
            <text:p>SP</text:p>
          </table:table-cell>
          <table:table-cell table:style-name="ce743" office:value-type="string" calcext:value-type="string" table:number-columns-spanned="2" table:number-rows-spanned="1">
            <text:p>Hatótáv + Komment</text:p>
          </table:table-cell>
          <table:covered-table-cell table:style-name="ce692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2"/>
          <table:table-cell table:style-name="Default"/>
          <table:table-cell table:number-columns-repeated="232"/>
        </table:table-row>
        <table:table-row table:style-name="ro11">
          <table:table-cell table:style-name="ce581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747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2"/>
          <table:table-cell table:style-name="Default"/>
          <table:table-cell table:number-columns-repeated="232"/>
        </table:table-row>
        <table:table-row table:style-name="ro1">
          <table:table-cell table:style-name="ce581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747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535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82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593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66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6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66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66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990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6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66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990" table:number-columns-spanned="2" table:number-rows-spanned="1"/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66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990" table:number-columns-spanned="2" table:number-rows-spanned="1"/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6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990" table:number-columns-spanned="2" table:number-rows-spanned="1"/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990" table:number-columns-spanned="2" table:number-rows-spanned="1"/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990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756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56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66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8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758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66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8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66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66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66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96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010" table:number-columns-spanned="2" table:number-rows-spanned="1"/>
          <table:covered-table-cell table:style-name="ce1010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011" table:number-columns-spanned="2" table:number-rows-spanned="1"/>
          <table:covered-table-cell table:style-name="ce1011"/>
          <table:table-cell table:style-name="Default" table:number-columns-repeated="2"/>
          <table:table-cell table:style-name="ce1151"/>
          <table:table-cell table:style-name="ce1051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6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54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63" table:content-validation-name="val140" office:value-type="string" calcext:value-type="string">
            <text:p>Tám/kör</text:p>
          </table:table-cell>
          <table:table-cell table:style-name="ce863" office:value-type="string" calcext:value-type="string">
            <text:p>TÉ</text:p>
          </table:table-cell>
          <table:table-cell table:style-name="ce86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36" table:content-validation-name="val111" office:value-type="string" calcext:value-type="string">
            <text:p><text:s text:c="3"/>Elsődleges fegyver</text:p>
          </table:table-cell>
          <table:table-cell table:style-name="ce718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93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36" table:content-validation-name="val111" office:value-type="string" calcext:value-type="string">
            <text:p><text:s text:c="3"/>Másodlagos fegyver</text:p>
          </table:table-cell>
          <table:table-cell table:style-name="ce718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92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54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26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26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23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23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24" table:number-columns-spanned="2" table:number-rows-spanned="1"/>
          <table:covered-table-cell table:style-name="ce72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26" table:content-validation-name="val126" table:number-columns-spanned="2" table:number-rows-spanned="1"/>
          <table:covered-table-cell table:style-name="ce780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726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26" table:content-validation-name="val128" table:number-columns-spanned="2" table:number-rows-spanned="1"/>
          <table:covered-table-cell table:style-name="ce726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780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93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30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730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93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93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93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66"/>
          <table:table-cell table:style-name="ce1721"/>
          <table:table-cell table:style-name="ce1723" table:number-columns-repeated="3"/>
          <table:table-cell table:style-name="ce993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66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93"/>
          <table:table-cell table:style-name="ce566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66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66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66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56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66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6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66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6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93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93" table:number-columns-repeated="4"/>
          <table:table-cell table:style-name="ce566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32"/>
          <table:table-cell table:style-name="ce1170" table:number-columns-repeated="2"/>
          <table:table-cell table:style-name="Default"/>
          <table:table-cell table:style-name="ce56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55" office:value-type="string" calcext:value-type="string">
            <text:p>Hátrány-1</text:p>
          </table:table-cell>
          <table:table-cell table:style-name="ce1655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6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6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6" table:number-columns-repeated="5"/>
          <table:table-cell table:style-name="ce1575" table:formula="of:=SUMPRODUCT(LEN(TRIM([.$F$81:.$F$86]))&gt;0) &gt; 0" office:value-type="boolean" office:boolean-value="false" calcext:value-type="boolean">
            <text:p>FALSE</text:p>
          </table:table-cell>
          <table:table-cell table:style-name="ce1575" table:formula="of:=SUMPRODUCT(LEN(TRIM([.$G$81:.$G$86]))&gt;0) &gt; 0" office:value-type="boolean" office:boolean-value="false" calcext:value-type="boolean">
            <text:p>FALSE</text:p>
          </table:table-cell>
          <table:table-cell table:style-name="ce1575" table:formula="of:=SUMPRODUCT(LEN(TRIM([.$H$81:.$H$86]))&gt;0) &gt; 0" office:value-type="boolean" office:boolean-value="false" calcext:value-type="boolean">
            <text:p>FALSE</text:p>
          </table:table-cell>
          <table:table-cell table:style-name="ce566"/>
          <table:table-cell table:style-name="Default" table:number-columns-repeated="4"/>
          <table:table-cell table:style-name="ce56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62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66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66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6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66" table:number-columns-repeated="6"/>
          <table:table-cell table:style-name="Default" table:number-columns-repeated="4"/>
          <table:table-cell table:style-name="ce56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6"/>
          <table:table-cell table:style-name="Default" table:number-columns-repeated="5"/>
          <table:table-cell table:style-name="ce56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66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66" table:number-columns-repeated="4"/>
          <table:table-cell table:style-name="Default" table:number-columns-repeated="8"/>
          <table:table-cell table:style-name="ce566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6" table:number-columns-repeated="7"/>
          <table:table-cell table:style-name="Default" table:number-columns-repeated="6"/>
          <table:table-cell table:style-name="ce566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6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6" table:number-columns-repeated="6"/>
          <table:table-cell table:style-name="Default"/>
          <table:table-cell table:style-name="ce566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66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66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6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66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table:table-column table:style-name="co46" table:default-cell-style-name="ce37"/>
        <table:table-column table:style-name="co47" table:default-cell-style-name="ce37"/>
        <table:table-column table:style-name="co48" table:default-cell-style-name="ce37"/>
        <table:table-column table:style-name="co49" table:default-cell-style-name="ce37"/>
        <table:table-column table:style-name="co50" table:default-cell-style-name="ce37"/>
        <table:table-column table:style-name="co51" table:default-cell-style-name="ce37"/>
        <table:table-column table:style-name="co52" table:default-cell-style-name="ce1672"/>
        <table:table-column table:style-name="co53" table:default-cell-style-name="ce37"/>
        <table:table-column table:style-name="co54" table:default-cell-style-name="ce37"/>
        <table:table-column table:style-name="co55" table:number-columns-repeated="4" table:default-cell-style-name="ce37"/>
        <table:table-column table:style-name="co56" table:default-cell-style-name="ce549"/>
        <table:table-column table:style-name="co57" table:default-cell-style-name="ce37"/>
        <table:table-column table:style-name="co41" table:number-columns-repeated="2" table:default-cell-style-name="ce3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38"/>
          <table:covered-table-cell table:style-name="ce1147" table:content-validation-name="val117"/>
          <table:covered-table-cell table:style-name="ce1638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39"/>
          <table:covered-table-cell table:style-name="ce1148" table:content-validation-name="val117"/>
          <table:covered-table-cell table:style-name="ce1639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39"/>
          <table:covered-table-cell table:style-name="ce1148" table:content-validation-name="val117"/>
          <table:covered-table-cell table:style-name="ce1639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5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5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5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4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4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5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5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5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14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14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2056"/>
        <table:table-column table:style-name="co62" table:default-cell-style-name="ce1953"/>
        <table:table-column table:style-name="co63" table:default-cell-style-name="ce1953"/>
        <table:table-column table:style-name="co64" table:default-cell-style-name="ce1953"/>
        <table:table-column table:style-name="co5" table:default-cell-style-name="ce1953"/>
        <table:table-column table:style-name="co65" table:default-cell-style-name="ce1953"/>
        <table:table-column table:style-name="co66" table:default-cell-style-name="ce1953"/>
        <table:table-column table:style-name="co67" table:default-cell-style-name="ce1953"/>
        <table:table-column table:style-name="co68" table:default-cell-style-name="ce1953"/>
        <table:table-column table:style-name="co69" table:default-cell-style-name="ce1953"/>
        <table:table-column table:style-name="co5" table:default-cell-style-name="ce1953"/>
        <table:table-column table:style-name="co70" table:default-cell-style-name="ce1953"/>
        <table:table-column table:style-name="co71" table:default-cell-style-name="ce1953"/>
        <table:table-column table:style-name="co72" table:default-cell-style-name="ce1953"/>
        <table:table-column table:style-name="co73" table:default-cell-style-name="ce1953"/>
        <table:table-column table:style-name="co74" table:default-cell-style-name="ce1953"/>
        <table:table-column table:style-name="co41" table:default-cell-style-name="ce1953"/>
        <table:table-column table:style-name="co41" table:number-columns-repeated="3" table:default-cell-style-name="ce2214"/>
        <table:table-column table:style-name="co41" table:number-columns-repeated="2" table:default-cell-style-name="ce1953"/>
        <table:table-column table:style-name="co75" table:default-cell-style-name="ce2056"/>
        <table:table-column table:style-name="co41" table:number-columns-repeated="241" table:default-cell-style-name="ce9"/>
        <table:table-column table:style-name="co14" table:default-cell-style-name="ce993"/>
        <table:table-column table:style-name="co14" table:number-columns-repeated="16119"/>
        <table:table-row table:style-name="ro2">
          <table:table-cell table:style-name="ce2053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32"/>
          <table:table-cell table:style-name="ce1732" table:number-columns-repeated="9"/>
          <table:table-cell table:style-name="ce993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054"/>
          <table:table-cell table:style-name="ce2064" office:value-type="string" calcext:value-type="string">
            <text:p>Fegyver</text:p>
          </table:table-cell>
          <table:table-cell table:style-name="ce2100" office:value-type="string" calcext:value-type="string">
            <text:p>TÉ</text:p>
          </table:table-cell>
          <table:table-cell table:style-name="ce2100" office:value-type="string" calcext:value-type="string">
            <text:p>VÉ</text:p>
          </table:table-cell>
          <table:table-cell table:style-name="ce2064" office:value-type="string" calcext:value-type="string">
            <text:p>SP</text:p>
          </table:table-cell>
          <table:table-cell table:style-name="ce2266" office:value-type="string" calcext:value-type="string">
            <text:p>Sebesség</text:p>
          </table:table-cell>
          <table:table-cell table:style-name="ce2282" office:value-type="string" calcext:value-type="string">
            <text:p>Sebzés</text:p>
            <text:p>Módja</text:p>
          </table:table-cell>
          <table:table-cell table:style-name="ce2320" office:value-type="string" calcext:value-type="string">
            <text:p>Pengehossz</text:p>
          </table:table-cell>
          <table:table-cell table:style-name="ce2347" office:value-type="string" calcext:value-type="string">
            <text:p>Forgatás</text:p>
            <text:p>Módja</text:p>
          </table:table-cell>
          <table:table-cell table:style-name="ce2364" office:value-type="string" calcext:value-type="string">
            <text:p>Erőbónusz</text:p>
            <text:p>Max</text:p>
          </table:table-cell>
          <table:table-cell table:style-name="ce2266" office:value-type="string" calcext:value-type="string">
            <text:p>Átütés</text:p>
          </table:table-cell>
          <table:table-cell table:style-name="ce2369" office:value-type="string" calcext:value-type="string">
            <text:p>Íves</text:p>
          </table:table-cell>
          <table:table-cell table:style-name="ce2369" office:value-type="string" calcext:value-type="string">
            <text:p>MK</text:p>
          </table:table-cell>
          <table:table-cell table:style-name="ce2369" office:value-type="string" calcext:value-type="string">
            <text:p>KF</text:p>
          </table:table-cell>
          <table:table-cell table:style-name="ce2415" office:value-type="string" calcext:value-type="string">
            <text:p>Harcmodor</text:p>
          </table:table-cell>
          <table:table-cell table:style-name="ce2430" office:value-type="string" calcext:value-type="string">
            <text:p>Megjegyzés</text:p>
          </table:table-cell>
          <table:table-cell table:style-name="ce2467"/>
          <table:table-cell table:style-name="ce993" table:number-columns-repeated="111"/>
          <table:table-cell table:style-name="ce2056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 office:value-type="string" calcext:value-type="string">
            <text:p>Közelharci fegyverek</text:p>
          </table:table-cell>
          <table:table-cell table:style-name="ce2065"/>
          <table:table-cell table:style-name="ce2101" table:number-columns-repeated="2"/>
          <table:table-cell table:style-name="ce2065"/>
          <table:table-cell table:style-name="ce2267"/>
          <table:table-cell table:style-name="ce2285"/>
          <table:table-cell table:style-name="ce2267"/>
          <table:table-cell table:style-name="ce2352"/>
          <table:table-cell table:style-name="ce2285"/>
          <table:table-cell table:style-name="ce2267" table:number-columns-repeated="4"/>
          <table:table-cell table:style-name="ce2352"/>
          <table:table-cell table:style-name="ce2431"/>
          <table:table-cell table:style-name="ce2467"/>
          <table:table-cell table:style-name="ce993" table:number-columns-repeated="111"/>
          <table:table-cell table:style-name="ce2469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6" office:value-type="string" calcext:value-type="string">
            <text:p>Puszta kéz</text:p>
          </table:table-cell>
          <table:table-cell table:number-columns-repeated="2" table:style-name="ce1019" office:value-type="float" office:value="-3" calcext:value-type="float">
            <text:p>-3</text:p>
          </table:table-cell>
          <table:table-cell table:style-name="ce2219" office:value-type="float" office:value="-5" calcext:value-type="float">
            <text:p>-5</text:p>
          </table:table-cell>
          <table:table-cell table:style-name="ce2219" office:value-type="float" office:value="6" calcext:value-type="float">
            <text:p>6</text:p>
          </table:table-cell>
          <table:table-cell table:style-name="ce2219" office:value-type="string" calcext:value-type="string">
            <text:p>Z</text:p>
          </table:table-cell>
          <table:table-cell table:style-name="ce2334" office:value-type="float" office:value="0" calcext:value-type="float">
            <text:p>0</text:p>
          </table:table-cell>
          <table:table-cell table:style-name="ce2219" office:value-type="string" calcext:value-type="string">
            <text:p>egykezes</text:p>
          </table:table-cell>
          <table:table-cell table:style-name="ce2219" office:value-type="float" office:value="99" calcext:value-type="float">
            <text:p>99</text:p>
          </table:table-cell>
          <table:table-cell table:style-name="ce2219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2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67" office:value-type="string" calcext:value-type="string">
            <text:p>Puszta kéz Belharcban</text:p>
          </table:table-cell>
          <table:table-cell table:number-columns-repeated="2" table:style-name="ce991" office:value-type="float" office:value="0" calcext:value-type="float">
            <text:p>0</text:p>
          </table:table-cell>
          <table:table-cell table:style-name="ce2220" office:value-type="float" office:value="0" calcext:value-type="float">
            <text:p>0</text:p>
          </table:table-cell>
          <table:table-cell table:style-name="ce2220" office:value-type="float" office:value="6" calcext:value-type="float">
            <text:p>6</text:p>
          </table:table-cell>
          <table:table-cell table:style-name="ce2220" office:value-type="string" calcext:value-type="string">
            <text:p>Z</text:p>
          </table:table-cell>
          <table:table-cell table:style-name="ce2335" office:value-type="float" office:value="0" calcext:value-type="float">
            <text:p>0</text:p>
          </table:table-cell>
          <table:table-cell table:style-name="ce2220" office:value-type="string" calcext:value-type="string">
            <text:p>egykezes</text:p>
          </table:table-cell>
          <table:table-cell table:style-name="ce2220" office:value-type="float" office:value="99" calcext:value-type="float">
            <text:p>99</text:p>
          </table:table-cell>
          <table:table-cell table:number-columns-repeated="4" table:style-name="ce2220" office:value-type="float" office:value="0" calcext:value-type="float">
            <text:p>0</text:p>
          </table:table-cell>
          <table:table-cell table:style-name="ce2417" office:value-type="string" calcext:value-type="string">
            <text:p>közelharc</text:p>
          </table:table-cell>
          <table:table-cell table:style-name="ce2433" office:value-type="string" calcext:value-type="string">
            <text:p>FP sebesülést okoz. 5.FP = 1 ÉP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7"/>
          <table:table-cell table:style-name="ce2068" office:value-type="string" calcext:value-type="string">
            <text:p>Tőr</text:p>
          </table:table-cell>
          <table:table-cell table:number-columns-repeated="2" table:style-name="ce1019" office:value-type="float" office:value="2" calcext:value-type="float">
            <text:p>2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2" office:value-type="string" calcext:value-type="string">
            <text:p>-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8" office:value-type="string" calcext:value-type="string">
            <text:p>Béltépő</text:p>
          </table:table-cell>
          <table:table-cell table:style-name="ce1019" office:value-type="float" office:value="2" calcext:value-type="float">
            <text:p>2</text:p>
          </table:table-cell>
          <table:table-cell table:style-name="ce1019" office:value-type="float" office:value="1" calcext:value-type="float">
            <text:p>1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Dzsambia</text:p>
          </table:table-cell>
          <table:table-cell table:number-columns-repeated="2" table:style-name="ce1019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number-columns-repeated="2" table:style-name="ce2221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number-columns-repeated="2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8" office:value-type="string" calcext:value-type="string">
            <text:p>Garott</text:p>
          </table:table-cell>
          <table:table-cell table:number-columns-repeated="2" table:style-name="ce1019" office:value-type="float" office:value="0" calcext:value-type="float">
            <text:p>0</text:p>
          </table:table-cell>
          <table:table-cell table:style-name="ce2221" office:value-type="float" office:value="8" calcext:value-type="float">
            <text:p>8</text:p>
          </table:table-cell>
          <table:table-cell table:style-name="ce2221" office:value-type="string" calcext:value-type="string">
            <text:p>-</text:p>
          </table:table-cell>
          <table:table-cell table:style-name="ce2221" office:value-type="string" calcext:value-type="string">
            <text:p>V</text:p>
          </table:table-cell>
          <table:table-cell table:style-name="ce2221" office:value-type="string" calcext:value-type="string">
            <text:p>spec.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5" calcext:value-type="float">
            <text:p>5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8" office:value-type="string" calcext:value-type="string">
            <text:p>Kés</text:p>
          </table:table-cell>
          <table:table-cell table:number-columns-repeated="2" table:style-name="ce1019" office:value-type="float" office:value="1" calcext:value-type="float">
            <text:p>1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 office:value-type="string" calcext:value-type="string">
            <text:p>-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8" office:value-type="string" calcext:value-type="string">
            <text:p>Kriszkés</text:p>
          </table:table-cell>
          <table:table-cell table:style-name="ce1019" office:value-type="float" office:value="2" calcext:value-type="float">
            <text:p>2</text:p>
          </table:table-cell>
          <table:table-cell table:style-name="ce1019" office:value-type="float" office:value="1" calcext:value-type="float">
            <text:p>1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8" office:value-type="string" calcext:value-type="string">
            <text:p>Levéltőr</text:p>
          </table:table-cell>
          <table:table-cell table:style-name="ce1019" office:value-type="float" office:value="2" calcext:value-type="float">
            <text:p>2</text:p>
          </table:table-cell>
          <table:table-cell table:style-name="ce1019" office:value-type="float" office:value="3" calcext:value-type="float">
            <text:p>3</text:p>
          </table:table-cell>
          <table:table-cell table:style-name="ce2222" office:value-type="float" office:value="1" calcext:value-type="float">
            <text:p>1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S/V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2" office:value-type="float" office:value="2" calcext:value-type="float">
            <text:p>2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 office:value-type="string" calcext:value-type="string">
            <text:p>-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Markolatgomb</text:p>
          </table:table-cell>
          <table:table-cell table:style-name="ce1019" office:value-type="float" office:value="-1" calcext:value-type="float">
            <text:p>-1</text:p>
          </table:table-cell>
          <table:table-cell table:style-name="ce1019" office:value-type="float" office:value="-2" calcext:value-type="float">
            <text:p>-2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Z</text:p>
          </table:table-cell>
          <table:table-cell table:style-name="ce2222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2" office:value-type="float" office:value="3" calcext:value-type="float">
            <text:p>3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2" office:value-type="string" calcext:value-type="string">
            <text:p>Ugyanazok az értékei, mint a Vasökölnek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Méregfog</text:p>
          </table:table-cell>
          <table:table-cell table:number-columns-repeated="2" table:style-name="ce1019" office:value-type="float" office:value="1" calcext:value-type="float">
            <text:p>1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S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number-columns-repeated="2" table:style-name="ce2222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2" office:value-type="string" calcext:value-type="string">
            <text:p>Ha sebzést okoz, befecskendezi a benne tárolt mérget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8" office:value-type="string" calcext:value-type="string">
            <text:p>Pugoss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2" calcext:value-type="float">
            <text:p>2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2" table:style-name="ce2370" office:value-type="float" office:value="0" calcext:value-type="float">
            <text:p>0</text:p>
          </table:table-cell>
          <table:table-cell table:style-name="ce2375" office:value-type="string" calcext:value-type="string">
            <text:p>F6</text:p>
          </table:table-cell>
          <table:table-cell table:style-name="ce2416" office:value-type="string" calcext:value-type="string">
            <text:p>közelharc</text:p>
          </table:table-cell>
          <table:table-cell table:style-name="ce2434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68" office:value-type="string" calcext:value-type="string">
            <text:p>Ramiera</text:p>
          </table:table-cell>
          <table:table-cell table:number-columns-repeated="2" table:style-name="ce1019" office:value-type="float" office:value="3" calcext:value-type="float">
            <text:p>3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2" table:style-name="ce2370" office:value-type="float" office:value="0" calcext:value-type="float">
            <text:p>0</text:p>
          </table:table-cell>
          <table:table-cell table:style-name="ce2375" office:value-type="string" calcext:value-type="string">
            <text:p>F6</text:p>
          </table:table-cell>
          <table:table-cell table:style-name="ce2416" office:value-type="string" calcext:value-type="string">
            <text:p>közelharc</text:p>
          </table:table-cell>
          <table:table-cell table:style-name="ce2434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8" office:value-type="string" calcext:value-type="string">
            <text:p>Tőr, hárító</text:p>
          </table:table-cell>
          <table:table-cell table:style-name="ce1019" office:value-type="float" office:value="1" calcext:value-type="float">
            <text:p>1</text:p>
          </table:table-cell>
          <table:table-cell table:style-name="ce1019" office:value-type="float" office:value="3" calcext:value-type="float">
            <text:p>3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number-columns-repeated="2"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5" office:value-type="string" calcext:value-type="string">
            <text:p><text:span text:style-name="T15">Nagyon</text:span><text:span text:style-name="T16"> drága!</text:span>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551" table:number-columns-repeated="16119"/>
        </table:table-row>
        <table:table-row table:style-name="ro16">
          <table:table-cell/>
          <table:table-cell table:style-name="ce2068" office:value-type="string" calcext:value-type="string">
            <text:p>Tőr, kígyó</text:p>
          </table:table-cell>
          <table:table-cell table:number-columns-repeated="2" table:style-name="ce1019" office:value-type="float" office:value="2" calcext:value-type="float">
            <text:p>2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 office:value-type="string" calcext:value-type="string">
            <text:p>Áldozótőr</text:p>
            <text:p>Vágásnál: +0 SP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8"/>
          <table:table-cell table:style-name="ce2068" office:value-type="string" calcext:value-type="string">
            <text:p>Tőr, ököl</text:p>
          </table:table-cell>
          <table:table-cell table:style-name="ce1019" office:value-type="float" office:value="0" calcext:value-type="float">
            <text:p>0</text:p>
          </table:table-cell>
          <table:table-cell table:style-name="ce1019" office:value-type="float" office:value="-3" calcext:value-type="float">
            <text:p>-3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/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69" office:value-type="string" calcext:value-type="string">
            <text:p>Tőr, páncélszúró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0.5" calcext:value-type="float">
            <text:p>0.5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5" calcext:value-type="float">
            <text:p>5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8" office:value-type="string" calcext:value-type="string">
            <text:p>közelharc</text:p>
          </table:table-cell>
          <table:table-cell table:style-name="ce2436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Tőr, Slan</text:p>
          </table:table-cell>
          <table:table-cell table:style-name="ce1019" office:value-type="float" office:value="2" calcext:value-type="float">
            <text:p>2</text:p>
          </table:table-cell>
          <table:table-cell table:style-name="ce1019" office:value-type="float" office:value="1" calcext:value-type="float">
            <text:p>1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/>
          <table:table-cell table:style-name="ce2467"/>
          <table:table-cell table:style-name="ce993" table:number-columns-repeated="111"/>
          <table:table-cell table:style-name="ce616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54"/>
          <table:table-cell table:style-name="ce2070" office:value-type="string" calcext:value-type="string">
            <text:p>Vasököl / p.kesztyű</text:p>
          </table:table-cell>
          <table:table-cell table:style-name="ce1019" office:value-type="float" office:value="-1" calcext:value-type="float">
            <text:p>-1</text:p>
          </table:table-cell>
          <table:table-cell table:style-name="ce1019" office:value-type="float" office:value="-2" calcext:value-type="float">
            <text:p>-2</text:p>
          </table:table-cell>
          <table:table-cell table:style-name="ce2229" office:value-type="float" office:value="0" calcext:value-type="float">
            <text:p>0</text:p>
          </table:table-cell>
          <table:table-cell table:style-name="ce2229" office:value-type="float" office:value="6" calcext:value-type="float">
            <text:p>6</text:p>
          </table:table-cell>
          <table:table-cell table:style-name="ce2229" office:value-type="string" calcext:value-type="string">
            <text:p>Z</text:p>
          </table:table-cell>
          <table:table-cell table:style-name="ce2229" office:value-type="float" office:value="0" calcext:value-type="float">
            <text:p>0</text:p>
          </table:table-cell>
          <table:table-cell table:style-name="ce2229" office:value-type="string" calcext:value-type="string">
            <text:p>egykezes</text:p>
          </table:table-cell>
          <table:table-cell table:style-name="ce2229" office:value-type="float" office:value="3" calcext:value-type="float">
            <text:p>3</text:p>
          </table:table-cell>
          <table:table-cell table:style-name="ce2367" office:value-type="float" office:value="0" calcext:value-type="float">
            <text:p>0</text:p>
          </table:table-cell>
          <table:table-cell table:number-columns-repeated="3" table:style-name="ce2372" office:value-type="float" office:value="0" calcext:value-type="float">
            <text:p>0</text:p>
          </table:table-cell>
          <table:table-cell table:style-name="ce2419" office:value-type="string" calcext:value-type="string">
            <text:p>közelharc</text:p>
          </table:table-cell>
          <table:table-cell table:style-name="ce2437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 office:value-type="string" calcext:value-type="string">
            <text:p>Kardvívó fegyverek</text:p>
          </table:table-cell>
          <table:table-cell table:style-name="ce2071" office:value-type="string" calcext:value-type="string">
            <text:p>Kard, dzsenn szablya</text:p>
          </table:table-cell>
          <table:table-cell table:number-columns-repeated="2" table:style-name="ce1036" office:value-type="float" office:value="5" calcext:value-type="float">
            <text:p>5</text:p>
          </table:table-cell>
          <table:table-cell table:style-name="ce2246" office:value-type="float" office:value="4" calcext:value-type="float">
            <text:p>4</text:p>
          </table:table-cell>
          <table:table-cell table:style-name="ce2246" office:value-type="float" office:value="6" calcext:value-type="float">
            <text:p>6</text:p>
          </table:table-cell>
          <table:table-cell table:style-name="ce2246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6" office:value-type="string" calcext:value-type="string">
            <text:p>egy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style-name="ce2374" office:value-type="float" office:value="1" calcext:value-type="float">
            <text:p>1</text:p>
          </table:table-cell>
          <table:table-cell table:style-name="ce2391" office:value-type="float" office:value="0" calcext:value-type="float">
            <text:p>0</text:p>
          </table:table-cell>
          <table:table-cell table:style-name="ce2374" office:value-type="string" calcext:value-type="string">
            <text:p>D6</text:p>
          </table:table-cell>
          <table:table-cell table:style-name="ce2420" office:value-type="string" calcext:value-type="string">
            <text:p>kardvívás</text:p>
          </table:table-cell>
          <table:table-cell table:style-name="ce2438"/>
          <table:table-cell table:style-name="ce2467"/>
          <table:table-cell table:style-name="ce993" table:number-columns-repeated="111"/>
          <table:table-cell table:style-name="ce551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emrelin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4" calcext:value-type="float">
            <text:p>4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39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8" office:value-type="string" calcext:value-type="string">
            <text:p>Kard, fejvadász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4" calcext:value-type="float">
            <text:p>4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F6</text:p>
          </table:table-cell>
          <table:table-cell table:style-name="ce2416" office:value-type="string" calcext:value-type="string">
            <text:p>kardvívás</text:p>
          </table:table-cell>
          <table:table-cell table:style-name="ce2439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handzsár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3" calcext:value-type="float">
            <text:p>3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V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0" office:value-type="string" calcext:value-type="string">
            <text:p>Erő követelmény: +2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hiequar</text:p>
          </table:table-cell>
          <table:table-cell table:style-name="ce1019" office:value-type="float" office:value="4" calcext:value-type="float">
            <text:p>4</text:p>
          </table:table-cell>
          <table:table-cell table:style-name="ce1019" office:value-type="float" office:value="3" calcext:value-type="float">
            <text:p>3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S/V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0" office:value-type="string" calcext:value-type="string">
            <text:p>Elfek használják. Előtörténet!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2" office:value-type="string" calcext:value-type="string">
            <text:p>Kard, hosszú</text:p>
          </table:table-cell>
          <table:table-cell table:number-columns-repeated="2" table:style-name="ce991" office:value-type="float" office:value="4" calcext:value-type="float">
            <text:p>4</text:p>
          </table:table-cell>
          <table:table-cell table:style-name="ce2247" office:value-type="float" office:value="4" calcext:value-type="float">
            <text:p>4</text:p>
          </table:table-cell>
          <table:table-cell table:style-name="ce2247" office:value-type="float" office:value="7" calcext:value-type="float">
            <text:p>7</text:p>
          </table:table-cell>
          <table:table-cell table:style-name="ce2286" office:value-type="string" calcext:value-type="string">
            <text:p>V/S</text:p>
          </table:table-cell>
          <table:table-cell table:style-name="ce2220" office:value-type="float" office:value="1" calcext:value-type="float">
            <text:p>1</text:p>
          </table:table-cell>
          <table:table-cell table:style-name="ce2247" office:value-type="string" calcext:value-type="string">
            <text:p>egykezes</text:p>
          </table:table-cell>
          <table:table-cell table:style-name="ce2247" office:value-type="float" office:value="99" calcext:value-type="float">
            <text:p>99</text:p>
          </table:table-cell>
          <table:table-cell table:style-name="ce2247" office:value-type="float" office:value="0" calcext:value-type="float">
            <text:p>0</text:p>
          </table:table-cell>
          <table:table-cell table:style-name="ce2220" office:value-type="float" office:value="0" calcext:value-type="float">
            <text:p>0</text:p>
          </table:table-cell>
          <table:table-cell table:number-columns-repeated="2" table:style-name="ce2247" office:value-type="float" office:value="0" calcext:value-type="float">
            <text:p>0</text:p>
          </table:table-cell>
          <table:table-cell table:style-name="ce2417" office:value-type="string" calcext:value-type="string">
            <text:p>kardvívás</text:p>
          </table:table-cell>
          <table:table-cell table:style-name="ce2441" office:value-type="string" calcext:value-type="string">
            <text:p>A legelterjedtebb kard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jatagán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2" calcext:value-type="float">
            <text:p>2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float" office:value="6" calcext:value-type="float">
            <text:p>6</text:p>
          </table:table-cell>
          <table:table-cell table:style-name="ce2287" office:value-type="string" calcext:value-type="string">
            <text:p>V/S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0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72" office:value-type="string" calcext:value-type="string">
            <text:p>Kard, kétkezes</text:p>
          </table:table-cell>
          <table:table-cell table:style-name="ce991" office:value-type="float" office:value="7" calcext:value-type="float">
            <text:p>7</text:p>
          </table:table-cell>
          <table:table-cell table:style-name="ce991" office:value-type="float" office:value="5" calcext:value-type="float">
            <text:p>5</text:p>
          </table:table-cell>
          <table:table-cell table:style-name="ce2247" office:value-type="float" office:value="8" calcext:value-type="float">
            <text:p>8</text:p>
          </table:table-cell>
          <table:table-cell table:style-name="ce2247" office:value-type="float" office:value="9" calcext:value-type="float">
            <text:p>9</text:p>
          </table:table-cell>
          <table:table-cell table:style-name="ce2247" office:value-type="string" calcext:value-type="string">
            <text:p>V/S</text:p>
          </table:table-cell>
          <table:table-cell table:style-name="ce2247" office:value-type="float" office:value="2" calcext:value-type="float">
            <text:p>2</text:p>
          </table:table-cell>
          <table:table-cell table:style-name="ce2247" office:value-type="string" calcext:value-type="string">
            <text:p>kétkezes</text:p>
          </table:table-cell>
          <table:table-cell table:style-name="ce2247" office:value-type="float" office:value="99" calcext:value-type="float">
            <text:p>99</text:p>
          </table:table-cell>
          <table:table-cell table:style-name="ce2247" office:value-type="float" office:value="0" calcext:value-type="float">
            <text:p>0</text:p>
          </table:table-cell>
          <table:table-cell table:style-name="ce2220" office:value-type="float" office:value="0" calcext:value-type="float">
            <text:p>0</text:p>
          </table:table-cell>
          <table:table-cell table:number-columns-repeated="2" table:style-name="ce2247" office:value-type="float" office:value="0" calcext:value-type="float">
            <text:p>0</text:p>
          </table:table-cell>
          <table:table-cell table:style-name="ce2417" office:value-type="string" calcext:value-type="string">
            <text:p>kardvívás</text:p>
          </table:table-cell>
          <table:table-cell table:style-name="ce244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khossas</text:p>
          </table:table-cell>
          <table:table-cell table:style-name="ce1019" office:value-type="float" office:value="4" calcext:value-type="float">
            <text:p>4</text:p>
          </table:table-cell>
          <table:table-cell table:style-name="ce1019" office:value-type="float" office:value="3" calcext:value-type="float">
            <text:p>3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V/S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0" office:value-type="string" calcext:value-type="string">
            <text:p>Elfek használják. Előtörténet!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8" office:value-type="string" calcext:value-type="string">
            <text:p>Kard, kígyó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4" calcext:value-type="float">
            <text:p>4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7" calcext:value-type="float">
            <text:p>7</text:p>
          </table:table-cell>
          <table:table-cell table:style-name="ce2287" office:value-type="string" calcext:value-type="string">
            <text:p>V/S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0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Lagoss </text:p>
          </table:table-cell>
          <table:table-cell table:style-name="ce1019" office:value-type="float" office:value="6" calcext:value-type="float">
            <text:p>6</text:p>
          </table:table-cell>
          <table:table-cell table:style-name="ce1019" office:value-type="float" office:value="5" calcext:value-type="float">
            <text:p>5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7" calcext:value-type="float">
            <text:p>7</text:p>
          </table:table-cell>
          <table:table-cell table:style-name="ce2287" office:value-type="string" calcext:value-type="string">
            <text:p>V/S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F9</text:p>
          </table:table-cell>
          <table:table-cell table:style-name="ce2416" office:value-type="string" calcext:value-type="string">
            <text:p>kardvívás</text:p>
          </table:table-cell>
          <table:table-cell table:style-name="ce2440" office:value-type="string" calcext:value-type="string">
            <text:p>Egyébként Hosszúkard értékei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lovag</text:p>
          </table:table-cell>
          <table:table-cell table:style-name="ce1019" office:value-type="float" office:value="6" calcext:value-type="float">
            <text:p>6</text:p>
          </table:table-cell>
          <table:table-cell table:style-name="ce1019" office:value-type="float" office:value="4" calcext:value-type="float">
            <text:p>4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float" office:value="8" calcext:value-type="float">
            <text:p>8</text:p>
          </table:table-cell>
          <table:table-cell table:style-name="ce2221" office:value-type="string" calcext:value-type="string">
            <text:p>V/S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float" office:value="1" calcext:value-type="float">
            <text:p>1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0" office:value-type="string" calcext:value-type="string">
            <text:p>Erő követelmény: +2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2" office:value-type="string" calcext:value-type="string">
            <text:p>Kard, másfélkezes 2K</text:p>
          </table:table-cell>
          <table:table-cell table:style-name="ce991" office:value-type="float" office:value="6" calcext:value-type="float">
            <text:p>6</text:p>
          </table:table-cell>
          <table:table-cell table:style-name="ce991" office:value-type="float" office:value="5" calcext:value-type="float">
            <text:p>5</text:p>
          </table:table-cell>
          <table:table-cell table:style-name="ce2247" office:value-type="float" office:value="5" calcext:value-type="float">
            <text:p>5</text:p>
          </table:table-cell>
          <table:table-cell table:style-name="ce2247" office:value-type="float" office:value="8" calcext:value-type="float">
            <text:p>8</text:p>
          </table:table-cell>
          <table:table-cell table:style-name="ce2247" office:value-type="string" calcext:value-type="string">
            <text:p>V/S</text:p>
          </table:table-cell>
          <table:table-cell table:style-name="ce2247" office:value-type="float" office:value="1.5" calcext:value-type="float">
            <text:p>1.5</text:p>
          </table:table-cell>
          <table:table-cell table:style-name="ce2247" office:value-type="string" calcext:value-type="string">
            <text:p>kétkezes</text:p>
          </table:table-cell>
          <table:table-cell table:style-name="ce2247" office:value-type="float" office:value="99" calcext:value-type="float">
            <text:p>99</text:p>
          </table:table-cell>
          <table:table-cell table:style-name="ce2247" office:value-type="float" office:value="0" calcext:value-type="float">
            <text:p>0</text:p>
          </table:table-cell>
          <table:table-cell table:style-name="ce2220" office:value-type="float" office:value="0" calcext:value-type="float">
            <text:p>0</text:p>
          </table:table-cell>
          <table:table-cell table:number-columns-repeated="2" table:style-name="ce2247" office:value-type="float" office:value="0" calcext:value-type="float">
            <text:p>0</text:p>
          </table:table-cell>
          <table:table-cell table:style-name="ce2417" office:value-type="string" calcext:value-type="string">
            <text:p>kardvívás</text:p>
          </table:table-cell>
          <table:table-cell table:style-name="ce2442" office:value-type="string" calcext:value-type="string">
            <text:p>Erő követelmény: +2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8" office:value-type="string" calcext:value-type="string">
            <text:p>Kard, másfélkezes 1K</text:p>
          </table:table-cell>
          <table:table-cell table:style-name="ce1019" office:value-type="float" office:value="4" calcext:value-type="float">
            <text:p>4</text:p>
          </table:table-cell>
          <table:table-cell table:style-name="ce1019" office:value-type="float" office:value="3" calcext:value-type="float">
            <text:p>3</text:p>
          </table:table-cell>
          <table:table-cell table:style-name="ce2221" office:value-type="float" office:value="5" calcext:value-type="float">
            <text:p>5</text:p>
          </table:table-cell>
          <table:table-cell table:style-name="ce2221" office:value-type="float" office:value="8" calcext:value-type="float">
            <text:p>8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1.5" calcext:value-type="float">
            <text:p>1.5</text:p>
          </table:table-cell>
          <table:table-cell table:style-name="ce2221" office:value-type="string" calcext:value-type="string">
            <text:p>kétkeze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39" office:value-type="string" calcext:value-type="string">
            <text:p>Erő követelmény: +2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8" office:value-type="string" calcext:value-type="string">
            <text:p>Kard, mesterkard 2K</text:p>
          </table:table-cell>
          <table:table-cell table:style-name="ce1019" office:value-type="float" office:value="7" calcext:value-type="float">
            <text:p>7</text:p>
          </table:table-cell>
          <table:table-cell table:style-name="ce1019" office:value-type="float" office:value="4" calcext:value-type="float">
            <text:p>4</text:p>
          </table:table-cell>
          <table:table-cell table:style-name="ce2221" office:value-type="float" office:value="5" calcext:value-type="float">
            <text:p>5</text:p>
          </table:table-cell>
          <table:table-cell table:style-name="ce2221" office:value-type="float" office:value="8" calcext:value-type="float">
            <text:p>8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1.5" calcext:value-type="float">
            <text:p>1.5</text:p>
          </table:table-cell>
          <table:table-cell table:style-name="ce2221" office:value-type="string" calcext:value-type="string">
            <text:p>két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39" office:value-type="string" calcext:value-type="string">
            <text:p>Erő követelmény: +2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8" office:value-type="string" calcext:value-type="string">
            <text:p>Kard, mesterkard 1K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2" calcext:value-type="float">
            <text:p>2</text:p>
          </table:table-cell>
          <table:table-cell table:style-name="ce2221" office:value-type="float" office:value="5" calcext:value-type="float">
            <text:p>5</text:p>
          </table:table-cell>
          <table:table-cell table:style-name="ce2221" office:value-type="float" office:value="8" calcext:value-type="float">
            <text:p>8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1.5" calcext:value-type="float">
            <text:p>1.5</text:p>
          </table:table-cell>
          <table:table-cell table:style-name="ce2221" office:value-type="string" calcext:value-type="string">
            <text:p>kétkeze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39" office:value-type="string" calcext:value-type="string">
            <text:p>Erő követelmény: +2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Pugoss </text:p>
          </table:table-cell>
          <table:table-cell table:number-columns-repeated="2" table:style-name="ce1019" office:value-type="float" office:value="4" calcext:value-type="float">
            <text:p>4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F6</text:p>
          </table:table-cell>
          <table:table-cell table:style-name="ce2416" office:value-type="string" calcext:value-type="string">
            <text:p>kardvívás</text:p>
          </table:table-cell>
          <table:table-cell table:style-name="ce2443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8" office:value-type="string" calcext:value-type="string">
            <text:p>Kard, rapír</text:p>
          </table:table-cell>
          <table:table-cell table:number-columns-repeated="2" table:style-name="ce1019" office:value-type="float" office:value="4" calcext:value-type="float">
            <text:p>4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3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rövid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2" calcext:value-type="float">
            <text:p>2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0" office:value-type="string" calcext:value-type="string">
            <text:p>-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8" office:value-type="string" calcext:value-type="string">
            <text:p>Kard, Slan 2K</text:p>
          </table:table-cell>
          <table:table-cell table:style-name="ce1019" office:value-type="float" office:value="7" calcext:value-type="float">
            <text:p>7</text:p>
          </table:table-cell>
          <table:table-cell table:style-name="ce1019" office:value-type="float" office:value="4" calcext:value-type="float">
            <text:p>4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1.5" calcext:value-type="float">
            <text:p>1.5</text:p>
          </table:table-cell>
          <table:table-cell table:style-name="ce2221" office:value-type="string" calcext:value-type="string">
            <text:p>kétkezes</text:p>
          </table:table-cell>
          <table:table-cell table:number-columns-repeated="2" table:style-name="ce2221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S6</text:p>
          </table:table-cell>
          <table:table-cell table:style-name="ce2416" office:value-type="string" calcext:value-type="string">
            <text:p>kardvívás</text:p>
          </table:table-cell>
          <table:table-cell table:style-name="ce243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8" office:value-type="string" calcext:value-type="string">
            <text:p>Kard, Slan 1K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3" calcext:value-type="float">
            <text:p>3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1.5" calcext:value-type="float">
            <text:p>1.5</text:p>
          </table:table-cell>
          <table:table-cell table:style-name="ce2221" office:value-type="string" calcext:value-type="string">
            <text:p>kétkezes</text:p>
          </table:table-cell>
          <table:table-cell table:number-columns-repeated="2" table:style-name="ce2221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style-name="ce2376" office:value-type="string" calcext:value-type="string">
            <text:p>S6</text:p>
          </table:table-cell>
          <table:table-cell table:style-name="ce2416" office:value-type="string" calcext:value-type="string">
            <text:p>kardvívás</text:p>
          </table:table-cell>
          <table:table-cell table:style-name="ce243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Slan rövid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2" calcext:value-type="float">
            <text:p>2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S6</text:p>
          </table:table-cell>
          <table:table-cell table:style-name="ce2416" office:value-type="string" calcext:value-type="string">
            <text:p>kardvívás</text:p>
          </table:table-cell>
          <table:table-cell table:style-name="ce2440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8" office:value-type="string" calcext:value-type="string">
            <text:p>Kard, Slan csatakard</text:p>
          </table:table-cell>
          <table:table-cell table:style-name="ce1019" office:value-type="float" office:value="8" calcext:value-type="float">
            <text:p>8</text:p>
          </table:table-cell>
          <table:table-cell table:style-name="ce1019" office:value-type="float" office:value="7" calcext:value-type="float">
            <text:p>7</text:p>
          </table:table-cell>
          <table:table-cell table:number-columns-repeated="2" table:style-name="ce2221" office:value-type="float" office:value="9" calcext:value-type="float">
            <text:p>9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string" calcext:value-type="string">
            <text:p>két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S9</text:p>
          </table:table-cell>
          <table:table-cell table:style-name="ce2416" office:value-type="string" calcext:value-type="string">
            <text:p>kardvívás</text:p>
          </table:table-cell>
          <table:table-cell table:style-name="ce2440" office:value-type="string" calcext:value-type="string">
            <text:p>Hihetetlen drága és ritka.</text:p>
            <text:p>Csak két kézzel forgatható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szablya</text:p>
          </table:table-cell>
          <table:table-cell table:number-columns-repeated="2" table:style-name="ce1019" office:value-type="float" office:value="4" calcext:value-type="float">
            <text:p>4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9" calcext:value-type="float">
            <text:p>9</text:p>
          </table:table-cell>
          <table:table-cell table:style-name="ce2221" office:value-type="string" calcext:value-type="string">
            <text:p>V/S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0"/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8"/>
          <table:table-cell table:style-name="ce2069" office:value-type="string" calcext:value-type="string">
            <text:p>Mara-sequor 1K</text:p>
          </table:table-cell>
          <table:table-cell table:style-name="ce1019" office:value-type="float" office:value="6" calcext:value-type="float">
            <text:p>6</text:p>
          </table:table-cell>
          <table:table-cell table:style-name="ce1019" office:value-type="float" office:value="4" calcext:value-type="float">
            <text:p>4</text:p>
          </table:table-cell>
          <table:table-cell table:style-name="ce2223" office:value-type="float" office:value="6" calcext:value-type="float">
            <text:p>6</text:p>
          </table:table-cell>
          <table:table-cell table:style-name="ce2223" office:value-type="float" office:value="7" calcext:value-type="float">
            <text:p>7</text:p>
          </table:table-cell>
          <table:table-cell table:style-name="ce2223"/>
          <table:table-cell table:style-name="ce2223" office:value-type="float" office:value="1.5" calcext:value-type="float">
            <text:p>1.5</text:p>
          </table:table-cell>
          <table:table-cell table:style-name="ce2223" office:value-type="string" calcext:value-type="string">
            <text:p>egykezes</text:p>
          </table:table-cell>
          <table:table-cell table:style-name="ce2223" table:number-columns-repeated="2"/>
          <table:table-cell table:style-name="ce2370" office:value-type="float" office:value="0" calcext:value-type="float">
            <text:p>0</text:p>
          </table:table-cell>
          <table:table-cell table:style-name="ce2376" office:value-type="float" office:value="1" calcext:value-type="float">
            <text:p>1</text:p>
          </table:table-cell>
          <table:table-cell table:style-name="ce2376" office:value-type="string" calcext:value-type="string">
            <text:p>F9</text:p>
          </table:table-cell>
          <table:table-cell table:style-name="ce2418" office:value-type="string" calcext:value-type="string">
            <text:p>kardvívás</text:p>
          </table:table-cell>
          <table:table-cell table:style-name="ce2443" office:value-type="string" calcext:value-type="string">
            <text:p>Mágikus fém jellege már benne van a harcértékekben.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8"/>
          <table:table-cell table:style-name="ce2069" office:value-type="string" calcext:value-type="string">
            <text:p>Mara-sequor 2K</text:p>
          </table:table-cell>
          <table:table-cell table:style-name="ce1019" office:value-type="float" office:value="7" calcext:value-type="float">
            <text:p>7</text:p>
          </table:table-cell>
          <table:table-cell table:style-name="ce1019" office:value-type="float" office:value="5" calcext:value-type="float">
            <text:p>5</text:p>
          </table:table-cell>
          <table:table-cell table:style-name="ce2223" office:value-type="float" office:value="6" calcext:value-type="float">
            <text:p>6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1.5" calcext:value-type="float">
            <text:p>1.5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F9</text:p>
          </table:table-cell>
          <table:table-cell table:style-name="ce2418" office:value-type="string" calcext:value-type="string">
            <text:p>kardvívás</text:p>
          </table:table-cell>
          <table:table-cell table:style-name="ce2443" office:value-type="string" calcext:value-type="string">
            <text:p>Mágikus fém jellege már benne van a harcértékekben.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58"/>
          <table:table-cell table:style-name="ce2069" office:value-type="string" calcext:value-type="string">
            <text:p>Meneth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2" calcext:value-type="float">
            <text:p>2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V</text:p>
          </table:table-cell>
          <table:table-cell table:style-name="ce2223" office:value-type="float" office:value="0.5" calcext:value-type="float">
            <text:p>0.5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223" office:value-type="float" office:value="0" calcext:value-type="float">
            <text:p>0</text:p>
          </table:table-cell>
          <table:table-cell table:style-name="ce2375" office:value-type="float" office:value="1" calcext:value-type="float">
            <text:p>1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A3</text:p>
          </table:table-cell>
          <table:table-cell table:style-name="ce2418" office:value-type="string" calcext:value-type="string">
            <text:p>kardvívás</text:p>
          </table:table-cell>
          <table:table-cell table:style-name="ce2443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Predoci egyeneskard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4" calcext:value-type="float">
            <text:p>4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V/S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3" office:value-type="string" calcext:value-type="string">
            <text:p>-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Sequor </text:p>
          </table:table-cell>
          <table:table-cell table:style-name="ce1019" office:value-type="float" office:value="4" calcext:value-type="float">
            <text:p>4</text:p>
          </table:table-cell>
          <table:table-cell table:style-name="ce1019" office:value-type="float" office:value="3" calcext:value-type="float">
            <text:p>3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6" calcext:value-type="float">
            <text:p>6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float" office:value="0" calcext:value-type="float">
            <text:p>0</text:p>
          </table:table-cell>
          <table:table-cell table:style-name="ce2376" office:value-type="float" office:value="1" calcext:value-type="float">
            <text:p>1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F9</text:p>
          </table:table-cell>
          <table:table-cell table:style-name="ce2416" office:value-type="string" calcext:value-type="string">
            <text:p>kardvívás</text:p>
          </table:table-cell>
          <table:table-cell table:style-name="ce2444"/>
          <table:table-cell table:style-name="ce2467"/>
          <table:table-cell table:style-name="ce993" table:number-columns-repeated="111"/>
          <table:table-cell table:style-name="ce2470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054"/>
          <table:table-cell table:style-name="ce2073" office:value-type="string" calcext:value-type="string">
            <text:p>Tőrkard</text:p>
          </table:table-cell>
          <table:table-cell table:number-columns-repeated="2" table:style-name="ce1019" office:value-type="float" office:value="4" calcext:value-type="float">
            <text:p>4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372" office:value-type="float" office:value="0" calcext:value-type="float">
            <text:p>0</text:p>
          </table:table-cell>
          <table:table-cell table:number-columns-repeated="2" table:style-name="ce2407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445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 office:value-type="string" calcext:value-type="string">
            <text:p>Lándzsavívó fegyverek</text:p>
          </table:table-cell>
          <table:table-cell table:style-name="ce2074" office:value-type="string" calcext:value-type="string">
            <text:p>Alabárd SV</text:p>
          </table:table-cell>
          <table:table-cell table:number-columns-repeated="2" table:style-name="ce2207" office:value-type="float" office:value="10" calcext:value-type="float">
            <text:p>10</text:p>
          </table:table-cell>
          <table:table-cell table:style-name="ce2249" office:value-type="float" office:value="4" calcext:value-type="float">
            <text:p>4</text:p>
          </table:table-cell>
          <table:table-cell table:style-name="ce2249" office:value-type="float" office:value="9" calcext:value-type="float">
            <text:p>9</text:p>
          </table:table-cell>
          <table:table-cell table:style-name="ce2249" office:value-type="string" calcext:value-type="string">
            <text:p>S+V</text:p>
          </table:table-cell>
          <table:table-cell table:style-name="ce2249" office:value-type="float" office:value="3" calcext:value-type="float">
            <text:p>3</text:p>
          </table:table-cell>
          <table:table-cell table:style-name="ce2249" office:value-type="string" calcext:value-type="string">
            <text:p>kétkezes</text:p>
          </table:table-cell>
          <table:table-cell table:style-name="ce2249" office:value-type="float" office:value="99" calcext:value-type="float">
            <text:p>99</text:p>
          </table:table-cell>
          <table:table-cell table:style-name="ce2249" office:value-type="float" office:value="0" calcext:value-type="float">
            <text:p>0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446" office:value-type="string" calcext:value-type="string">
            <text:p>Szúró és Vágó módban</text:p>
          </table:table-cell>
          <table:table-cell table:style-name="ce2467"/>
          <table:table-cell table:style-name="ce993" table:number-columns-repeated="111"/>
          <table:table-cell table:style-name="ce2471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2075" office:value-type="string" calcext:value-type="string">
            <text:p>Alabárd Z</text:p>
          </table:table-cell>
          <table:table-cell table:style-name="ce985" office:value-type="float" office:value="7" calcext:value-type="float">
            <text:p>7</text:p>
          </table:table-cell>
          <table:table-cell table:style-name="ce985" office:value-type="float" office:value="8" calcext:value-type="float">
            <text:p>8</text:p>
          </table:table-cell>
          <table:table-cell table:style-name="ce2250" office:value-type="float" office:value="4" calcext:value-type="float">
            <text:p>4</text:p>
          </table:table-cell>
          <table:table-cell table:style-name="ce2250" office:value-type="float" office:value="10" calcext:value-type="float">
            <text:p>10</text:p>
          </table:table-cell>
          <table:table-cell table:style-name="ce2250" office:value-type="string" calcext:value-type="string">
            <text:p>Z</text:p>
          </table:table-cell>
          <table:table-cell table:style-name="ce2223" office:value-type="float" office:value="3" calcext:value-type="float">
            <text:p>3</text:p>
          </table:table-cell>
          <table:table-cell table:style-name="ce2250" office:value-type="string" calcext:value-type="string">
            <text:p>kétkezes</text:p>
          </table:table-cell>
          <table:table-cell table:style-name="ce2250" office:value-type="float" office:value="99" calcext:value-type="float">
            <text:p>99</text:p>
          </table:table-cell>
          <table:table-cell table:style-name="ce2250" office:value-type="float" office:value="6" calcext:value-type="float">
            <text:p>6</text:p>
          </table:table-cell>
          <table:table-cell table:number-columns-repeated="2"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447" office:value-type="string" calcext:value-type="string">
            <text:p>Zúzó módban. Talán a legjobb a páncélok ellen az Átütéssel.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551" table:number-columns-repeated="16119"/>
        </table:table-row>
        <table:table-row table:style-name="ro1">
          <table:table-cell table:style-name="ce2058"/>
          <table:table-cell table:style-name="ce2069" office:value-type="string" calcext:value-type="string">
            <text:p>Bot, hosszú</text:p>
          </table:table-cell>
          <table:table-cell table:style-name="ce985" office:value-type="float" office:value="6" calcext:value-type="float">
            <text:p>6</text:p>
          </table:table-cell>
          <table:table-cell table:style-name="ce985" office:value-type="float" office:value="8" calcext:value-type="float">
            <text:p>8</text:p>
          </table:table-cell>
          <table:table-cell table:style-name="ce2251" office:value-type="float" office:value="1" calcext:value-type="float">
            <text:p>1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kétkezes</text:p>
          </table:table-cell>
          <table:table-cell table:style-name="ce2251" office:value-type="float" office:value="2" calcext:value-type="float">
            <text:p>2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058" office:value-type="string" calcext:value-type="string">
            <text:p>Könnyű és fürge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58"/>
          <table:table-cell table:style-name="ce2069" office:value-type="string" calcext:value-type="string">
            <text:p>Kopja</text:p>
          </table:table-cell>
          <table:table-cell table:number-columns-repeated="2" table:style-name="ce985" office:value-type="float" office:value="13" calcext:value-type="float">
            <text:p>13</text:p>
          </table:table-cell>
          <table:table-cell table:style-name="ce2251" office:value-type="float" office:value="10" calcext:value-type="float">
            <text:p>10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string" calcext:value-type="string">
            <text:p>kétkezes</text:p>
          </table:table-cell>
          <table:table-cell table:style-name="ce2251" office:value-type="float" office:value="0" calcext:value-type="float">
            <text:p>0</text:p>
          </table:table-cell>
          <table:table-cell table:style-name="ce2223" office:value-type="float" office:value="5" calcext:value-type="float">
            <text:p>5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058" office:value-type="string" calcext:value-type="string">
            <text:p>Csak lovon használható.Csak Lovas rohamból használható.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58"/>
          <table:table-cell table:style-name="ce2069" office:value-type="string" calcext:value-type="string">
            <text:p>Lándzsa</text:p>
          </table:table-cell>
          <table:table-cell table:style-name="ce985" office:value-type="float" office:value="12" calcext:value-type="float">
            <text:p>12</text:p>
          </table:table-cell>
          <table:table-cell table:style-name="ce985" office:value-type="float" office:value="13" calcext:value-type="float">
            <text:p>13</text:p>
          </table:table-cell>
          <table:table-cell table:style-name="ce2252" office:value-type="float" office:value="2" calcext:value-type="float">
            <text:p>2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string" calcext:value-type="string">
            <text:p>kétkezes</text:p>
          </table:table-cell>
          <table:table-cell table:style-name="ce2252" office:value-type="float" office:value="99" calcext:value-type="float">
            <text:p>99</text:p>
          </table:table-cell>
          <table:table-cell table:style-name="ce2223" office:value-type="string" calcext:value-type="string">
            <text:p>4/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436" office:value-type="string" calcext:value-type="string">
            <text:p>Keskeny: +2</text:p>
            <text:p>Széles hegyű: +2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58"/>
          <table:table-cell table:style-name="ce2069" office:value-type="string" calcext:value-type="string">
            <text:p>Pika</text:p>
          </table:table-cell>
          <table:table-cell table:number-columns-repeated="2" table:style-name="ce985" office:value-type="float" office:value="16" calcext:value-type="float">
            <text:p>16</text:p>
          </table:table-cell>
          <table:table-cell table:style-name="ce2252" office:value-type="float" office:value="2" calcext:value-type="float">
            <text:p>2</text:p>
          </table:table-cell>
          <table:table-cell table:style-name="ce2223" office:value-type="float" office:value="10" calcext:value-type="float">
            <text:p>10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5" calcext:value-type="float">
            <text:p>5</text:p>
          </table:table-cell>
          <table:table-cell table:style-name="ce2223" office:value-type="string" calcext:value-type="string">
            <text:p>kétkezes</text:p>
          </table:table-cell>
          <table:table-cell table:style-name="ce2252" office:value-type="float" office:value="3" calcext:value-type="float">
            <text:p>3</text:p>
          </table:table-cell>
          <table:table-cell table:style-name="ce2223" office:value-type="string" calcext:value-type="string">
            <text:p>4/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436" office:value-type="string" calcext:value-type="string">
            <text:p>Ha közrefognak, a fegyver az egyik (választott) támadó ellen 0 harcértékű lesz.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8"/>
          <table:table-cell table:style-name="ce2069" office:value-type="string" calcext:value-type="string">
            <text:p>Szigony, egykezes</text:p>
          </table:table-cell>
          <table:table-cell table:style-name="ce985" office:value-type="float" office:value="4" calcext:value-type="float">
            <text:p>4</text:p>
          </table:table-cell>
          <table:table-cell table:style-name="ce985" office:value-type="float" office:value="5" calcext:value-type="float">
            <text:p>5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float" office:value="8" calcext:value-type="float">
            <text:p>8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058"/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2069" office:value-type="string" calcext:value-type="string">
            <text:p>Szigony, kétkezes</text:p>
          </table:table-cell>
          <table:table-cell table:style-name="ce985" office:value-type="float" office:value="7" calcext:value-type="float">
            <text:p>7</text:p>
          </table:table-cell>
          <table:table-cell table:style-name="ce985" office:value-type="float" office:value="9" calcext:value-type="float">
            <text:p>9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9" calcext:value-type="float">
            <text:p>9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058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 office:value-type="string" calcext:value-type="string">
            <text:p>Aprító fegyverek</text:p>
          </table:table-cell>
          <table:table-cell table:style-name="ce2076" office:value-type="string" calcext:value-type="string">
            <text:p>Balta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0" calcext:value-type="float">
            <text:p>0</text:p>
          </table:table-cell>
          <table:table-cell table:style-name="ce2212" office:value-type="float" office:value="2" calcext:value-type="float">
            <text:p>2</text:p>
          </table:table-cell>
          <table:table-cell table:style-name="ce2249" office:value-type="float" office:value="7" calcext:value-type="float">
            <text:p>7</text:p>
          </table:table-cell>
          <table:table-cell table:style-name="ce2249" office:value-type="string" calcext:value-type="string">
            <text:p>Z</text:p>
          </table:table-cell>
          <table:table-cell table:style-name="ce2246" office:value-type="float" office:value="0" calcext:value-type="float">
            <text:p>0</text:p>
          </table:table-cell>
          <table:table-cell table:style-name="ce2246" office:value-type="string" calcext:value-type="string">
            <text:p>egykezes</text:p>
          </table:table-cell>
          <table:table-cell table:style-name="ce2212" office:value-type="float" office:value="99" calcext:value-type="float">
            <text:p>99</text:p>
          </table:table-cell>
          <table:table-cell table:style-name="ce2249" office:value-type="float" office:value="0" calcext:value-type="float">
            <text:p>0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style-name="ce2420" office:value-type="string" calcext:value-type="string">
            <text:p>zúzás</text:p>
          </table:table-cell>
          <table:table-cell table:style-name="ce2448"/>
          <table:table-cell table:style-name="ce2467"/>
          <table:table-cell table:style-name="ce993" table:number-columns-repeated="111"/>
          <table:table-cell table:style-name="ce551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2066" office:value-type="string" calcext:value-type="string">
            <text:p>Bot, rövid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2" calcext:value-type="float">
            <text:p>2</text:p>
          </table:table-cell>
          <table:table-cell table:style-name="ce2250" office:value-type="float" office:value="-3" calcext:value-type="float">
            <text:p>-3</text:p>
          </table:table-cell>
          <table:table-cell table:style-name="ce2250" office:value-type="float" office:value="6" calcext:value-type="float">
            <text:p>6</text:p>
          </table:table-cell>
          <table:table-cell table:style-name="ce2250" office:value-type="string" calcext:value-type="string">
            <text:p>Z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19" office:value-type="string" calcext:value-type="string">
            <text:p>egykezes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number-columns-repeated="2"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36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Bot, furkós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2" calcext:value-type="float">
            <text:p>2</text:p>
          </table:table-cell>
          <table:table-cell table:style-name="ce2223" office:value-type="float" office:value="-1" calcext:value-type="float">
            <text:p>-1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Z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43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68" office:value-type="string" calcext:value-type="string">
            <text:p>Buzogány, egykezes</text:p>
          </table:table-cell>
          <table:table-cell table:style-name="ce1019" office:value-type="float" office:value="4" calcext:value-type="float">
            <text:p>4</text:p>
          </table:table-cell>
          <table:table-cell table:style-name="ce1019" office:value-type="float" office:value="2" calcext:value-type="float">
            <text:p>2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7" calcext:value-type="float">
            <text:p>7</text:p>
          </table:table-cell>
          <table:table-cell table:style-name="ce2304" office:value-type="string" calcext:value-type="string">
            <text:p>Z</text:p>
          </table:table-cell>
          <table:table-cell table:style-name="ce2250" office:value-type="float" office:value="1" calcext:value-type="float">
            <text:p>1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zúzás</text:p>
          </table:table-cell>
          <table:table-cell table:style-name="ce2443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Buzogány, kétkezes</text:p>
          </table:table-cell>
          <table:table-cell table:style-name="ce1019" office:value-type="float" office:value="7" calcext:value-type="float">
            <text:p>7</text:p>
          </table:table-cell>
          <table:table-cell table:style-name="ce1019" office:value-type="float" office:value="2" calcext:value-type="float">
            <text:p>2</text:p>
          </table:table-cell>
          <table:table-cell table:style-name="ce2223" office:value-type="float" office:value="8" calcext:value-type="float">
            <text:p>8</text:p>
          </table:table-cell>
          <table:table-cell table:style-name="ce2223" office:value-type="float" office:value="9" calcext:value-type="float">
            <text:p>9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1.5" calcext:value-type="float">
            <text:p>1.5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float" office:value="5" calcext:value-type="float">
            <text:p>5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zúzás</text:p>
          </table:table-cell>
          <table:table-cell table:style-name="ce2443" office:value-type="string" calcext:value-type="string">
            <text:p>Erő követelmény: +2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Buzogány, láncos</text:p>
          </table:table-cell>
          <table:table-cell table:style-name="ce1019" office:value-type="float" office:value="6" calcext:value-type="float">
            <text:p>6</text:p>
          </table:table-cell>
          <table:table-cell table:style-name="ce1019" office:value-type="float" office:value="2" calcext:value-type="float">
            <text:p>2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43" office:value-type="string" calcext:value-type="string">
            <text:p>Ellene az ellenfél Pajzs VÉ fele számít csak!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Buzogány, shadleki</text:p>
          </table:table-cell>
          <table:table-cell table:style-name="ce1019" office:value-type="float" office:value="6" calcext:value-type="float">
            <text:p>6</text:p>
          </table:table-cell>
          <table:table-cell table:style-name="ce1019" office:value-type="float" office:value="3" calcext:value-type="float">
            <text:p>3</text:p>
          </table:table-cell>
          <table:table-cell table:style-name="ce2223" office:value-type="float" office:value="5" calcext:value-type="float">
            <text:p>5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float" office:value="3" calcext:value-type="float">
            <text:p>3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43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Buzogány, tollas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1" calcext:value-type="float">
            <text:p>1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6" calcext:value-type="float">
            <text:p>6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43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Csatabárd, egykezes</text:p>
          </table:table-cell>
          <table:table-cell table:style-name="ce1019" office:value-type="float" office:value="4" calcext:value-type="float">
            <text:p>4</text:p>
          </table:table-cell>
          <table:table-cell table:style-name="ce1019" office:value-type="float" office:value="2" calcext:value-type="float">
            <text:p>2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7" calcext:value-type="float">
            <text:p>7</text:p>
          </table:table-cell>
          <table:table-cell table:style-name="ce2305" office:value-type="string" calcext:value-type="string">
            <text:p>V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43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Csatabárd, kétkezes</text:p>
          </table:table-cell>
          <table:table-cell table:style-name="ce1019" office:value-type="float" office:value="6" calcext:value-type="float">
            <text:p>6</text:p>
          </table:table-cell>
          <table:table-cell table:style-name="ce1019" office:value-type="float" office:value="3" calcext:value-type="float">
            <text:p>3</text:p>
          </table:table-cell>
          <table:table-cell table:style-name="ce2221" office:value-type="float" office:value="8" calcext:value-type="float">
            <text:p>8</text:p>
          </table:table-cell>
          <table:table-cell table:style-name="ce2221" office:value-type="float" office:value="9" calcext:value-type="float">
            <text:p>9</text:p>
          </table:table-cell>
          <table:table-cell table:style-name="ce2221" office:value-type="string" calcext:value-type="string">
            <text:p>V</text:p>
          </table:table-cell>
          <table:table-cell table:style-name="ce2221" office:value-type="float" office:value="1.5" calcext:value-type="float">
            <text:p>1.5</text:p>
          </table:table-cell>
          <table:table-cell table:style-name="ce2221" office:value-type="string" calcext:value-type="string">
            <text:p>két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float" office:value="4" calcext:value-type="float">
            <text:p>4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40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Csatacsákány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2" calcext:value-type="float">
            <text:p>2</text:p>
          </table:table-cell>
          <table:table-cell table:style-name="ce2221" office:value-type="float" office:value="5" calcext:value-type="float">
            <text:p>5</text:p>
          </table:table-cell>
          <table:table-cell table:style-name="ce2221" office:value-type="float" office:value="8" calcext:value-type="float">
            <text:p>8</text:p>
          </table:table-cell>
          <table:table-cell table:style-name="ce2221" office:value-type="string" calcext:value-type="string">
            <text:p>S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float" office:value="10" calcext:value-type="float">
            <text:p>1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40" office:value-type="string" calcext:value-type="string">
            <text:p>Nagyon vérzik; 50%: beragad és nem lehet kihúzni harc közben</text:p>
          </table:table-cell>
          <table:table-cell table:style-name="ce2467"/>
          <table:table-cell table:style-name="ce993" table:number-columns-repeated="111"/>
          <table:table-cell table:style-name="ce2470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2073" office:value-type="string" calcext:value-type="string">
            <text:p>Harci kalapács</text:p>
          </table:table-cell>
          <table:table-cell table:style-name="ce1019" office:value-type="float" office:value="7" calcext:value-type="float">
            <text:p>7</text:p>
          </table:table-cell>
          <table:table-cell table:style-name="ce1019" office:value-type="float" office:value="2" calcext:value-type="float">
            <text:p>2</text:p>
          </table:table-cell>
          <table:table-cell table:style-name="ce2253" office:value-type="float" office:value="7" calcext:value-type="float">
            <text:p>7</text:p>
          </table:table-cell>
          <table:table-cell table:style-name="ce2253" office:value-type="float" office:value="9" calcext:value-type="float">
            <text:p>9</text:p>
          </table:table-cell>
          <table:table-cell table:style-name="ce2253" office:value-type="string" calcext:value-type="string">
            <text:p>Z</text:p>
          </table:table-cell>
          <table:table-cell table:style-name="ce2253" office:value-type="float" office:value="1.5" calcext:value-type="float">
            <text:p>1.5</text:p>
          </table:table-cell>
          <table:table-cell table:style-name="ce2253" office:value-type="string" calcext:value-type="string">
            <text:p>kétkezes</text:p>
          </table:table-cell>
          <table:table-cell table:style-name="ce2253" office:value-type="float" office:value="99" calcext:value-type="float">
            <text:p>99</text:p>
          </table:table-cell>
          <table:table-cell table:style-name="ce2253" office:value-type="float" office:value="0" calcext:value-type="float">
            <text:p>0</text:p>
          </table:table-cell>
          <table:table-cell table:style-name="ce2372" office:value-type="float" office:value="0" calcext:value-type="float">
            <text:p>0</text:p>
          </table:table-cell>
          <table:table-cell table:number-columns-repeated="2" table:style-name="ce2407" office:value-type="float" office:value="0" calcext:value-type="float">
            <text:p>0</text:p>
          </table:table-cell>
          <table:table-cell table:style-name="ce2423" office:value-type="string" calcext:value-type="string">
            <text:p>zúzás</text:p>
          </table:table-cell>
          <table:table-cell table:style-name="ce2449" office:value-type="string" calcext:value-type="string">
            <text:p>Erő követelmény: +2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 office:value-type="string" calcext:value-type="string">
            <text:p>Ostorharcos fegyverek</text:p>
          </table:table-cell>
          <table:table-cell table:style-name="ce2074" office:value-type="string" calcext:value-type="string">
            <text:p>Korbács</text:p>
          </table:table-cell>
          <table:table-cell table:style-name="ce1036" office:value-type="float" office:value="3" calcext:value-type="float">
            <text:p>3</text:p>
          </table:table-cell>
          <table:table-cell table:style-name="ce1036" office:value-type="float" office:value="0" calcext:value-type="float">
            <text:p>0</text:p>
          </table:table-cell>
          <table:table-cell table:style-name="ce2249" office:value-type="float" office:value="-1" calcext:value-type="float">
            <text:p>-1</text:p>
          </table:table-cell>
          <table:table-cell table:style-name="ce2249" office:value-type="float" office:value="6" calcext:value-type="float">
            <text:p>6</text:p>
          </table:table-cell>
          <table:table-cell table:style-name="ce2249" office:value-type="string" calcext:value-type="string">
            <text:p>Z</text:p>
          </table:table-cell>
          <table:table-cell table:style-name="ce2246" office:value-type="float" office:value="1" calcext:value-type="float">
            <text:p>1</text:p>
          </table:table-cell>
          <table:table-cell table:style-name="ce2249" office:value-type="string" calcext:value-type="string">
            <text:p>egykezes</text:p>
          </table:table-cell>
          <table:table-cell table:style-name="ce2249" office:value-type="float" office:value="2" calcext:value-type="float">
            <text:p>2</text:p>
          </table:table-cell>
          <table:table-cell table:style-name="ce2249" office:value-type="float" office:value="0" calcext:value-type="float">
            <text:p>0</text:p>
          </table:table-cell>
          <table:table-cell table:style-name="ce2374" office:value-type="float" office:value="1" calcext:value-type="float">
            <text:p>1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422" office:value-type="string" calcext:value-type="string">
            <text:p>ostorharc</text:p>
          </table:table-cell>
          <table:table-cell table:style-name="ce2450"/>
          <table:table-cell table:style-name="ce2467"/>
          <table:table-cell table:style-name="ce993" table:number-columns-repeated="111"/>
          <table:table-cell table:style-name="ce2471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2069" office:value-type="string" calcext:value-type="string">
            <text:p>Ostor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2" calcext:value-type="float">
            <text:p>2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float" office:value="8" calcext:value-type="float">
            <text:p>8</text:p>
          </table:table-cell>
          <table:table-cell table:style-name="ce2223" office:value-type="string" calcext:value-type="string">
            <text:p>Z</text:p>
          </table:table-cell>
          <table:table-cell table:style-name="ce2221" office:value-type="float" office:value="3" calcext:value-type="float">
            <text:p>3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float" office:value="0" calcext:value-type="float">
            <text:p>0</text:p>
          </table:table-cell>
          <table:table-cell table:style-name="ce2376" office:value-type="float" office:value="1" calcext:value-type="float">
            <text:p>1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ostorharc</text:p>
          </table:table-cell>
          <table:table-cell table:style-name="ce2058"/>
          <table:table-cell table:style-name="ce2467"/>
          <table:table-cell table:style-name="ce993" table:number-columns-repeated="111"/>
          <table:table-cell table:style-name="ce616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2077" office:value-type="string" calcext:value-type="string">
            <text:p>Ostorkard</text:p>
          </table:table-cell>
          <table:table-cell table:number-columns-repeated="2" table:style-name="ce1019" office:value-type="float" office:value="10" calcext:value-type="float">
            <text:p>10</text:p>
          </table:table-cell>
          <table:table-cell table:style-name="ce2254" office:value-type="float" office:value="3" calcext:value-type="float">
            <text:p>3</text:p>
          </table:table-cell>
          <table:table-cell table:style-name="ce2268" office:value-type="float" office:value="8" calcext:value-type="float">
            <text:p>8</text:p>
          </table:table-cell>
          <table:table-cell table:style-name="ce2254" office:value-type="string" calcext:value-type="string">
            <text:p>V</text:p>
          </table:table-cell>
          <table:table-cell table:style-name="ce2254" office:value-type="float" office:value="3" calcext:value-type="float">
            <text:p>3</text:p>
          </table:table-cell>
          <table:table-cell table:style-name="ce2354" office:value-type="string" calcext:value-type="string">
            <text:p>egykezes</text:p>
          </table:table-cell>
          <table:table-cell table:style-name="ce2254" office:value-type="float" office:value="2" calcext:value-type="float">
            <text:p>2</text:p>
          </table:table-cell>
          <table:table-cell table:style-name="ce2254" office:value-type="float" office:value="0" calcext:value-type="float">
            <text:p>0</text:p>
          </table:table-cell>
          <table:table-cell table:style-name="ce2395" office:value-type="float" office:value="1" calcext:value-type="float">
            <text:p>1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24" office:value-type="string" calcext:value-type="string">
            <text:p>ostorharc</text:p>
          </table:table-cell>
          <table:table-cell table:style-name="ce2451" office:value-type="string" calcext:value-type="string">
            <text:p>Önveszélyes, lásd a leírását. </text:p>
          </table:table-cell>
          <table:table-cell table:style-name="ce2467"/>
          <table:table-cell table:style-name="ce993" table:number-columns-repeated="111"/>
          <table:table-cell table:style-name="ce2470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 office:value-type="string" calcext:value-type="string">
            <text:p>Hárítófegyverek</text:p>
          </table:table-cell>
          <table:table-cell table:style-name="ce2078" office:value-type="string" calcext:value-type="string">
            <text:p>Hárító: Alkarvédő</text:p>
          </table:table-cell>
          <table:table-cell table:style-name="ce2208" office:value-type="float" office:value="0" calcext:value-type="float">
            <text:p>0</text:p>
          </table:table-cell>
          <table:table-cell table:style-name="ce2208" office:value-type="string" calcext:value-type="string">
            <text:p>3/2/0</text:p>
          </table:table-cell>
          <table:table-cell table:style-name="ce2255" office:value-type="string" calcext:value-type="string">
            <text:p>-</text:p>
          </table:table-cell>
          <table:table-cell table:style-name="ce2269" office:value-type="float" office:value="99" calcext:value-type="float">
            <text:p>99</text:p>
          </table:table-cell>
          <table:table-cell table:style-name="ce2255" office:value-type="string" calcext:value-type="string">
            <text:p>-</text:p>
          </table:table-cell>
          <table:table-cell table:style-name="ce2255" office:value-type="float" office:value="0" calcext:value-type="float">
            <text:p>0</text:p>
          </table:table-cell>
          <table:table-cell table:style-name="ce2356" office:value-type="string" calcext:value-type="string">
            <text:p>egykezes</text:p>
          </table:table-cell>
          <table:table-cell table:number-columns-repeated="2" table:style-name="ce2255" office:value-type="float" office:value="0" calcext:value-type="float">
            <text:p>0</text:p>
          </table:table-cell>
          <table:table-cell table:number-columns-repeated="3" table:style-name="ce2396" office:value-type="float" office:value="0" calcext:value-type="float">
            <text:p>0</text:p>
          </table:table-cell>
          <table:table-cell table:style-name="ce2425" office:value-type="string" calcext:value-type="string">
            <text:p>közelharci</text:p>
          </table:table-cell>
          <table:table-cell table:style-name="ce2452"/>
          <table:table-cell table:style-name="ce2467"/>
          <table:table-cell table:style-name="ce993" table:number-columns-repeated="111"/>
          <table:table-cell table:style-name="ce2043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2077" office:value-type="string" calcext:value-type="string">
            <text:p>Hárító: Csatakesztyű</text:p>
          </table:table-cell>
          <table:table-cell table:style-name="ce2209" office:value-type="float" office:value="0" calcext:value-type="float">
            <text:p>0</text:p>
          </table:table-cell>
          <table:table-cell table:style-name="ce2209" office:value-type="float" office:value="2" calcext:value-type="float">
            <text:p>2</text:p>
          </table:table-cell>
          <table:table-cell table:style-name="ce2254" office:value-type="string" calcext:value-type="string">
            <text:p>-</text:p>
          </table:table-cell>
          <table:table-cell table:style-name="ce2268" office:value-type="float" office:value="99" calcext:value-type="float">
            <text:p>99</text:p>
          </table:table-cell>
          <table:table-cell table:style-name="ce2254" office:value-type="string" calcext:value-type="string">
            <text:p>-</text:p>
          </table:table-cell>
          <table:table-cell table:style-name="ce2254" office:value-type="float" office:value="0" calcext:value-type="float">
            <text:p>0</text:p>
          </table:table-cell>
          <table:table-cell table:style-name="ce2357" office:value-type="string" calcext:value-type="string">
            <text:p>egykezes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number-columns-repeated="3" table:style-name="ce2397" office:value-type="float" office:value="0" calcext:value-type="float">
            <text:p>0</text:p>
          </table:table-cell>
          <table:table-cell table:style-name="ce2424" office:value-type="string" calcext:value-type="string">
            <text:p>kardvívás</text:p>
          </table:table-cell>
          <table:table-cell table:style-name="ce2060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/>
          <table:table-cell table:style-name="ce2077" office:value-type="string" calcext:value-type="string">
            <text:p>Hárító: Köpeny</text:p>
          </table:table-cell>
          <table:table-cell table:style-name="ce2209" office:value-type="float" office:value="0" calcext:value-type="float">
            <text:p>0</text:p>
          </table:table-cell>
          <table:table-cell table:style-name="ce2209" office:value-type="float" office:value="3" calcext:value-type="float">
            <text:p>3</text:p>
          </table:table-cell>
          <table:table-cell table:style-name="ce2254" office:value-type="string" calcext:value-type="string">
            <text:p>-</text:p>
          </table:table-cell>
          <table:table-cell table:style-name="ce2268" office:value-type="float" office:value="99" calcext:value-type="float">
            <text:p>99</text:p>
          </table:table-cell>
          <table:table-cell table:style-name="ce2254" office:value-type="string" calcext:value-type="string">
            <text:p>-</text:p>
          </table:table-cell>
          <table:table-cell table:style-name="ce2254" office:value-type="float" office:value="0" calcext:value-type="float">
            <text:p>0</text:p>
          </table:table-cell>
          <table:table-cell table:style-name="ce2357" office:value-type="string" calcext:value-type="string">
            <text:p>egykezes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number-columns-repeated="3" table:style-name="ce2397" office:value-type="float" office:value="0" calcext:value-type="float">
            <text:p>0</text:p>
          </table:table-cell>
          <table:table-cell table:style-name="ce2424" office:value-type="string" calcext:value-type="string">
            <text:p>kardvívás</text:p>
          </table:table-cell>
          <table:table-cell table:style-name="ce2060" office:value-type="string" calcext:value-type="string">
            <text:p>Legfeljebb 1 penge hosszú fegyverek ellen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/>
          <table:table-cell table:style-name="ce2077" office:value-type="string" calcext:value-type="string">
            <text:p>Hárító: Tonfa</text:p>
          </table:table-cell>
          <table:table-cell table:style-name="ce2209" office:value-type="float" office:value="0" calcext:value-type="float">
            <text:p>0</text:p>
          </table:table-cell>
          <table:table-cell table:style-name="ce2209" office:value-type="string" calcext:value-type="string">
            <text:p>3/2/0</text:p>
          </table:table-cell>
          <table:table-cell table:style-name="ce2254" office:value-type="float" office:value="-3" calcext:value-type="float">
            <text:p>-3</text:p>
          </table:table-cell>
          <table:table-cell table:style-name="ce2268" office:value-type="float" office:value="6" calcext:value-type="float">
            <text:p>6</text:p>
          </table:table-cell>
          <table:table-cell table:style-name="ce2254" office:value-type="string" calcext:value-type="string">
            <text:p>Z</text:p>
          </table:table-cell>
          <table:table-cell table:style-name="ce2254" office:value-type="float" office:value="0" calcext:value-type="float">
            <text:p>0</text:p>
          </table:table-cell>
          <table:table-cell table:style-name="ce2357" office:value-type="string" calcext:value-type="string">
            <text:p>egykezes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number-columns-repeated="3" table:style-name="ce2397" office:value-type="float" office:value="0" calcext:value-type="float">
            <text:p>0</text:p>
          </table:table-cell>
          <table:table-cell table:style-name="ce2424" office:value-type="string" calcext:value-type="string">
            <text:p>közelharci</text:p>
          </table:table-cell>
          <table:table-cell table:style-name="ce2060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993" table:number-columns-repeated="15"/>
          <table:table-cell table:style-name="ce2467"/>
          <table:table-cell table:style-name="ce993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055" office:value-type="string" calcext:value-type="string">
            <text:p>Pajzsok</text:p>
          </table:table-cell>
          <table:table-cell table:style-name="ce2080" office:value-type="string" calcext:value-type="string">
            <text:p>Pajzs típus</text:p>
          </table:table-cell>
          <table:table-cell table:style-name="ce2210" office:value-type="string" calcext:value-type="string">
            <text:p>TÉ</text:p>
          </table:table-cell>
          <table:table-cell table:style-name="ce2210" office:value-type="string" calcext:value-type="string">
            <text:p>VÉ</text:p>
          </table:table-cell>
          <table:table-cell table:style-name="ce2080" office:value-type="string" calcext:value-type="string">
            <text:p>SP</text:p>
          </table:table-cell>
          <table:table-cell table:style-name="ce2270" office:value-type="string" calcext:value-type="string">
            <text:p>Sebesség</text:p>
          </table:table-cell>
          <table:table-cell table:style-name="ce2307" office:value-type="string" calcext:value-type="string">
            <text:p>Sebzés</text:p>
            <text:p>Módja</text:p>
          </table:table-cell>
          <table:table-cell table:style-name="ce2336" office:value-type="string" calcext:value-type="string">
            <text:p>Pengehossz</text:p>
          </table:table-cell>
          <table:table-cell table:style-name="ce2358" office:value-type="string" calcext:value-type="string">
            <text:p>Típus</text:p>
          </table:table-cell>
          <table:table-cell table:style-name="ce2365" office:value-type="string" calcext:value-type="string">
            <text:p>Erőbónusz</text:p>
            <text:p>Max</text:p>
          </table:table-cell>
          <table:table-cell table:style-name="ce2270" office:value-type="string" calcext:value-type="string">
            <text:p>Átütés</text:p>
          </table:table-cell>
          <table:table-cell table:style-name="ce2398" office:value-type="string" calcext:value-type="string">
            <text:p>Íves</text:p>
          </table:table-cell>
          <table:table-cell table:style-name="ce2398" office:value-type="string" calcext:value-type="string">
            <text:p>MF</text:p>
          </table:table-cell>
          <table:table-cell table:style-name="ce2398" office:value-type="string" calcext:value-type="string">
            <text:p>KF</text:p>
          </table:table-cell>
          <table:table-cell table:style-name="ce2426" office:value-type="string" calcext:value-type="string">
            <text:p>Harcmodor</text:p>
          </table:table-cell>
          <table:table-cell table:style-name="ce2452"/>
          <table:table-cell table:style-name="ce2467"/>
          <table:table-cell table:style-name="ce993" table:number-columns-repeated="111"/>
          <table:table-cell table:style-name="ce551" table:number-columns-repeated="129"/>
          <table:table-cell table:style-name="ce997" table:number-columns-repeated="8"/>
          <table:table-cell table:style-name="ce9" table:number-columns-repeated="16119"/>
        </table:table-row>
        <table:table-row table:style-name="ro2">
          <table:table-cell table:style-name="ce2054"/>
          <table:table-cell table:style-name="ce2081" office:value-type="string" calcext:value-type="string">
            <text:p>Kis pajzs</text:p>
          </table:table-cell>
          <table:table-cell table:style-name="ce2211" office:value-type="float" office:value="1" calcext:value-type="float">
            <text:p>1</text:p>
          </table:table-cell>
          <table:table-cell table:style-name="ce2211" office:value-type="float" office:value="3" calcext:value-type="float">
            <text:p>3</text:p>
          </table:table-cell>
          <table:table-cell table:style-name="ce2211" office:value-type="float" office:value="0" calcext:value-type="float">
            <text:p>0</text:p>
          </table:table-cell>
          <table:table-cell table:style-name="ce2272" office:value-type="float" office:value="6" calcext:value-type="float">
            <text:p>6</text:p>
          </table:table-cell>
          <table:table-cell table:style-name="ce2309" office:value-type="string" calcext:value-type="string">
            <text:p>Z</text:p>
          </table:table-cell>
          <table:table-cell table:style-name="ce2309" office:value-type="float" office:value="0" calcext:value-type="float">
            <text:p>0</text:p>
          </table:table-cell>
          <table:table-cell table:style-name="ce2359" office:value-type="string" calcext:value-type="string">
            <text:p>egykezes</text:p>
          </table:table-cell>
          <table:table-cell table:style-name="ce2211" office:value-type="float" office:value="0" calcext:value-type="float">
            <text:p>0</text:p>
          </table:table-cell>
          <table:table-cell table:style-name="ce2309" office:value-type="float" office:value="0" calcext:value-type="float">
            <text:p>0</text:p>
          </table:table-cell>
          <table:table-cell table:style-name="ce239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51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7"/>
          <table:table-cell table:style-name="ce2081" office:value-type="string" calcext:value-type="string">
            <text:p>Közepes pajzs</text:p>
          </table:table-cell>
          <table:table-cell table:style-name="ce2211" office:value-type="float" office:value="1" calcext:value-type="float">
            <text:p>1</text:p>
          </table:table-cell>
          <table:table-cell table:style-name="ce2211" office:value-type="float" office:value="10" calcext:value-type="float">
            <text:p>10</text:p>
          </table:table-cell>
          <table:table-cell table:style-name="ce2211" office:value-type="float" office:value="0" calcext:value-type="float">
            <text:p>0</text:p>
          </table:table-cell>
          <table:table-cell table:style-name="ce2272" office:value-type="float" office:value="7" calcext:value-type="float">
            <text:p>7</text:p>
          </table:table-cell>
          <table:table-cell table:style-name="ce2309" office:value-type="string" calcext:value-type="string">
            <text:p>Z</text:p>
          </table:table-cell>
          <table:table-cell table:style-name="ce2309" office:value-type="float" office:value="0" calcext:value-type="float">
            <text:p>0</text:p>
          </table:table-cell>
          <table:table-cell table:style-name="ce2359" office:value-type="string" calcext:value-type="string">
            <text:p>egykezes</text:p>
          </table:table-cell>
          <table:table-cell table:style-name="ce2211" office:value-type="float" office:value="2" calcext:value-type="float">
            <text:p>2</text:p>
          </table:table-cell>
          <table:table-cell table:style-name="ce2309" office:value-type="float" office:value="0" calcext:value-type="float">
            <text:p>0</text:p>
          </table:table-cell>
          <table:table-cell table:style-name="ce239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51" office:value-type="string" calcext:value-type="string">
            <text:p>Erő követelmény: +1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81" office:value-type="string" calcext:value-type="string">
            <text:p>Nagy pajzs</text:p>
          </table:table-cell>
          <table:table-cell table:style-name="ce2211" office:value-type="float" office:value="1" calcext:value-type="float">
            <text:p>1</text:p>
          </table:table-cell>
          <table:table-cell table:style-name="ce2211" office:value-type="float" office:value="16" calcext:value-type="float">
            <text:p>16</text:p>
          </table:table-cell>
          <table:table-cell table:style-name="ce2211" office:value-type="float" office:value="0" calcext:value-type="float">
            <text:p>0</text:p>
          </table:table-cell>
          <table:table-cell table:style-name="ce2272" office:value-type="float" office:value="9" calcext:value-type="float">
            <text:p>9</text:p>
          </table:table-cell>
          <table:table-cell table:style-name="ce2309" office:value-type="string" calcext:value-type="string">
            <text:p>Z</text:p>
          </table:table-cell>
          <table:table-cell table:style-name="ce2309" office:value-type="float" office:value="0" calcext:value-type="float">
            <text:p>0</text:p>
          </table:table-cell>
          <table:table-cell table:style-name="ce2359" office:value-type="string" calcext:value-type="string">
            <text:p>egykezes</text:p>
          </table:table-cell>
          <table:table-cell table:style-name="ce2211" office:value-type="float" office:value="4" calcext:value-type="float">
            <text:p>4</text:p>
          </table:table-cell>
          <table:table-cell table:style-name="ce2309" office:value-type="float" office:value="0" calcext:value-type="float">
            <text:p>0</text:p>
          </table:table-cell>
          <table:table-cell table:style-name="ce239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51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993" table:number-columns-repeated="15"/>
          <table:table-cell table:style-name="ce2467"/>
          <table:table-cell table:style-name="ce993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54"/>
          <table:table-cell table:style-name="ce2082" office:value-type="string" calcext:value-type="string">
            <text:p>Fegyver</text:p>
          </table:table-cell>
          <table:table-cell table:style-name="ce2082" office:value-type="string" calcext:value-type="string">
            <text:p>CÉ</text:p>
          </table:table-cell>
          <table:table-cell table:style-name="ce2082" office:value-type="string" calcext:value-type="string">
            <text:p>Osztó</text:p>
          </table:table-cell>
          <table:table-cell table:style-name="ce2082" office:value-type="string" calcext:value-type="string">
            <text:p>SP</text:p>
          </table:table-cell>
          <table:table-cell table:style-name="ce2273" office:value-type="string" calcext:value-type="string">
            <text:p>Sebesség</text:p>
          </table:table-cell>
          <table:table-cell table:style-name="ce2273" office:value-type="string" calcext:value-type="string">
            <text:p>Sebzés</text:p>
            <text:p>Módja</text:p>
          </table:table-cell>
          <table:table-cell table:style-name="ce2273" office:value-type="string" calcext:value-type="string">
            <text:p>Hatótáv</text:p>
          </table:table-cell>
          <table:table-cell table:style-name="ce2082" office:value-type="string" calcext:value-type="string">
            <text:p>Tipus</text:p>
          </table:table-cell>
          <table:table-cell table:style-name="ce2366" office:value-type="string" calcext:value-type="string">
            <text:p>Erőbónusz</text:p>
            <text:p>Max</text:p>
          </table:table-cell>
          <table:table-cell table:style-name="ce2273" office:value-type="string" calcext:value-type="string">
            <text:p>Átütés</text:p>
          </table:table-cell>
          <table:table-cell table:style-name="ce2082" table:number-columns-repeated="3"/>
          <table:table-cell table:style-name="ce2273" office:value-type="string" calcext:value-type="string">
            <text:p>Harcmodor</text:p>
          </table:table-cell>
          <table:table-cell table:style-name="ce2453" office:value-type="string" calcext:value-type="string">
            <text:p>Megjegyzés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1" office:value-type="string" calcext:value-type="string">
            <text:p>Hajítófegyverek</text:p>
          </table:table-cell>
          <table:table-cell table:style-name="ce2083"/>
          <table:table-cell table:style-name="ce2212" table:number-columns-repeated="2"/>
          <table:table-cell table:style-name="ce2076" table:number-columns-repeated="11"/>
          <table:table-cell table:style-name="ce2448"/>
          <table:table-cell table:style-name="ce2467"/>
          <table:table-cell table:style-name="ce993" table:number-columns-repeated="111"/>
          <table:table-cell table:style-name="ce2043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2084" office:value-type="string" calcext:value-type="string">
            <text:p>Bola</text:p>
          </table:table-cell>
          <table:table-cell table:style-name="ce469" office:value-type="float" office:value="0" calcext:value-type="float">
            <text:p>0</text:p>
          </table:table-cell>
          <table:table-cell table:style-name="ce1019" office:value-type="float" office:value="1" calcext:value-type="float">
            <text:p>1</text:p>
          </table:table-cell>
          <table:table-cell table:style-name="ce2256" office:value-type="string" calcext:value-type="string">
            <text:p>-</text:p>
          </table:table-cell>
          <table:table-cell table:style-name="ce2274" office:value-type="float" office:value="11" calcext:value-type="float">
            <text:p>11</text:p>
          </table:table-cell>
          <table:table-cell table:style-name="ce2256" office:value-type="string" calcext:value-type="string">
            <text:p>-</text:p>
          </table:table-cell>
          <table:table-cell table:style-name="ce2256" office:value-type="string" calcext:value-type="string">
            <text:p>20m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256" office:value-type="float" office:value="0" calcext:value-type="float">
            <text:p>0</text:p>
          </table:table-cell>
          <table:table-cell table:style-name="ce2400"/>
          <table:table-cell table:style-name="ce2409" table:number-columns-repeated="2"/>
          <table:table-cell table:style-name="ce2416" office:value-type="string" calcext:value-type="string">
            <text:p>hajítás</text:p>
          </table:table-cell>
          <table:table-cell table:style-name="ce2454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60"/>
          <table:table-cell table:style-name="ce2085" office:value-type="string" calcext:value-type="string">
            <text:p>Dárda</text:p>
          </table:table-cell>
          <table:table-cell table:style-name="ce469" office:value-type="float" office:value="3" calcext:value-type="float">
            <text:p>3</text:p>
          </table:table-cell>
          <table:table-cell table:style-name="ce2215" office:value-type="float" office:value="2" calcext:value-type="float">
            <text:p>2</text:p>
          </table:table-cell>
          <table:table-cell table:style-name="ce2254" office:value-type="float" office:value="3" calcext:value-type="float">
            <text:p>3</text:p>
          </table:table-cell>
          <table:table-cell table:style-name="ce2268" office:value-type="float" office:value="9" calcext:value-type="float">
            <text:p>9</text:p>
          </table:table-cell>
          <table:table-cell table:style-name="ce2254" office:value-type="string" calcext:value-type="string">
            <text:p>S</text:p>
          </table:table-cell>
          <table:table-cell table:style-name="ce2337" office:value-type="string" calcext:value-type="string">
            <text:p>5m</text:p>
            <text:p>+(Erő x 3)</text:p>
          </table:table-cell>
          <table:table-cell table:style-name="ce2360" office:value-type="string" calcext:value-type="string">
            <text:p>egykezes</text:p>
          </table:table-cell>
          <table:table-cell table:style-name="ce2254" office:value-type="float" office:value="99" calcext:value-type="float">
            <text:p>99</text:p>
          </table:table-cell>
          <table:table-cell table:style-name="ce2254" office:value-type="float" office:value="3" calcext:value-type="float">
            <text:p>3</text:p>
          </table:table-cell>
          <table:table-cell table:style-name="ce2397" table:number-columns-repeated="3"/>
          <table:table-cell table:style-name="ce2424" office:value-type="string" calcext:value-type="string">
            <text:p>hajítás</text:p>
          </table:table-cell>
          <table:table-cell table:style-name="ce2455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6" office:value-type="string" calcext:value-type="string">
            <text:p>Dobócsillag</text:p>
          </table:table-cell>
          <table:table-cell table:style-name="ce469" office:value-type="float" office:value="1" calcext:value-type="float">
            <text:p>1</text:p>
          </table:table-cell>
          <table:table-cell table:style-name="ce1019" office:value-type="float" office:value="1" calcext:value-type="float">
            <text:p>1</text:p>
          </table:table-cell>
          <table:table-cell table:style-name="ce2257" office:value-type="float" office:value="-3" calcext:value-type="float">
            <text:p>-3</text:p>
          </table:table-cell>
          <table:table-cell table:style-name="ce2275" office:value-type="float" office:value="5" calcext:value-type="float">
            <text:p>5</text:p>
          </table:table-cell>
          <table:table-cell table:style-name="ce2257" office:value-type="string" calcext:value-type="string">
            <text:p>S</text:p>
          </table:table-cell>
          <table:table-cell table:style-name="ce2257" office:value-type="string" calcext:value-type="string">
            <text:p>15m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401"/>
          <table:table-cell table:style-name="ce2409" table:number-columns-repeated="2"/>
          <table:table-cell table:style-name="ce2416" office:value-type="string" calcext:value-type="string">
            <text:p>hajítás</text:p>
          </table:table-cell>
          <table:table-cell table:style-name="ce2456"/>
          <table:table-cell table:style-name="ce2467"/>
          <table:table-cell table:style-name="ce993" table:number-columns-repeated="111"/>
          <table:table-cell table:style-name="ce616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2084" office:value-type="string" calcext:value-type="string">
            <text:p>Dobóháló</text:p>
          </table:table-cell>
          <table:table-cell table:style-name="ce469" office:value-type="float" office:value="0" calcext:value-type="float">
            <text:p>0</text:p>
          </table:table-cell>
          <table:table-cell table:style-name="ce1019" office:value-type="float" office:value="1" calcext:value-type="float">
            <text:p>1</text:p>
          </table:table-cell>
          <table:table-cell table:style-name="ce2256" office:value-type="string" calcext:value-type="string">
            <text:p>-</text:p>
          </table:table-cell>
          <table:table-cell table:style-name="ce2274" office:value-type="float" office:value="11" calcext:value-type="float">
            <text:p>11</text:p>
          </table:table-cell>
          <table:table-cell table:style-name="ce2256" office:value-type="string" calcext:value-type="string">
            <text:p>-</text:p>
          </table:table-cell>
          <table:table-cell table:style-name="ce2256" office:value-type="string" calcext:value-type="string">
            <text:p>4m +Erő</text:p>
          </table:table-cell>
          <table:table-cell table:style-name="ce2354" office:value-type="string" calcext:value-type="string">
            <text:p>egykezes</text:p>
          </table:table-cell>
          <table:table-cell table:number-columns-repeated="2" table:style-name="ce2256" office:value-type="float" office:value="0" calcext:value-type="float">
            <text:p>0</text:p>
          </table:table-cell>
          <table:table-cell table:style-name="ce2400"/>
          <table:table-cell table:style-name="ce2409" table:number-columns-repeated="2"/>
          <table:table-cell table:style-name="ce2416" office:value-type="string" calcext:value-type="string">
            <text:p>hajítás</text:p>
          </table:table-cell>
          <table:table-cell table:style-name="ce2454"/>
          <table:table-cell table:style-name="ce2467"/>
          <table:table-cell table:style-name="ce993" table:number-columns-repeated="111"/>
          <table:table-cell table:style-name="ce106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086" office:value-type="string" calcext:value-type="string">
            <text:p>Hajítóbárd</text:p>
          </table:table-cell>
          <table:table-cell table:style-name="ce469" office:value-type="float" office:value="2" calcext:value-type="float">
            <text:p>2</text:p>
          </table:table-cell>
          <table:table-cell table:style-name="ce2215" office:value-type="float" office:value="2" calcext:value-type="float">
            <text:p>2</text:p>
          </table:table-cell>
          <table:table-cell table:style-name="ce2257" office:value-type="float" office:value="2" calcext:value-type="float">
            <text:p>2</text:p>
          </table:table-cell>
          <table:table-cell table:style-name="ce2275" office:value-type="float" office:value="7" calcext:value-type="float">
            <text:p>7</text:p>
          </table:table-cell>
          <table:table-cell table:style-name="ce2257" office:value-type="string" calcext:value-type="string">
            <text:p>Z</text:p>
          </table:table-cell>
          <table:table-cell table:style-name="ce2338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354" office:value-type="string" calcext:value-type="string">
            <text:p>egykezes</text:p>
          </table:table-cell>
          <table:table-cell table:style-name="ce2257" office:value-type="float" office:value="3" calcext:value-type="float">
            <text:p>3</text:p>
          </table:table-cell>
          <table:table-cell table:style-name="ce2257" office:value-type="float" office:value="0" calcext:value-type="float">
            <text:p>0</text:p>
          </table:table-cell>
          <table:table-cell table:style-name="ce2401"/>
          <table:table-cell table:style-name="ce2409" table:number-columns-repeated="2"/>
          <table:table-cell table:style-name="ce2416" office:value-type="string" calcext:value-type="string">
            <text:p>hajítás</text:p>
          </table:table-cell>
          <table:table-cell table:style-name="ce2457" office:value-type="string" calcext:value-type="string">
            <text:p>Pajzsba dobva csökkenti annak Védő Értékét a dobott SP értékkel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57"/>
          <table:table-cell table:style-name="ce2087" office:value-type="string" calcext:value-type="string">
            <text:p>Hajítótőr</text:p>
          </table:table-cell>
          <table:table-cell table:style-name="ce473" office:value-type="float" office:value="2" calcext:value-type="float">
            <text:p>2</text:p>
          </table:table-cell>
          <table:table-cell table:style-name="ce2216" office:value-type="float" office:value="2" calcext:value-type="float">
            <text:p>2</text:p>
          </table:table-cell>
          <table:table-cell table:style-name="ce2258" office:value-type="float" office:value="0" calcext:value-type="float">
            <text:p>0</text:p>
          </table:table-cell>
          <table:table-cell table:style-name="ce2276" office:value-type="float" office:value="6" calcext:value-type="float">
            <text:p>6</text:p>
          </table:table-cell>
          <table:table-cell table:style-name="ce2258" office:value-type="string" calcext:value-type="string">
            <text:p>S</text:p>
          </table:table-cell>
          <table:table-cell table:style-name="ce2258" office:value-type="string" calcext:value-type="string">
            <text:p>15m</text:p>
          </table:table-cell>
          <table:table-cell table:style-name="ce2361" office:value-type="string" calcext:value-type="string">
            <text:p>egykezes</text:p>
          </table:table-cell>
          <table:table-cell table:style-name="ce2258" office:value-type="float" office:value="1" calcext:value-type="float">
            <text:p>1</text:p>
          </table:table-cell>
          <table:table-cell table:style-name="ce2258" office:value-type="float" office:value="0" calcext:value-type="float">
            <text:p>0</text:p>
          </table:table-cell>
          <table:table-cell table:style-name="ce2258"/>
          <table:table-cell table:style-name="ce2410" table:number-columns-repeated="2"/>
          <table:table-cell table:style-name="ce2427" office:value-type="string" calcext:value-type="string">
            <text:p>hajítás</text:p>
          </table:table-cell>
          <table:table-cell table:style-name="ce2458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67"/>
          <table:table-cell table:style-name="ce993" table:number-columns-repeated="111"/>
          <table:table-cell table:style-name="ce551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086" office:value-type="string" calcext:value-type="string">
            <text:p>Kő</text:p>
          </table:table-cell>
          <table:table-cell table:style-name="ce469" office:value-type="float" office:value="1" calcext:value-type="float">
            <text:p>1</text:p>
          </table:table-cell>
          <table:table-cell table:style-name="ce1019" office:value-type="float" office:value="1" calcext:value-type="float">
            <text:p>1</text:p>
          </table:table-cell>
          <table:table-cell table:style-name="ce2257" office:value-type="float" office:value="-10" calcext:value-type="float">
            <text:p>-10</text:p>
          </table:table-cell>
          <table:table-cell table:style-name="ce2275" office:value-type="float" office:value="6" calcext:value-type="float">
            <text:p>6</text:p>
          </table:table-cell>
          <table:table-cell table:style-name="ce2257" office:value-type="string" calcext:value-type="string">
            <text:p>Z</text:p>
          </table:table-cell>
          <table:table-cell table:style-name="ce2339" office:value-type="string" calcext:value-type="string">
            <text:p>20m</text:p>
            <text:p>+(Erő x 5) 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402"/>
          <table:table-cell table:style-name="ce2411" table:number-columns-repeated="2"/>
          <table:table-cell table:style-name="ce2416" office:value-type="string" calcext:value-type="string">
            <text:p>hajítás</text:p>
          </table:table-cell>
          <table:table-cell table:style-name="ce2456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/>
          <table:table-cell table:style-name="ce2077" office:value-type="string" calcext:value-type="string">
            <text:p>Lasszó</text:p>
          </table:table-cell>
          <table:table-cell table:style-name="ce469" office:value-type="float" office:value="0" calcext:value-type="float">
            <text:p>0</text:p>
          </table:table-cell>
          <table:table-cell table:style-name="ce1019" office:value-type="float" office:value="1" calcext:value-type="float">
            <text:p>1</text:p>
          </table:table-cell>
          <table:table-cell table:style-name="ce2254" office:value-type="string" calcext:value-type="string">
            <text:p>-</text:p>
          </table:table-cell>
          <table:table-cell table:style-name="ce2268" office:value-type="float" office:value="10" calcext:value-type="float">
            <text:p>10</text:p>
          </table:table-cell>
          <table:table-cell table:style-name="ce2254" office:value-type="string" calcext:value-type="string">
            <text:p>-</text:p>
          </table:table-cell>
          <table:table-cell table:style-name="ce2254" office:value-type="string" calcext:value-type="string">
            <text:p>10m</text:p>
          </table:table-cell>
          <table:table-cell table:style-name="ce2354" office:value-type="string" calcext:value-type="string">
            <text:p>egykezes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style-name="ce2397" table:number-columns-repeated="3"/>
          <table:table-cell table:style-name="ce2424" office:value-type="string" calcext:value-type="string">
            <text:p>hajítás</text:p>
          </table:table-cell>
          <table:table-cell table:style-name="ce2459" office:value-type="string" calcext:value-type="string">
            <text:p>Sebesülés az esés következtében lehet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7" office:value-type="string" calcext:value-type="string">
            <text:p>Parittya</text:p>
          </table:table-cell>
          <table:table-cell table:style-name="ce469" office:value-type="float" office:value="1" calcext:value-type="float">
            <text:p>1</text:p>
          </table:table-cell>
          <table:table-cell table:style-name="ce2215" office:value-type="float" office:value="2" calcext:value-type="float">
            <text:p>2</text:p>
          </table:table-cell>
          <table:table-cell table:style-name="ce2254" office:value-type="float" office:value="2" calcext:value-type="float">
            <text:p>2</text:p>
          </table:table-cell>
          <table:table-cell table:style-name="ce2268" office:value-type="float" office:value="10" calcext:value-type="float">
            <text:p>10</text:p>
          </table:table-cell>
          <table:table-cell table:style-name="ce2254" office:value-type="string" calcext:value-type="string">
            <text:p>Z</text:p>
          </table:table-cell>
          <table:table-cell table:style-name="ce2254" office:value-type="string" calcext:value-type="string">
            <text:p>70m</text:p>
          </table:table-cell>
          <table:table-cell table:style-name="ce2354" office:value-type="string" calcext:value-type="string">
            <text:p>egykezes</text:p>
          </table:table-cell>
          <table:table-cell table:style-name="ce2254" office:value-type="float" office:value="2" calcext:value-type="float">
            <text:p>2</text:p>
          </table:table-cell>
          <table:table-cell table:style-name="ce2254" office:value-type="float" office:value="0" calcext:value-type="float">
            <text:p>0</text:p>
          </table:table-cell>
          <table:table-cell table:style-name="ce2397"/>
          <table:table-cell table:style-name="ce2412" table:number-columns-repeated="2"/>
          <table:table-cell table:style-name="ce2424" office:value-type="string" calcext:value-type="string">
            <text:p>hajítás</text:p>
          </table:table-cell>
          <table:table-cell table:style-name="ce2460" office:value-type="string" calcext:value-type="string">
            <text:p>SFÉ duplán számít ellene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6" office:value-type="string" calcext:value-type="string">
            <text:p>Ramiera</text:p>
          </table:table-cell>
          <table:table-cell table:style-name="ce469" office:value-type="float" office:value="0" calcext:value-type="float">
            <text:p>0</text:p>
          </table:table-cell>
          <table:table-cell table:style-name="ce1019" office:value-type="float" office:value="1" calcext:value-type="float">
            <text:p>1</text:p>
          </table:table-cell>
          <table:table-cell table:style-name="ce2257" office:value-type="float" office:value="0" calcext:value-type="float">
            <text:p>0</text:p>
          </table:table-cell>
          <table:table-cell table:style-name="ce2275" office:value-type="float" office:value="7" calcext:value-type="float">
            <text:p>7</text:p>
          </table:table-cell>
          <table:table-cell table:style-name="ce2257" office:value-type="string" calcext:value-type="string">
            <text:p>S</text:p>
          </table:table-cell>
          <table:table-cell table:style-name="ce2257" office:value-type="string" calcext:value-type="string">
            <text:p>10m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401"/>
          <table:table-cell table:style-name="ce2409" table:number-columns-repeated="2"/>
          <table:table-cell table:style-name="ce2416" office:value-type="string" calcext:value-type="string">
            <text:p>hajítás</text:p>
          </table:table-cell>
          <table:table-cell table:style-name="ce2457"/>
          <table:table-cell table:style-name="ce2467"/>
          <table:table-cell table:style-name="ce993" table:number-columns-repeated="111"/>
          <table:table-cell table:style-name="ce2043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/>
          <table:table-cell table:style-name="ce2077" office:value-type="string" calcext:value-type="string">
            <text:p>Tőr</text:p>
          </table:table-cell>
          <table:table-cell table:style-name="ce469" office:value-type="float" office:value="1" calcext:value-type="float">
            <text:p>1</text:p>
          </table:table-cell>
          <table:table-cell table:style-name="ce1019" office:value-type="float" office:value="1" calcext:value-type="float">
            <text:p>1</text:p>
          </table:table-cell>
          <table:table-cell table:style-name="ce2254" office:value-type="float" office:value="0" calcext:value-type="float">
            <text:p>0</text:p>
          </table:table-cell>
          <table:table-cell table:style-name="ce2268" office:value-type="float" office:value="7" calcext:value-type="float">
            <text:p>7</text:p>
          </table:table-cell>
          <table:table-cell table:style-name="ce2254" office:value-type="string" calcext:value-type="string">
            <text:p>S</text:p>
          </table:table-cell>
          <table:table-cell table:style-name="ce2254" office:value-type="string" calcext:value-type="string">
            <text:p>10m</text:p>
          </table:table-cell>
          <table:table-cell table:style-name="ce2354" office:value-type="string" calcext:value-type="string">
            <text:p>egykezes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style-name="ce2397" table:number-columns-repeated="3"/>
          <table:table-cell table:style-name="ce2424" office:value-type="string" calcext:value-type="string">
            <text:p>hajítás</text:p>
          </table:table-cell>
          <table:table-cell table:style-name="ce2451"/>
          <table:table-cell table:style-name="ce2467"/>
          <table:table-cell table:style-name="ce993" table:number-columns-repeated="111"/>
          <table:table-cell table:style-name="ce2470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1732"/>
          <table:table-cell table:style-name="ce1655" table:number-columns-repeated="2"/>
          <table:table-cell table:style-name="ce1732" table:number-columns-repeated="11"/>
          <table:table-cell table:style-name="ce2054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61" office:value-type="string" calcext:value-type="string">
            <text:p>Íjász lőfegyverek</text:p>
          </table:table-cell>
          <table:table-cell table:style-name="ce2088" office:value-type="string" calcext:value-type="string">
            <text:p>Rövid íj</text:p>
          </table:table-cell>
          <table:table-cell table:style-name="ce2207" office:value-type="float" office:value="3" calcext:value-type="float">
            <text:p>3</text:p>
          </table:table-cell>
          <table:table-cell table:style-name="ce2217" office:value-type="float" office:value="3" calcext:value-type="float">
            <text:p>3</text:p>
          </table:table-cell>
          <table:table-cell table:style-name="ce2259" office:value-type="float" office:value="1" calcext:value-type="float">
            <text:p>1</text:p>
          </table:table-cell>
          <table:table-cell table:style-name="ce2278" office:value-type="float" office:value="6" calcext:value-type="float">
            <text:p>6</text:p>
          </table:table-cell>
          <table:table-cell table:style-name="ce2259" office:value-type="string" calcext:value-type="string">
            <text:p>S</text:p>
          </table:table-cell>
          <table:table-cell table:style-name="ce2259" office:value-type="string" calcext:value-type="string">
            <text:p>60m</text:p>
          </table:table-cell>
          <table:table-cell table:style-name="ce2362" office:value-type="string" calcext:value-type="string">
            <text:p>kétkezes</text:p>
          </table:table-cell>
          <table:table-cell table:style-name="ce2259" office:value-type="float" office:value="2" calcext:value-type="float">
            <text:p>2</text:p>
          </table:table-cell>
          <table:table-cell table:style-name="ce2368" office:value-type="float" office:value="0" calcext:value-type="float">
            <text:p>0</text:p>
          </table:table-cell>
          <table:table-cell table:style-name="ce2403"/>
          <table:table-cell table:style-name="ce2413" table:number-columns-repeated="2"/>
          <table:table-cell table:style-name="ce2420" office:value-type="string" calcext:value-type="string">
            <text:p>íjászat</text:p>
          </table:table-cell>
          <table:table-cell table:style-name="ce2461" office:value-type="string" calcext:value-type="string">
            <text:p>Az Erőbónusz csak akkor számít</text:p>
            <text:p>Ha az íj erre az Erő értékre lett tervezve!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89" office:value-type="string" calcext:value-type="string">
            <text:p>Hosszú íj</text:p>
          </table:table-cell>
          <table:table-cell table:style-name="ce473" office:value-type="float" office:value="4" calcext:value-type="float">
            <text:p>4</text:p>
          </table:table-cell>
          <table:table-cell table:style-name="ce2216" office:value-type="float" office:value="3" calcext:value-type="float">
            <text:p>3</text:p>
          </table:table-cell>
          <table:table-cell table:style-name="ce2260" office:value-type="float" office:value="3" calcext:value-type="float">
            <text:p>3</text:p>
          </table:table-cell>
          <table:table-cell table:style-name="ce2279" office:value-type="float" office:value="8" calcext:value-type="float">
            <text:p>8</text:p>
          </table:table-cell>
          <table:table-cell table:style-name="ce2260" office:value-type="string" calcext:value-type="string">
            <text:p>S</text:p>
          </table:table-cell>
          <table:table-cell table:style-name="ce2260" office:value-type="string" calcext:value-type="string">
            <text:p>120m</text:p>
          </table:table-cell>
          <table:table-cell table:style-name="ce2260" office:value-type="string" calcext:value-type="string">
            <text:p>kétkezes</text:p>
          </table:table-cell>
          <table:table-cell table:style-name="ce2260" office:value-type="float" office:value="3" calcext:value-type="float">
            <text:p>3</text:p>
          </table:table-cell>
          <table:table-cell table:style-name="ce2260" office:value-type="float" office:value="0" calcext:value-type="float">
            <text:p>0</text:p>
          </table:table-cell>
          <table:table-cell table:style-name="ce2260"/>
          <table:table-cell table:style-name="ce2414" table:number-columns-repeated="2"/>
          <table:table-cell table:style-name="ce2417" office:value-type="string" calcext:value-type="string">
            <text:p>íjászat</text:p>
          </table:table-cell>
          <table:table-cell table:style-name="ce2462" office:value-type="string" calcext:value-type="string">
            <text:p>Az Erőbónusz csak akkor számít</text:p>
            <text:p>Ha az íj erre az Erő értékre lett tervezve!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86" office:value-type="string" calcext:value-type="string">
            <text:p>Visszacsapó íj</text:p>
          </table:table-cell>
          <table:table-cell table:style-name="ce469" office:value-type="float" office:value="3" calcext:value-type="float">
            <text:p>3</text:p>
          </table:table-cell>
          <table:table-cell table:style-name="ce1019" office:value-type="float" office:value="3" calcext:value-type="float">
            <text:p>3</text:p>
          </table:table-cell>
          <table:table-cell table:style-name="ce2257" office:value-type="float" office:value="4" calcext:value-type="float">
            <text:p>4</text:p>
          </table:table-cell>
          <table:table-cell table:style-name="ce2275" office:value-type="float" office:value="8" calcext:value-type="float">
            <text:p>8</text:p>
          </table:table-cell>
          <table:table-cell table:style-name="ce2257" office:value-type="string" calcext:value-type="string">
            <text:p>S</text:p>
          </table:table-cell>
          <table:table-cell table:style-name="ce2257" office:value-type="string" calcext:value-type="string">
            <text:p>160m</text:p>
          </table:table-cell>
          <table:table-cell table:style-name="ce2264" office:value-type="string" calcext:value-type="string">
            <text:p>kétkezes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float" office:value="3" calcext:value-type="float">
            <text:p>3</text:p>
          </table:table-cell>
          <table:table-cell table:style-name="ce2401"/>
          <table:table-cell table:style-name="ce2409" table:number-columns-repeated="2"/>
          <table:table-cell table:style-name="ce2416" office:value-type="string" calcext:value-type="string">
            <text:p>íjászat</text:p>
          </table:table-cell>
          <table:table-cell table:style-name="ce2456" office:value-type="string" calcext:value-type="string">
            <text:p>Az Erőbónusz csak akkor számít</text:p>
            <text:p>Ha az íj erre az Erő értékre lett tervezve!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86" office:value-type="string" calcext:value-type="string">
            <text:p>Elf íj</text:p>
          </table:table-cell>
          <table:table-cell table:style-name="ce469" office:value-type="float" office:value="5" calcext:value-type="float">
            <text:p>5</text:p>
          </table:table-cell>
          <table:table-cell table:style-name="ce1019" office:value-type="float" office:value="4" calcext:value-type="float">
            <text:p>4</text:p>
          </table:table-cell>
          <table:table-cell table:style-name="ce2257" office:value-type="float" office:value="4" calcext:value-type="float">
            <text:p>4</text:p>
          </table:table-cell>
          <table:table-cell table:style-name="ce2275" office:value-type="float" office:value="7" calcext:value-type="float">
            <text:p>7</text:p>
          </table:table-cell>
          <table:table-cell table:style-name="ce2257" office:value-type="string" calcext:value-type="string">
            <text:p>S</text:p>
          </table:table-cell>
          <table:table-cell table:style-name="ce2257" office:value-type="string" calcext:value-type="string">
            <text:p>120m</text:p>
          </table:table-cell>
          <table:table-cell table:style-name="ce2264" office:value-type="string" calcext:value-type="string">
            <text:p>két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401"/>
          <table:table-cell table:style-name="ce2409" table:number-columns-repeated="2"/>
          <table:table-cell table:style-name="ce2416" office:value-type="string" calcext:value-type="string">
            <text:p>íjászat</text:p>
          </table:table-cell>
          <table:table-cell table:style-name="ce245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467"/>
          <table:table-cell table:style-name="ce993" table:number-columns-repeated="111"/>
          <table:table-cell table:style-name="ce616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7" office:value-type="string" calcext:value-type="string">
            <text:p>Fúvócső, kicsi</text:p>
          </table:table-cell>
          <table:table-cell table:style-name="ce469" office:value-type="float" office:value="2" calcext:value-type="float">
            <text:p>2</text:p>
          </table:table-cell>
          <table:table-cell table:style-name="ce2215" office:value-type="float" office:value="2" calcext:value-type="float">
            <text:p>2</text:p>
          </table:table-cell>
          <table:table-cell table:style-name="ce2254" office:value-type="string" calcext:value-type="string">
            <text:p>spec</text:p>
          </table:table-cell>
          <table:table-cell table:style-name="ce2268" office:value-type="float" office:value="9" calcext:value-type="float">
            <text:p>9</text:p>
          </table:table-cell>
          <table:table-cell table:style-name="ce2254" office:value-type="string" calcext:value-type="string">
            <text:p>S</text:p>
          </table:table-cell>
          <table:table-cell table:style-name="ce2254" office:value-type="string" calcext:value-type="string">
            <text:p>16m</text:p>
          </table:table-cell>
          <table:table-cell table:style-name="ce2354" office:value-type="string" calcext:value-type="string">
            <text:p>egykezes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style-name="ce2397"/>
          <table:table-cell table:style-name="ce2412" table:number-columns-repeated="2"/>
          <table:table-cell table:style-name="ce2424" office:value-type="string" calcext:value-type="string">
            <text:p>íjászat</text:p>
          </table:table-cell>
          <table:table-cell table:style-name="ce2459" office:value-type="string" calcext:value-type="string">
            <text:p>k20 dobásnál: 20-as dobás: 1 ÉP, különben 0 ÉP</text:p>
          </table:table-cell>
          <table:table-cell table:style-name="ce2467"/>
          <table:table-cell table:style-name="ce993" table:number-columns-repeated="111"/>
          <table:table-cell table:style-name="ce2470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2"/>
          <table:table-cell table:style-name="ce2090" office:value-type="string" calcext:value-type="string">
            <text:p>Fúvócső, vadász</text:p>
          </table:table-cell>
          <table:table-cell table:style-name="ce1804" office:value-type="float" office:value="3" calcext:value-type="float">
            <text:p>3</text:p>
          </table:table-cell>
          <table:table-cell table:style-name="ce2218" office:value-type="float" office:value="3" calcext:value-type="float">
            <text:p>3</text:p>
          </table:table-cell>
          <table:table-cell table:style-name="ce2261" office:value-type="float" office:value="-10" calcext:value-type="float">
            <text:p>-10</text:p>
          </table:table-cell>
          <table:table-cell table:style-name="ce2280" office:value-type="float" office:value="10" calcext:value-type="float">
            <text:p>10</text:p>
          </table:table-cell>
          <table:table-cell table:style-name="ce2261" office:value-type="string" calcext:value-type="string">
            <text:p>S</text:p>
          </table:table-cell>
          <table:table-cell table:style-name="ce2261" office:value-type="string" calcext:value-type="string">
            <text:p>30m</text:p>
          </table:table-cell>
          <table:table-cell table:style-name="ce2363" office:value-type="string" calcext:value-type="string">
            <text:p>kétkezes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404" table:number-columns-repeated="3"/>
          <table:table-cell table:style-name="ce2428" office:value-type="string" calcext:value-type="string">
            <text:p>íjászat</text:p>
          </table:table-cell>
          <table:table-cell table:style-name="ce2463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 office:value-type="string" calcext:value-type="string">
            <text:p>Lövész lőfegyverek</text:p>
          </table:table-cell>
          <table:table-cell table:style-name="ce2084" office:value-type="string" calcext:value-type="string">
            <text:p>Kézi nyílpuska</text:p>
          </table:table-cell>
          <table:table-cell table:style-name="ce469" office:value-type="float" office:value="3" calcext:value-type="float">
            <text:p>3</text:p>
          </table:table-cell>
          <table:table-cell table:style-name="ce1019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274" office:value-type="float" office:value="10" calcext:value-type="float">
            <text:p>10</text:p>
          </table:table-cell>
          <table:table-cell table:style-name="ce2262" office:value-type="string" calcext:value-type="string">
            <text:p>S</text:p>
          </table:table-cell>
          <table:table-cell table:style-name="ce2256" office:value-type="string" calcext:value-type="string">
            <text:p>20m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262" office:value-type="float" office:value="0" calcext:value-type="float">
            <text:p>0</text:p>
          </table:table-cell>
          <table:table-cell table:style-name="ce2400"/>
          <table:table-cell table:style-name="ce2409" table:number-columns-repeated="2"/>
          <table:table-cell table:style-name="ce2416" office:value-type="string" calcext:value-type="string">
            <text:p>lövészet</text:p>
          </table:table-cell>
          <table:table-cell table:style-name="ce2454" office:value-type="string" calcext:value-type="string">
            <text:p>A kézi nyílpuska kevésbé pontos fegyver kis mérete miatt.</text:p>
          </table:table-cell>
          <table:table-cell table:style-name="ce2467"/>
          <table:table-cell table:style-name="ce993" table:number-columns-repeated="111"/>
          <table:table-cell table:style-name="ce2056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9" office:value-type="string" calcext:value-type="string">
            <text:p>Nyílpuska</text:p>
          </table:table-cell>
          <table:table-cell table:style-name="ce473" office:value-type="float" office:value="5" calcext:value-type="float">
            <text:p>5</text:p>
          </table:table-cell>
          <table:table-cell table:style-name="ce991" office:value-type="float" office:value="4" calcext:value-type="float">
            <text:p>4</text:p>
          </table:table-cell>
          <table:table-cell table:style-name="ce2260" office:value-type="float" office:value="6" calcext:value-type="float">
            <text:p>6</text:p>
          </table:table-cell>
          <table:table-cell table:style-name="ce2279" office:value-type="float" office:value="13" calcext:value-type="float">
            <text:p>13</text:p>
          </table:table-cell>
          <table:table-cell table:style-name="ce2260" office:value-type="string" calcext:value-type="string">
            <text:p>S</text:p>
          </table:table-cell>
          <table:table-cell table:style-name="ce2260" office:value-type="string" calcext:value-type="string">
            <text:p>50m</text:p>
          </table:table-cell>
          <table:table-cell table:style-name="ce2260" office:value-type="string" calcext:value-type="string">
            <text:p>kétkezes</text:p>
          </table:table-cell>
          <table:table-cell table:style-name="ce2260" office:value-type="float" office:value="0" calcext:value-type="float">
            <text:p>0</text:p>
          </table:table-cell>
          <table:table-cell table:style-name="ce2260" office:value-type="float" office:value="8" calcext:value-type="float">
            <text:p>8</text:p>
          </table:table-cell>
          <table:table-cell table:style-name="ce2260"/>
          <table:table-cell table:style-name="ce2414" table:number-columns-repeated="2"/>
          <table:table-cell table:style-name="ce2417" office:value-type="string" calcext:value-type="string">
            <text:p>lövészet</text:p>
          </table:table-cell>
          <table:table-cell table:style-name="ce2464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6" office:value-type="string" calcext:value-type="string">
            <text:p>Nehéz nyílpuska</text:p>
          </table:table-cell>
          <table:table-cell table:style-name="ce469" office:value-type="float" office:value="5" calcext:value-type="float">
            <text:p>5</text:p>
          </table:table-cell>
          <table:table-cell table:style-name="ce1019" office:value-type="float" office:value="4" calcext:value-type="float">
            <text:p>4</text:p>
          </table:table-cell>
          <table:table-cell table:style-name="ce2264" office:value-type="float" office:value="14" calcext:value-type="float">
            <text:p>14</text:p>
          </table:table-cell>
          <table:table-cell table:style-name="ce2275" office:value-type="float" office:value="16" calcext:value-type="float">
            <text:p>16</text:p>
          </table:table-cell>
          <table:table-cell table:style-name="ce2264" office:value-type="string" calcext:value-type="string">
            <text:p>S</text:p>
          </table:table-cell>
          <table:table-cell table:style-name="ce2257" office:value-type="string" calcext:value-type="string">
            <text:p>80m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0" calcext:value-type="float">
            <text:p>0</text:p>
          </table:table-cell>
          <table:table-cell table:style-name="ce2257" office:value-type="float" office:value="15" calcext:value-type="float">
            <text:p>15</text:p>
          </table:table-cell>
          <table:table-cell table:style-name="ce2401"/>
          <table:table-cell table:style-name="ce2409" table:number-columns-repeated="2"/>
          <table:table-cell table:style-name="ce2416" office:value-type="string" calcext:value-type="string">
            <text:p>lövészet</text:p>
          </table:table-cell>
          <table:table-cell table:style-name="ce2457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86" office:value-type="string" calcext:value-type="string">
            <text:p>Shadoni páncéltörő</text:p>
          </table:table-cell>
          <table:table-cell table:style-name="ce469" office:value-type="float" office:value="0" calcext:value-type="float">
            <text:p>0</text:p>
          </table:table-cell>
          <table:table-cell table:style-name="ce1019" office:value-type="float" office:value="5" calcext:value-type="float">
            <text:p>5</text:p>
          </table:table-cell>
          <table:table-cell table:style-name="ce2264" office:value-type="float" office:value="20" calcext:value-type="float">
            <text:p>20</text:p>
          </table:table-cell>
          <table:table-cell table:style-name="ce2275" office:value-type="string" calcext:value-type="string">
            <text:p>-</text:p>
          </table:table-cell>
          <table:table-cell table:style-name="ce2264" office:value-type="string" calcext:value-type="string">
            <text:p>Z</text:p>
          </table:table-cell>
          <table:table-cell table:style-name="ce2257" office:value-type="string" calcext:value-type="string">
            <text:p>120m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0" calcext:value-type="float">
            <text:p>0</text:p>
          </table:table-cell>
          <table:table-cell table:style-name="ce2257" office:value-type="float" office:value="20" calcext:value-type="float">
            <text:p>20</text:p>
          </table:table-cell>
          <table:table-cell table:style-name="ce2401"/>
          <table:table-cell table:style-name="ce2409" table:number-columns-repeated="2"/>
          <table:table-cell table:style-name="ce2416" office:value-type="string" calcext:value-type="string">
            <text:p>lövészet</text:p>
          </table:table-cell>
          <table:table-cell table:style-name="ce2457" office:value-type="string" calcext:value-type="string">
            <text:p>- Újratöltés: 1 emberrel: 3 kör, 2 emberrel: 1 kör</text:p>
            <text:p>- Páncéltörő</text:p>
          </table:table-cell>
          <table:table-cell table:style-name="ce2467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6" office:value-type="string" calcext:value-type="string">
            <text:p>Kharei nyílpuska</text:p>
          </table:table-cell>
          <table:table-cell table:style-name="ce469" office:value-type="float" office:value="4" calcext:value-type="float">
            <text:p>4</text:p>
          </table:table-cell>
          <table:table-cell table:style-name="ce1019" office:value-type="float" office:value="3" calcext:value-type="float">
            <text:p>3</text:p>
          </table:table-cell>
          <table:table-cell table:style-name="ce2264" office:value-type="float" office:value="3" calcext:value-type="float">
            <text:p>3</text:p>
          </table:table-cell>
          <table:table-cell table:style-name="ce2275" office:value-type="float" office:value="6" calcext:value-type="float">
            <text:p>6</text:p>
          </table:table-cell>
          <table:table-cell table:style-name="ce2264" office:value-type="string" calcext:value-type="string">
            <text:p>S</text:p>
          </table:table-cell>
          <table:table-cell table:style-name="ce2257" office:value-type="string" calcext:value-type="string">
            <text:p>50m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style-name="ce2401"/>
          <table:table-cell table:style-name="ce2409" table:number-columns-repeated="2"/>
          <table:table-cell table:style-name="ce2416" office:value-type="string" calcext:value-type="string">
            <text:p>lövészet</text:p>
          </table:table-cell>
          <table:table-cell table:style-name="ce2457" office:value-type="string" calcext:value-type="string">
            <text:p>Míg ki nem fogy a tár. Újratöltés: 1 kör</text:p>
          </table:table-cell>
          <table:table-cell table:style-name="ce2467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062"/>
          <table:table-cell table:style-name="ce2091" office:value-type="string" calcext:value-type="string">
            <text:p>Aquir nyílpuska</text:p>
          </table:table-cell>
          <table:table-cell table:style-name="ce1804" office:value-type="float" office:value="6" calcext:value-type="float">
            <text:p>6</text:p>
          </table:table-cell>
          <table:table-cell table:style-name="ce2213" office:value-type="float" office:value="4" calcext:value-type="float">
            <text:p>4</text:p>
          </table:table-cell>
          <table:table-cell table:style-name="ce2265" office:value-type="string" calcext:value-type="string">
            <text:p>💀/+6</text:p>
          </table:table-cell>
          <table:table-cell table:style-name="ce2281" office:value-type="float" office:value="7" calcext:value-type="float">
            <text:p>7</text:p>
          </table:table-cell>
          <table:table-cell table:style-name="ce2265" office:value-type="string" calcext:value-type="string">
            <text:p>S</text:p>
          </table:table-cell>
          <table:table-cell table:style-name="ce2346" office:value-type="string" calcext:value-type="string">
            <text:p>50m</text:p>
          </table:table-cell>
          <table:table-cell table:style-name="ce2265" office:value-type="string" calcext:value-type="string">
            <text:p>egykezes</text:p>
          </table:table-cell>
          <table:table-cell table:style-name="ce2265" office:value-type="float" office:value="0" calcext:value-type="float">
            <text:p>0</text:p>
          </table:table-cell>
          <table:table-cell table:style-name="ce2265" office:value-type="float" office:value="20" calcext:value-type="float">
            <text:p>20</text:p>
          </table:table-cell>
          <table:table-cell table:style-name="ce2405" table:number-columns-repeated="3"/>
          <table:table-cell table:style-name="ce2421" office:value-type="string" calcext:value-type="string">
            <text:p>lövészet</text:p>
          </table:table-cell>
          <table:table-cell table:style-name="ce2465" office:value-type="string" calcext:value-type="string">
            <text:p>Halálos hatása és Átütés értéke csak aquir kézben érvényesül</text:p>
          </table:table-cell>
          <table:table-cell table:style-name="ce2467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63" office:value-type="string" calcext:value-type="string">
            <text:p>Mágikus lövedékek</text:p>
          </table:table-cell>
          <table:table-cell table:style-name="ce996" office:value-type="string" calcext:value-type="string">
            <text:p>Mágiatáv I</text:p>
          </table:table-cell>
          <table:table-cell table:style-name="ce1019" office:value-type="float" office:value="1" calcext:value-type="float">
            <text:p>1</text:p>
          </table:table-cell>
          <table:table-cell table:style-name="ce1019" office:value-type="float" office:value="0.5" calcext:value-type="float">
            <text:p>0.5</text:p>
          </table:table-cell>
          <table:table-cell table:number-columns-repeated="5" table:style-name="ce1019" office:value-type="string" calcext:value-type="string">
            <text:p>spec</text:p>
          </table:table-cell>
          <table:table-cell table:style-name="ce1019" office:value-type="float" office:value="99" calcext:value-type="float">
            <text:p>99</text:p>
          </table:table-cell>
          <table:table-cell table:style-name="ce1019" office:value-type="string" calcext:value-type="string">
            <text:p>spec</text:p>
          </table:table-cell>
          <table:table-cell table:style-name="ce2397"/>
          <table:table-cell table:style-name="ce2412" table:number-columns-repeated="2"/>
          <table:table-cell table:style-name="ce2429" office:value-type="string" calcext:value-type="string">
            <text:p>mágikus célzás</text:p>
          </table:table-cell>
          <table:table-cell table:style-name="ce2466"/>
          <table:table-cell table:style-name="ce2467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54"/>
          <table:table-cell table:style-name="ce996" office:value-type="string" calcext:value-type="string">
            <text:p>Mágiatáv II</text:p>
          </table:table-cell>
          <table:table-cell table:style-name="ce1019" office:value-type="float" office:value="2" calcext:value-type="float">
            <text:p>2</text:p>
          </table:table-cell>
          <table:table-cell table:style-name="ce1019" office:value-type="float" office:value="1" calcext:value-type="float">
            <text:p>1</text:p>
          </table:table-cell>
          <table:table-cell table:number-columns-repeated="5" table:style-name="ce1019" office:value-type="string" calcext:value-type="string">
            <text:p>spec</text:p>
          </table:table-cell>
          <table:table-cell table:style-name="ce1019" office:value-type="float" office:value="99" calcext:value-type="float">
            <text:p>99</text:p>
          </table:table-cell>
          <table:table-cell table:style-name="ce1019" office:value-type="string" calcext:value-type="string">
            <text:p>spec</text:p>
          </table:table-cell>
          <table:table-cell table:style-name="ce2397" table:number-columns-repeated="3"/>
          <table:table-cell table:style-name="ce2429" office:value-type="string" calcext:value-type="string">
            <text:p>mágikus célzás</text:p>
          </table:table-cell>
          <table:table-cell table:style-name="ce2466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67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54"/>
          <table:table-cell table:style-name="ce996" office:value-type="string" calcext:value-type="string">
            <text:p>Mágiatáv III</text:p>
          </table:table-cell>
          <table:table-cell table:style-name="ce1019" office:value-type="float" office:value="3" calcext:value-type="float">
            <text:p>3</text:p>
          </table:table-cell>
          <table:table-cell table:style-name="ce2215" office:value-type="float" office:value="2" calcext:value-type="float">
            <text:p>2</text:p>
          </table:table-cell>
          <table:table-cell table:number-columns-repeated="5" table:style-name="ce1019" office:value-type="string" calcext:value-type="string">
            <text:p>spec</text:p>
          </table:table-cell>
          <table:table-cell table:style-name="ce1019" office:value-type="float" office:value="99" calcext:value-type="float">
            <text:p>99</text:p>
          </table:table-cell>
          <table:table-cell table:style-name="ce1019" office:value-type="string" calcext:value-type="string">
            <text:p>spec</text:p>
          </table:table-cell>
          <table:table-cell table:style-name="ce2397" table:number-columns-repeated="3"/>
          <table:table-cell table:style-name="ce2429" office:value-type="string" calcext:value-type="string">
            <text:p>mágikus célzás</text:p>
          </table:table-cell>
          <table:table-cell table:style-name="ce2466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67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54"/>
          <table:table-cell table:style-name="ce996" office:value-type="string" calcext:value-type="string">
            <text:p>Mágiatáv IV</text:p>
          </table:table-cell>
          <table:table-cell table:style-name="ce1019" office:value-type="float" office:value="4" calcext:value-type="float">
            <text:p>4</text:p>
          </table:table-cell>
          <table:table-cell table:style-name="ce2215" office:value-type="float" office:value="3" calcext:value-type="float">
            <text:p>3</text:p>
          </table:table-cell>
          <table:table-cell table:number-columns-repeated="5" table:style-name="ce1019" office:value-type="string" calcext:value-type="string">
            <text:p>spec</text:p>
          </table:table-cell>
          <table:table-cell table:style-name="ce1019" office:value-type="float" office:value="99" calcext:value-type="float">
            <text:p>99</text:p>
          </table:table-cell>
          <table:table-cell table:style-name="ce1019" office:value-type="string" calcext:value-type="string">
            <text:p>spec</text:p>
          </table:table-cell>
          <table:table-cell table:style-name="ce2397" table:number-columns-repeated="3"/>
          <table:table-cell table:style-name="ce2429" office:value-type="string" calcext:value-type="string">
            <text:p>mágikus célzás</text:p>
          </table:table-cell>
          <table:table-cell table:style-name="ce996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67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14" table:number-columns-repeated="14"/>
          <table:table-cell table:style-name="ce993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32" table:number-columns-repeated="13"/>
          <table:table-cell/>
          <table:table-cell table:style-name="ce1655"/>
          <table:table-cell table:style-name="ce993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32" table:number-columns-repeated="4"/>
          <table:table-cell table:number-columns-repeated="2"/>
          <table:table-cell table:style-name="ce2214"/>
          <table:table-cell table:style-name="ce993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93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214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14" table:number-columns-repeated="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12"/>
          <table:covered-table-cell table:style-name="ce1421"/>
          <table:covered-table-cell table:style-name="ce2008"/>
          <table:covered-table-cell table:style-name="ce1421"/>
          <table:table-cell table:style-name="ce912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912"/>
          <table:table-cell table:style-name="ce1413"/>
          <table:table-cell table:style-name="ce2008"/>
          <table:table-cell table:style-name="ce1413"/>
          <table:table-cell table:style-name="ce912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198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82" table:content-validation-name="val216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8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8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8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8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8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8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8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4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198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8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198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198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8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98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8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198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8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8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8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8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198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198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198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198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7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23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23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23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23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23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5">
          <table:table-cell table:style-name="Default" table:number-columns-repeated="3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table:table-column table:style-name="co82" table:default-cell-style-name="ce2524"/>
        <table:table-column table:style-name="co65" table:default-cell-style-name="ce2570"/>
        <table:table-column table:style-name="co83" table:default-cell-style-name="ce2579"/>
        <table:table-column table:style-name="co84" table:default-cell-style-name="ce2524"/>
        <table:table-column table:style-name="co85" table:default-cell-style-name="ce2591"/>
        <table:table-column table:style-name="co86" table:default-cell-style-name="ce2524"/>
        <table:table-column table:style-name="co87" table:default-cell-style-name="ce2524"/>
        <table:table-column table:style-name="co88" table:default-cell-style-name="ce2524"/>
        <table:table-column table:style-name="co89" table:default-cell-style-name="ce2600"/>
        <table:table-column table:style-name="co90" table:default-cell-style-name="ce2524"/>
        <table:table-column table:style-name="co91" table:default-cell-style-name="ce2524"/>
        <table:table-column table:style-name="co92" table:default-cell-style-name="Default"/>
        <table:table-column table:style-name="co93" table:default-cell-style-name="ce2524"/>
        <table:table-column table:style-name="co94" table:default-cell-style-name="ce2524"/>
        <table:table-column table:style-name="co95" table:default-cell-style-name="ce2524"/>
        <table:table-column table:style-name="co8" table:default-cell-style-name="Default"/>
        <table:table-row table:style-name="ro3">
          <table:table-cell table:style-name="ce2523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69"/>
          <table:covered-table-cell table:style-name="ce2578"/>
          <table:covered-table-cell table:style-name="ce2092"/>
          <table:covered-table-cell table:style-name="ce2093"/>
          <table:covered-table-cell table:number-columns-repeated="3" table:style-name="ce2092"/>
          <table:covered-table-cell table:style-name="ce2599"/>
          <table:covered-table-cell table:number-columns-repeated="2" table:style-name="ce2092"/>
          <table:covered-table-cell/>
          <table:covered-table-cell table:style-name="ce2092"/>
          <table:covered-table-cell table:number-columns-repeated="3"/>
        </table:table-row>
        <table:table-row table:style-name="ro2">
          <table:table-cell table:number-columns-repeated="4"/>
          <table:table-cell table:style-name="ce2093"/>
          <table:table-cell table:style-name="ce2092"/>
          <table:table-cell table:number-columns-repeated="10"/>
        </table:table-row>
        <table:table-row table:style-name="ro2">
          <table:table-cell table:style-name="ce2525" office:value-type="string" calcext:value-type="string">
            <text:p>Általános fortélyok</text:p>
          </table:table-cell>
          <table:table-cell table:style-name="ce2571" office:value-type="string" calcext:value-type="string">
            <text:p>Max fok</text:p>
          </table:table-cell>
          <table:table-cell table:style-name="ce2571" office:value-type="string" calcext:value-type="string">
            <text:p>Kiterjeszti</text:p>
          </table:table-cell>
          <table:table-cell/>
          <table:table-cell table:style-name="ce2590" office:value-type="string" calcext:value-type="string">
            <text:p>Kiemelt Fortélyok</text:p>
          </table:table-cell>
          <table:table-cell table:style-name="ce2092"/>
          <table:table-cell/>
          <table:table-cell table:style-name="ce2590" office:value-type="string" calcext:value-type="string">
            <text:p>Faj Hátterek</text:p>
          </table:table-cell>
          <table:table-cell table:style-name="ce2590" office:value-type="string" calcext:value-type="string">
            <text:p>Karma Hátterek</text:p>
          </table:table-cell>
          <table:table-cell table:style-name="ce2590" office:value-type="string" calcext:value-type="string">
            <text:p>Leíró Hátterek</text:p>
          </table:table-cell>
          <table:table-cell/>
          <table:table-cell table:style-name="ce2525" office:value-type="string" calcext:value-type="string">
            <text:p>Nyelvek</text:p>
          </table:table-cell>
          <table:table-cell table:style-name="ce2590" office:value-type="string" calcext:value-type="string">
            <text:p>Rövidítés</text:p>
          </table:table-cell>
          <table:table-cell table:style-name="Default"/>
          <table:table-cell table:style-name="ce2525" office:value-type="string" calcext:value-type="string">
            <text:p>Varázslási módszerek</text:p>
          </table:table-cell>
          <table:table-cell table:style-name="ce2524"/>
        </table:table-row>
        <table:table-row table:style-name="ro2">
          <table:table-cell table:style-name="ce2526"/>
          <table:table-cell table:style-name="ce2572"/>
          <table:table-cell table:style-name="ce2580"/>
          <table:table-cell/>
          <table:table-cell table:style-name="Default"/>
          <table:table-cell table:style-name="ce2092"/>
          <table:table-cell/>
          <table:table-cell table:style-name="ce2526"/>
          <table:table-cell table:style-name="ce2524"/>
          <table:table-cell table:style-name="Default"/>
          <table:table-cell/>
          <table:table-cell table:style-name="ce2591"/>
          <table:table-cell/>
          <table:table-cell table:style-name="Default"/>
          <table:table-cell/>
          <table:table-cell table:style-name="ce2524"/>
        </table:table-row>
        <table:table-row table:style-name="ro24">
          <table:table-cell office:value-type="string" calcext:value-type="string">
            <text:p>➖➖➖ Érzék ➖➖➖</text:p>
          </table:table-cell>
          <table:table-cell table:style-name="ce2573" office:value-type="float" office:value="0" calcext:value-type="float">
            <text:p>0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92"/>
          <table:table-cell/>
          <table:table-cell table:style-name="ce2597" office:value-type="string" calcext:value-type="string">
            <text:p>Lásd a Képzettséglista oldal</text:p>
          </table:table-cell>
          <table:table-cell table:style-name="ce256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01" office:value-type="string" calcext:value-type="string">
            <text:p><text:span text:style-name="T20">➖➖➖ </text:span><text:span text:style-name="T41">Származás </text:span><text:span text:style-name="T42">➖➖➖</text:span></text:p>
          </table:table-cell>
          <table:table-cell/>
          <table:table-cell table:style-name="ce2591" office:value-type="string" calcext:value-type="string">
            <text:p><text:span text:style-name="T20">➖➖➖ </text:span><text:span text:style-name="T43">Godoni nyelvek </text:span><text:span text:style-name="T44">➖➖➖</text:span></text:p>
          </table:table-cell>
          <table:table-cell/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92"/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66" office:value-type="string" calcext:value-type="string">
            <text:p>Árva</text:p>
          </table:table-cell>
          <table:table-cell/>
          <table:table-cell table:style-name="ce259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092"/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66" office:value-type="string" calcext:value-type="string">
            <text:p>Erdőlakó</text:p>
          </table:table-cell>
          <table:table-cell/>
          <table:table-cell table:style-name="ce259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66" office:value-type="string" calcext:value-type="string">
            <text:p>Jobbágy</text:p>
          </table:table-cell>
          <table:table-cell/>
          <table:table-cell table:style-name="ce259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0" office:value-type="string" calcext:value-type="string">
            <text:p>Szabad Fortélyok</text:p>
          </table:table-cell>
          <table:table-cell table:style-name="ce2593" office:value-type="string" calcext:value-type="string">
            <text:p>Kiterjeszti</text:p>
          </table:table-cell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66" office:value-type="string" calcext:value-type="string">
            <text:p>Nemes</text:p>
          </table:table-cell>
          <table:table-cell/>
          <table:table-cell table:style-name="ce259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26"/>
          <table:table-cell table:style-name="ce2594"/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66" office:value-type="string" calcext:value-type="string">
            <text:p>Polgár</text:p>
          </table:table-cell>
          <table:table-cell/>
          <table:table-cell table:style-name="ce259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ce2581"/>
          <table:table-cell/>
          <table:table-cell table:style-name="ce256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85" office:value-type="string" calcext:value-type="string">
            <text:p><text:span text:style-name="T37">🟩</text:span> Befolyásolás, Emberismeret</text:p>
          </table:table-cell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66" office:value-type="string" calcext:value-type="string">
            <text:p>Városlakó</text:p>
          </table:table-cell>
          <table:table-cell/>
          <table:table-cell table:style-name="ce259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25">
          <table:table-cell table:style-name="ce2563" office:value-type="string" calcext:value-type="string">
            <text:p>➖➖➖ Általános ➖➖➖</text:p>
          </table:table-cell>
          <table:table-cell table:style-name="ce2573" office:value-type="float" office:value="0" calcext:value-type="float">
            <text:p>0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85" office:value-type="string" calcext:value-type="string">
            <text:p><text:span text:style-name="T38">🟥</text:span> Kvantikum</text:p>
          </table:table-cell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01" office:value-type="string" calcext:value-type="string">
            <text:p><text:span text:style-name="T20">➖➖➖ Jellem, fóbiák, hobbik</text:span><text:span text:style-name="T41"> </text:span><text:span text:style-name="T42">➖➖➖ </text:span></text:p>
          </table:table-cell>
          <table:table-cell/>
          <table:table-cell table:style-name="ce259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3">
          <table:table-cell table:style-name="ce256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85" office:value-type="string" calcext:value-type="string">
            <text:p><text:span text:style-name="T30">🟩</text:span><text:span text:style-name="T39"> </text:span>Befolyásolás, Emberismeret</text:p>
          </table:table-cell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01" office:value-type="string" calcext:value-type="string">
            <text:p>Élet</text:p>
          </table:table-cell>
          <table:table-cell/>
          <table:table-cell table:style-name="ce259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3">
          <table:table-cell table:style-name="ce256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85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01" office:value-type="string" calcext:value-type="string">
            <text:p>Rend</text:p>
          </table:table-cell>
          <table:table-cell/>
          <table:table-cell table:style-name="ce259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6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3">
          <table:table-cell table:style-name="ce256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85" office:value-type="string" calcext:value-type="string">
            <text:p>Érzékenység Tulajdonságodat segíti ízlelés esetén</text:p>
          </table:table-cell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01" office:value-type="string" calcext:value-type="string">
            <text:p>Halál</text:p>
          </table:table-cell>
          <table:table-cell/>
          <table:table-cell table:style-name="ce259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6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26">
          <table:table-cell table:style-name="ce256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85" office:value-type="string" calcext:value-type="string">
            <text:p>Érzékenység Tulajdonságodat segíti tapintás esetén</text:p>
          </table:table-cell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01" office:value-type="string" calcext:value-type="string">
            <text:p>Káosz</text:p>
          </table:table-cell>
          <table:table-cell/>
          <table:table-cell table:style-name="ce259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85" office:value-type="string" calcext:value-type="string">
            <text:p><text:span text:style-name="T30">🟩 </text:span>Művészetismeret;  <text:span text:style-name="T32">🟥 </text:span><text:span text:style-name="T39">Képzőművészet</text:span></text:p>
          </table:table-cell>
          <table:table-cell/>
          <table:table-cell table:style-name="ce2598"/>
          <table:table-cell table:style-name="ce256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66" office:value-type="string" calcext:value-type="string">
            <text:p>Alattomos</text:p>
          </table:table-cell>
          <table:table-cell/>
          <table:table-cell table:style-name="ce259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85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56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66" office:value-type="string" calcext:value-type="string">
            <text:p>Álmodozó</text:p>
          </table:table-cell>
          <table:table-cell/>
          <table:table-cell table:style-name="ce259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85" office:value-type="string" calcext:value-type="string">
            <text:p><text:span text:style-name="T30">🟩</text:span><text:span text:style-name="T39">Lexikum, </text:span>Nyomozás</text:p>
          </table:table-cell>
          <table:table-cell/>
          <table:table-cell table:style-name="Default"/>
          <table:table-cell table:style-name="ce256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66" office:value-type="string" calcext:value-type="string">
            <text:p>Autoriter</text:p>
          </table:table-cell>
          <table:table-cell/>
          <table:table-cell table:style-name="ce259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27">
          <table:table-cell table:style-name="ce256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51" office:value-type="float" office:value="1" calcext:value-type="float">
            <text:p>1</text:p>
          </table:table-cell>
          <table:table-cell table:style-name="ce2582" office:value-type="string" calcext:value-type="string">
            <text:p><text:span text:style-name="T30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85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590" office:value-type="string" calcext:value-type="string">
            <text:p>Kultúrkörök</text:p>
          </table:table-cell>
          <table:table-cell table:style-name="ce256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66" office:value-type="string" calcext:value-type="string">
            <text:p>Barátságos</text:p>
          </table:table-cell>
          <table:table-cell/>
          <table:table-cell table:style-name="ce259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28">
          <table:table-cell table:style-name="ce256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ce2581"/>
          <table:table-cell/>
          <table:table-cell table:style-name="ce256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85" office:value-type="string" calcext:value-type="string">
            <text:p><text:span text:style-name="T30">🟩</text:span><text:span text:style-name="T39"> </text:span>Lexikum, Nyomozás, Szakma: hivatalnok</text:p>
          </table:table-cell>
          <table:table-cell table:number-columns-repeated="2"/>
          <table:table-cell table:style-name="ce2601" office:value-type="string" calcext:value-type="string">
            <text:p><text:span text:style-name="T20">➖➖➖ Mágia</text:span><text:span text:style-name="T41"> </text:span><text:span text:style-name="T42">➖➖➖ </text:span></text:p>
          </table:table-cell>
          <table:table-cell table:style-name="ce2566" office:value-type="string" calcext:value-type="string">
            <text:p>Cinikus</text:p>
          </table:table-cell>
          <table:table-cell/>
          <table:table-cell table:style-name="ce259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85" office:value-type="string" calcext:value-type="string">
            <text:p><text:span text:style-name="T30">🟩</text:span><text:span text:style-name="T39"> </text:span>Művészetismeret;  <text:span text:style-name="T32">🟥 </text:span><text:span text:style-name="T39">Képzőművészet</text:span></text:p>
          </table:table-cell>
          <table:table-cell/>
          <table:table-cell table:style-name="ce2566" office:value-type="string" calcext:value-type="string">
            <text:p>4mund</text:p>
          </table:table-cell>
          <table:table-cell table:style-name="ce256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66" office:value-type="string" calcext:value-type="string">
            <text:p>Gondoskodó</text:p>
          </table:table-cell>
          <table:table-cell/>
          <table:table-cell table:style-name="ce259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74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56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85" office:value-type="string" calcext:value-type="string">
            <text:p><text:span text:style-name="T39">🟩 Nyomozás;  🟩Emberismeret</text:span></text:p>
          </table:table-cell>
          <table:table-cell/>
          <table:table-cell table:style-name="ce2566" office:value-type="string" calcext:value-type="string">
            <text:p>asz1sz</text:p>
          </table:table-cell>
          <table:table-cell table:style-name="ce256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66" office:value-type="string" calcext:value-type="string">
            <text:p>Gyáva</text:p>
          </table:table-cell>
          <table:table-cell/>
          <table:table-cell table:style-name="ce259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9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66" office:value-type="string" calcext:value-type="string">
            <text:p>barbár</text:p>
          </table:table-cell>
          <table:table-cell table:style-name="ce947" table:formula="of:=COUNTA([.I5:.I23])-1" office:value-type="float" office:value="18" calcext:value-type="float">
            <text:p>18</text:p>
          </table:table-cell>
          <table:table-cell table:style-name="ce2566" office:value-type="string" calcext:value-type="string">
            <text:p>Gyűjtögető</text:p>
          </table:table-cell>
          <table:table-cell/>
          <table:table-cell table:style-name="ce259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85" office:value-type="string" calcext:value-type="string">
            <text:p><text:span text:style-name="T30">🟩</text:span><text:span text:style-name="T39"> </text:span>Idomítás;  <text:span text:style-name="T32">🟥 </text:span>Lovaglás, Léglovaglás</text:p>
          </table:table-cell>
          <table:table-cell/>
          <table:table-cell table:style-name="ce2566" office:value-type="string" calcext:value-type="string">
            <text:p>bukán</text:p>
          </table:table-cell>
          <table:table-cell table:style-name="ce2594"/>
          <table:table-cell table:style-name="ce2566" office:value-type="string" calcext:value-type="string">
            <text:p>Hallgatag</text:p>
          </table:table-cell>
          <table:table-cell/>
          <table:table-cell table:style-name="ce259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85" office:value-type="string" calcext:value-type="string">
            <text:p><text:span text:style-name="T30">🟩</text:span><text:span text:style-name="T39"> </text:span>Hadászat</text:p>
          </table:table-cell>
          <table:table-cell/>
          <table:table-cell table:style-name="ce2566" office:value-type="string" calcext:value-type="string">
            <text:p>dw00n</text:p>
          </table:table-cell>
          <table:table-cell/>
          <table:table-cell table:style-name="ce2566" office:value-type="string" calcext:value-type="string">
            <text:p>Hiszékeny</text:p>
          </table:table-cell>
          <table:table-cell/>
          <table:table-cell table:style-name="ce259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74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56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85" office:value-type="string" calcext:value-type="string">
            <text:p><text:span text:style-name="T30">🟩 </text:span>Befolyásolás, Emberismeret</text:p>
          </table:table-cell>
          <table:table-cell/>
          <table:table-cell table:style-name="ce2566" office:value-type="string" calcext:value-type="string">
            <text:p>dzs4d</text:p>
          </table:table-cell>
          <table:table-cell table:style-name="ce2595"/>
          <table:table-cell table:style-name="ce2566" office:value-type="string" calcext:value-type="string">
            <text:p>Idealista</text:p>
          </table:table-cell>
          <table:table-cell/>
          <table:table-cell table:style-name="ce259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85" office:value-type="string" calcext:value-type="string">
            <text:p><text:span text:style-name="T30">🟩 </text:span><text:span text:style-name="T39">Kvantikum, </text:span>Nyomozás, Szakma: hivatalnok</text:p>
          </table:table-cell>
          <table:table-cell/>
          <table:table-cell table:style-name="ce2566" office:value-type="string" calcext:value-type="string">
            <text:p>elar</text:p>
          </table:table-cell>
          <table:table-cell table:style-name="ce2595"/>
          <table:table-cell table:style-name="ce2566" office:value-type="string" calcext:value-type="string">
            <text:p>Kígyóiszonyos</text:p>
          </table:table-cell>
          <table:table-cell/>
          <table:table-cell table:style-name="ce259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85" office:value-type="string" calcext:value-type="string">
            <text:p><text:span text:style-name="T30">🟩 </text:span><text:span text:style-name="T39">Kvantikum, </text:span>Nyomozás</text:p>
          </table:table-cell>
          <table:table-cell/>
          <table:table-cell table:style-name="ce2566" office:value-type="string" calcext:value-type="string">
            <text:p>elf</text:p>
          </table:table-cell>
          <table:table-cell table:style-name="Default"/>
          <table:table-cell table:style-name="ce2566" office:value-type="string" calcext:value-type="string">
            <text:p>Megfontolt</text:p>
          </table:table-cell>
          <table:table-cell/>
          <table:table-cell table:style-name="ce259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85" office:value-type="string" calcext:value-type="string">
            <text:p><text:span text:style-name="T30">🟩 </text:span>Lexikum, Hadászat</text:p>
          </table:table-cell>
          <table:table-cell/>
          <table:table-cell table:style-name="ce2566" office:value-type="string" calcext:value-type="string">
            <text:p>en0szukei</text:p>
          </table:table-cell>
          <table:table-cell table:style-name="ce2595"/>
          <table:table-cell table:style-name="ce2566" office:value-type="string" calcext:value-type="string">
            <text:p>Megbízhatatlan</text:p>
          </table:table-cell>
          <table:table-cell/>
          <table:table-cell table:style-name="ce2591" office:value-type="string" calcext:value-type="string">
            <text:p><text:span text:style-name="T4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85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2566" office:value-type="string" calcext:value-type="string">
            <text:p>erv</text:p>
          </table:table-cell>
          <table:table-cell table:style-name="ce2595"/>
          <table:table-cell table:style-name="ce2566" office:value-type="string" calcext:value-type="string">
            <text:p>Megbízható</text:p>
          </table:table-cell>
          <table:table-cell/>
          <table:table-cell table:style-name="ce2524" office:value-type="string" calcext:value-type="string">
            <text:p><text:span text:style-name="T20">➖➖➖ </text:span><text:span text:style-name="T43">Faj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85" office:value-type="string" calcext:value-type="string">
            <text:p><text:span text:style-name="T30">🟩 </text:span><text:span text:style-name="T39">Művészetismeret;  </text:span><text:span text:style-name="T40">🟥 </text:span><text:span text:style-name="T39">Képzőművészet</text:span></text:p>
          </table:table-cell>
          <table:table-cell/>
          <table:table-cell table:style-name="ce2566" office:value-type="string" calcext:value-type="string">
            <text:p>gohr</text:p>
          </table:table-cell>
          <table:table-cell table:style-name="ce2595"/>
          <table:table-cell table:style-name="ce2566" office:value-type="string" calcext:value-type="string">
            <text:p>Meggondolatlan</text:p>
          </table:table-cell>
          <table:table-cell/>
          <table:table-cell table:style-name="ce259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85" office:value-type="string" calcext:value-type="string">
            <text:p><text:span text:style-name="T30">🟩 </text:span>Befolyásolás, Emberismeret</text:p>
          </table:table-cell>
          <table:table-cell/>
          <table:table-cell table:style-name="ce2566" office:value-type="string" calcext:value-type="string">
            <text:p>gorv1ki</text:p>
          </table:table-cell>
          <table:table-cell table:style-name="ce2595"/>
          <table:table-cell table:style-name="ce2566" office:value-type="string" calcext:value-type="string">
            <text:p>Naív</text:p>
          </table:table-cell>
          <table:table-cell/>
          <table:table-cell table:style-name="ce259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6">
          <table:table-cell table:style-name="ce256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85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566" office:value-type="string" calcext:value-type="string">
            <text:p>il4nori</text:p>
          </table:table-cell>
          <table:table-cell table:style-name="ce2602"/>
          <table:table-cell table:style-name="ce2566" office:value-type="string" calcext:value-type="string">
            <text:p>Nagyképű</text:p>
          </table:table-cell>
          <table:table-cell/>
          <table:table-cell table:style-name="ce259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6">
          <table:table-cell table:style-name="ce256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85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566" office:value-type="string" calcext:value-type="string">
            <text:p>khál</text:p>
          </table:table-cell>
          <table:table-cell table:style-name="ce2602"/>
          <table:table-cell table:style-name="ce2566" office:value-type="string" calcext:value-type="string">
            <text:p>Nárcisztikus</text:p>
          </table:table-cell>
          <table:table-cell/>
          <table:table-cell table:style-name="ce259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6">
          <table:table-cell table:style-name="ce256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74"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85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566" office:value-type="string" calcext:value-type="string">
            <text:p>kr4ni</text:p>
          </table:table-cell>
          <table:table-cell table:style-name="Default"/>
          <table:table-cell table:style-name="ce2566" office:value-type="string" calcext:value-type="string">
            <text:p>Pókiszonyos</text:p>
          </table:table-cell>
          <table:table-cell/>
          <table:table-cell table:style-name="ce259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6">
          <table:table-cell table:style-name="ce256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85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566" office:value-type="string" calcext:value-type="string">
            <text:p>mawini</text:p>
          </table:table-cell>
          <table:table-cell table:style-name="Default"/>
          <table:table-cell table:style-name="ce2566" office:value-type="string" calcext:value-type="string">
            <text:p>Precíz</text:p>
          </table:table-cell>
          <table:table-cell/>
          <table:table-cell table:style-name="ce259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85" office:value-type="string" calcext:value-type="string">
            <text:p><text:span text:style-name="T30">🟩 </text:span>Előadóművészet, Művészetismeret</text:p>
          </table:table-cell>
          <table:table-cell table:style-name="Default"/>
          <table:table-cell table:style-name="ce2566" office:value-type="string" calcext:value-type="string">
            <text:p>ni4rei</text:p>
          </table:table-cell>
          <table:table-cell table:style-name="Default"/>
          <table:table-cell table:style-name="ce2566" office:value-type="string" calcext:value-type="string">
            <text:p>Szerény</text:p>
          </table:table-cell>
          <table:table-cell/>
          <table:table-cell table:style-name="ce259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63" office:value-type="string" calcext:value-type="string">
            <text:p>➖➖➖ Vezető ➖➖➖</text:p>
          </table:table-cell>
          <table:table-cell table:style-name="ce2573" office:value-type="float" office:value="0" calcext:value-type="float">
            <text:p>0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85" office:value-type="string" calcext:value-type="string">
            <text:p><text:span text:style-name="T32">🟥 </text:span>Előadóművészet, Művészetismeret, Etikett</text:p>
          </table:table-cell>
          <table:table-cell table:style-name="Default"/>
          <table:table-cell table:style-name="ce2566" office:value-type="string" calcext:value-type="string">
            <text:p>nomád</text:p>
          </table:table-cell>
          <table:table-cell table:style-name="Default"/>
          <table:table-cell table:style-name="ce2566" office:value-type="string" calcext:value-type="string">
            <text:p>Talpnyaló</text:p>
          </table:table-cell>
          <table:table-cell/>
          <table:table-cell table:style-name="ce2591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85" office:value-type="string" calcext:value-type="string">
            <text:p><text:span text:style-name="T32">🟥 </text:span>Etikett</text:p>
          </table:table-cell>
          <table:table-cell table:style-name="Default"/>
          <table:table-cell table:style-name="ce2566" office:value-type="string" calcext:value-type="string">
            <text:p>pier</text:p>
          </table:table-cell>
          <table:table-cell table:style-name="Default"/>
          <table:table-cell table:style-name="ce2566" office:value-type="string" calcext:value-type="string">
            <text:p>Tiszteletreméltó</text:p>
          </table:table-cell>
          <table:table-cell/>
          <table:table-cell table:style-name="ce259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85" office:value-type="string" calcext:value-type="string">
            <text:p><text:span text:style-name="T30">🟩 </text:span><text:span text:style-name="T39">Kvantikum, </text:span>Nyomozás, Hajózás</text:p>
          </table:table-cell>
          <table:table-cell table:style-name="Default"/>
          <table:table-cell table:style-name="ce2566" office:value-type="string" calcext:value-type="string">
            <text:p>predoci, edorli</text:p>
          </table:table-cell>
          <table:table-cell table:style-name="Default"/>
          <table:table-cell table:style-name="ce2566" office:value-type="string" calcext:value-type="string">
            <text:p>Teszetosza</text:p>
          </table:table-cell>
          <table:table-cell/>
          <table:table-cell table:style-name="ce259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85" office:value-type="string" calcext:value-type="string">
            <text:p><text:span text:style-name="T30">🟩 </text:span><text:span text:style-name="T39">Nyomozás;   </text:span><text:span text:style-name="T40">🟥 </text:span><text:span text:style-name="T39">Városi jártasság, Etikett</text:span></text:p>
          </table:table-cell>
          <table:table-cell table:style-name="Default"/>
          <table:table-cell table:style-name="ce2566" office:value-type="string" calcext:value-type="string">
            <text:p>py4r</text:p>
          </table:table-cell>
          <table:table-cell table:style-name="Default"/>
          <table:table-cell table:style-name="ce2566" office:value-type="string" calcext:value-type="string">
            <text:p>Tériszonyos</text:p>
          </table:table-cell>
          <table:table-cell/>
          <table:table-cell table:style-name="ce2524" office:value-type="string" calcext:value-type="string">
            <text:p><text:span text:style-name="T20">➖➖➖ Kyr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85" office:value-type="string" calcext:value-type="string">
            <text:p>🟩 Művészetismeret; <text:s/>🟥 Előadóművészet</text:p>
          </table:table-cell>
          <table:table-cell/>
          <table:table-cell table:style-name="ce2566" office:value-type="string" calcext:value-type="string">
            <text:p>ragnaroki</text:p>
          </table:table-cell>
          <table:table-cell table:style-name="Default"/>
          <table:table-cell table:style-name="ce2566" office:value-type="string" calcext:value-type="string">
            <text:p>Tudálékos</text:p>
          </table:table-cell>
          <table:table-cell/>
          <table:table-cell table:style-name="ce259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85" office:value-type="string" calcext:value-type="string">
            <text:p>🟩 Művészetismeret; <text:s/>🟥 Előadóművészet</text:p>
          </table:table-cell>
          <table:table-cell/>
          <table:table-cell table:style-name="ce256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9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56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85" office:value-type="string" calcext:value-type="string">
            <text:p>🟩 Művészetismeret; <text:s/>🟥 Előadóművészet</text:p>
          </table:table-cell>
          <table:table-cell/>
          <table:table-cell table:style-name="ce2566" office:value-type="string" calcext:value-type="string">
            <text:p>syburri</text:p>
          </table:table-cell>
          <table:table-cell table:style-name="Default"/>
          <table:table-cell table:style-name="ce2601" office:value-type="string" calcext:value-type="string">
            <text:p><text:span text:style-name="T20">➖➖➖ </text:span><text:span text:style-name="T41">Küllem, fizikum </text:span><text:span text:style-name="T42">➖➖➖ </text:span></text:p>
          </table:table-cell>
          <table:table-cell/>
          <table:table-cell table:style-name="ce259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85" office:value-type="string" calcext:value-type="string">
            <text:p><text:span text:style-name="T39">🟥 </text:span>Előadóművészet</text:p>
          </table:table-cell>
          <table:table-cell/>
          <table:table-cell table:style-name="ce2566" office:value-type="string" calcext:value-type="string">
            <text:p>tarran</text:p>
          </table:table-cell>
          <table:table-cell table:style-name="Default"/>
          <table:table-cell table:style-name="ce2566" office:value-type="string" calcext:value-type="string">
            <text:p>Alacsony</text:p>
          </table:table-cell>
          <table:table-cell/>
          <table:table-cell table:style-name="ce259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85" office:value-type="string" calcext:value-type="string">
            <text:p><text:span text:style-name="T39">🟥 </text:span>Előadóművészet</text:p>
          </table:table-cell>
          <table:table-cell/>
          <table:table-cell table:style-name="ce2566" office:value-type="string" calcext:value-type="string">
            <text:p>ti4dlani</text:p>
          </table:table-cell>
          <table:table-cell table:style-name="Default"/>
          <table:table-cell table:style-name="ce2566" office:value-type="string" calcext:value-type="string">
            <text:p>Albínó</text:p>
          </table:table-cell>
          <table:table-cell/>
          <table:table-cell table:style-name="ce259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573" office:value-type="float" office:value="0" calcext:value-type="float">
            <text:p>0</text:p>
          </table:table-cell>
          <table:table-cell table:number-columns-repeated="2"/>
          <table:table-cell table:style-name="ce2592" table:formula="of:=COUNTA([.E11:.E47])" office:value-type="float" office:value="37" calcext:value-type="float">
            <text:p>37</text:p>
          </table:table-cell>
          <table:table-cell table:style-name="ce2585"/>
          <table:table-cell/>
          <table:table-cell table:style-name="ce2566" office:value-type="string" calcext:value-type="string">
            <text:p>tongoriai</text:p>
          </table:table-cell>
          <table:table-cell table:style-name="Default"/>
          <table:table-cell table:style-name="ce2566" office:value-type="string" calcext:value-type="string">
            <text:p>Divatos</text:p>
          </table:table-cell>
          <table:table-cell/>
          <table:table-cell table:style-name="ce2524" office:value-type="string" calcext:value-type="string">
            <text:p><text:span text:style-name="T20">➖➖➖ Speciális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66" office:value-type="string" calcext:value-type="string">
            <text:p>t0r0ni</text:p>
          </table:table-cell>
          <table:table-cell table:style-name="Default"/>
          <table:table-cell table:style-name="ce2566" office:value-type="string" calcext:value-type="string">
            <text:p>Jóképű</text:p>
          </table:table-cell>
          <table:table-cell/>
          <table:table-cell table:style-name="ce2524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74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66" office:value-type="string" calcext:value-type="string">
            <text:p>törpe</text:p>
          </table:table-cell>
          <table:table-cell table:style-name="Default"/>
          <table:table-cell table:style-name="ce2566" office:value-type="string" calcext:value-type="string">
            <text:p>Kövér</text:p>
          </table:table-cell>
          <table:table-cell/>
          <table:table-cell table:style-name="ce2524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66" office:value-type="string" calcext:value-type="string">
            <text:p>Magas</text:p>
          </table:table-cell>
          <table:table-cell/>
          <table:table-cell table:style-name="ce2524"/>
          <table:table-cell table:style-name="ce2600"/>
          <table:table-cell table:number-columns-repeated="3"/>
        </table:table-row>
        <table:table-row table:style-name="ro27">
          <table:table-cell table:style-name="ce256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3" office:value-type="string" calcext:value-type="string">
            <text:p><text:span text:style-name="T3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566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64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574"/>
          <table:table-cell office:value-type="string" calcext:value-type="string">
            <text:p><text:span text:style-name="T32">🟥 </text:span><text:span text:style-name="T33">Lexikum, </text:span><text:span text:style-name="T34">🟩 </text:span><text:span text:style-name="T35">Értékbecslés</text:span></text:p>
          </table:table-cell>
          <table:table-cell/>
          <table:table-cell table:style-name="Default" table:number-columns-repeated="5"/>
          <table:table-cell table:style-name="ce2566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74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Default"/>
          <table:table-cell table:style-name="ce2596"/>
          <table:table-cell table:style-name="Default" table:number-columns-repeated="3"/>
          <table:table-cell table:style-name="ce2566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63" office:value-type="string" calcext:value-type="string">
            <text:p>➖➖➖ Befolyástól védő ➖➖➖</text:p>
          </table:table-cell>
          <table:table-cell table:style-name="ce257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66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66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66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51"/>
          <table:table-cell table:style-name="ce2584"/>
          <table:table-cell/>
          <table:table-cell table:style-name="Default" table:number-columns-repeated="5"/>
          <table:table-cell table:style-name="ce2601" office:value-type="string" calcext:value-type="string">
            <text:p><text:span text:style-name="T20">➖➖➖ </text:span><text:span text:style-name="T41">Viszony </text:span><text:span text:style-name="T4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51"/>
          <table:table-cell table:style-name="ce2584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51"/>
          <table:table-cell table:style-name="ce2584"/>
          <table:table-cell/>
          <table:table-cell table:style-name="Default" table:number-columns-repeated="4"/>
          <table:table-cell table:style-name="ce260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25" office:value-type="string" calcext:value-type="string">
            <text:p>Harci fortélyok</text:p>
          </table:table-cell>
          <table:table-cell table:style-name="ce1051"/>
          <table:table-cell table:style-name="ce2584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74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75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76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5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5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51" office:value-type="float" office:value="1" calcext:value-type="float">
            <text:p>1</text:p>
          </table:table-cell>
          <table:table-cell table:style-name="ce25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51" office:value-type="float" office:value="1" calcext:value-type="float">
            <text:p>1</text:p>
          </table:table-cell>
          <table:table-cell table:style-name="ce25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7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8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7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8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7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8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ce25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ce258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8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58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564"/>
          <table:table-cell table:number-columns-repeated="15"/>
        </table:table-row>
        <table:table-row table:style-name="ro2">
          <table:table-cell table:formula="of:=COUNTA([.A75:.A122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25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67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524"/>
          <table:table-cell table:number-columns-repeated="14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7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577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2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993"/>
        <table:table-column table:style-name="co97" table:default-cell-style-name="ce993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03" office:value-type="string" calcext:value-type="string">
            <text:p>Karakter pontok (KP) elosztása </text:p>
          </table:table-cell>
          <table:table-cell table:style-name="ce2603"/>
          <table:table-cell table:style-name="ce993" table:number-columns-repeated="16382"/>
        </table:table-row>
        <table:table-row table:style-name="ro29">
          <table:table-cell/>
          <table:table-cell table:style-name="ce260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93" table:number-columns-repeated="16382"/>
        </table:table-row>
        <table:table-row table:style-name="ro29">
          <table:table-cell office:value-type="string" calcext:value-type="string">
            <text:p>Képzettségek</text:p>
            <text:p/>
          </table:table-cell>
          <table:table-cell table:style-name="ce2604"/>
          <table:table-cell table:style-name="ce993" table:number-columns-repeated="16382"/>
        </table:table-row>
        <table:table-row table:style-name="ro30">
          <table:table-cell/>
          <table:table-cell table:style-name="ce2604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93" table:number-columns-repeated="16382"/>
        </table:table-row>
        <table:table-row table:style-name="ro29">
          <table:table-cell office:value-type="string" calcext:value-type="string">
            <text:p>Fortélyok</text:p>
            <text:p/>
          </table:table-cell>
          <table:table-cell table:style-name="ce2604"/>
          <table:table-cell table:style-name="ce993" table:number-columns-repeated="16382"/>
        </table:table-row>
        <table:table-row table:style-name="ro31">
          <table:table-cell/>
          <table:table-cell table:style-name="ce260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93" table:number-columns-repeated="16382"/>
        </table:table-row>
        <table:table-row table:style-name="ro2">
          <table:table-cell/>
          <table:table-cell table:style-name="ce2604"/>
          <table:table-cell table:style-name="ce993" table:number-columns-repeated="16382"/>
        </table:table-row>
        <table:table-row table:style-name="ro29">
          <table:table-cell office:value-type="string" calcext:value-type="string">
            <text:p>Harcérték módosítók (HM)</text:p>
            <text:p/>
          </table:table-cell>
          <table:table-cell table:style-name="ce2604"/>
          <table:table-cell table:style-name="ce993" table:number-columns-repeated="16382"/>
        </table:table-row>
        <table:table-row table:style-name="ro30">
          <table:table-cell/>
          <table:table-cell table:style-name="ce2604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93" table:number-columns-repeated="16382"/>
        </table:table-row>
        <table:table-row table:style-name="ro2">
          <table:table-cell/>
          <table:table-cell table:style-name="ce2604"/>
          <table:table-cell table:style-name="ce993" table:number-columns-repeated="16382"/>
        </table:table-row>
        <table:table-row table:style-name="ro29">
          <table:table-cell table:style-name="ce2603" office:value-type="string" calcext:value-type="string">
            <text:p>Mágikus tradíció, Arkánumok (Primer képzettség)</text:p>
            <text:p/>
          </table:table-cell>
          <table:table-cell/>
          <table:table-cell table:style-name="ce993" table:number-columns-repeated="16382"/>
        </table:table-row>
        <table:table-row table:style-name="ro32">
          <table:table-cell/>
          <table:table-cell table:style-name="ce260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93" table:number-columns-repeated="16382"/>
        </table:table-row>
        <table:table-row table:style-name="ro29">
          <table:table-cell table:style-name="ce2604" office:value-type="string" calcext:value-type="string">
            <text:p>Pszí</text:p>
            <text:p/>
          </table:table-cell>
          <table:table-cell/>
          <table:table-cell table:style-name="ce993" table:number-columns-repeated="16382"/>
        </table:table-row>
        <table:table-row table:style-name="ro1">
          <table:table-cell/>
          <table:table-cell table:style-name="ce2604" office:value-type="string" calcext:value-type="string">
            <text:p>→Pszí alkalmazés: Primer képzettség, ez a „pi4rroni” diszciplínák alkalmazásának ismerete</text:p>
          </table:table-cell>
          <table:table-cell table:style-name="ce993" table:number-columns-repeated="16382"/>
        </table:table-row>
        <table:table-row table:style-name="ro2">
          <table:table-cell table:number-columns-repeated="2"/>
          <table:table-cell table:style-name="ce993" table:number-columns-repeated="16382"/>
        </table:table-row>
        <table:table-row table:style-name="ro33">
          <table:table-cell table:number-columns-repeated="2"/>
          <table:table-cell table:style-name="ce993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93" table:number-columns-repeated="16382"/>
        </table:table-row>
        <table:table-row table:style-name="ro32">
          <table:table-cell/>
          <table:table-cell table:style-name="ce2604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93" table:number-columns-repeated="16382"/>
        </table:table-row>
        <table:table-row table:style-name="ro2" table:number-rows-repeated="1048557">
          <table:table-cell table:number-columns-repeated="2"/>
          <table:table-cell table:style-name="ce993" table:number-columns-repeated="16382"/>
        </table:table-row>
        <table:table-row table:style-name="ro2">
          <table:table-cell table:number-columns-repeated="2"/>
          <table:table-cell table:style-name="ce993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8" table:default-cell-style-name="ce570"/>
        <table:table-row table:style-name="ro1">
          <table:table-cell table:style-name="ce2605" office:value-type="string" calcext:value-type="string">
            <text:p>V9.0.2</text:p>
          </table:table-cell>
        </table:table-row>
        <table:table-row table:style-name="ro2">
          <table:table-cell table:style-name="ce2606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06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06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06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06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06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9.0.1</text:p>
          </table:table-cell>
        </table:table-row>
        <table:table-row table:style-name="ro2">
          <table:table-cell table:style-name="ce2606" office:value-type="string" calcext:value-type="string">
            <text:p>* CÉ Alap: -15 (-10 helyett)</text:p>
          </table:table-cell>
        </table:table-row>
        <table:table-row table:style-name="ro2">
          <table:table-cell table:style-name="ce2606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9.0.0</text:p>
          </table:table-cell>
        </table:table-row>
        <table:table-row table:style-name="ro2">
          <table:table-cell table:style-name="ce2606" office:value-type="string" calcext:value-type="string">
            <text:p>* Új MGT modell implementálva</text:p>
          </table:table-cell>
        </table:table-row>
        <table:table-row table:style-name="ro2">
          <table:table-cell table:style-name="ce2606" office:value-type="string" calcext:value-type="string">
            <text:p>* MGT: kisebb felbontás</text:p>
          </table:table-cell>
        </table:table-row>
        <table:table-row table:style-name="ro2">
          <table:table-cell table:style-name="ce2606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06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06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06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06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06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06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8</text:p>
          </table:table-cell>
        </table:table-row>
        <table:table-row table:style-name="ro1">
          <table:table-cell table:style-name="ce2607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07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07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07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07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07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07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9.7</text:p>
          </table:table-cell>
        </table:table-row>
        <table:table-row table:style-name="ro1">
          <table:table-cell table:style-name="ce2607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07" office:value-type="string" calcext:value-type="string">
            <text:p>* Harcos elme leírása változott</text:p>
          </table:table-cell>
        </table:table-row>
        <table:table-row table:style-name="ro1">
          <table:table-cell table:style-name="ce2607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8" office:value-type="string" calcext:value-type="string">
            <text:p>V8.9.6 – k20 innentől</text:p>
          </table:table-cell>
        </table:table-row>
        <table:table-row table:style-name="ro1">
          <table:table-cell table:style-name="ce2607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07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07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07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07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9.5 – k100 utolsó</text:p>
          </table:table-cell>
        </table:table-row>
        <table:table-row table:style-name="ro1">
          <table:table-cell table:style-name="ce2607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07" office:value-type="string" calcext:value-type="string">
            <text:p>* Karma Hátterek bővültek</text:p>
          </table:table-cell>
        </table:table-row>
        <table:table-row table:style-name="ro1">
          <table:table-cell table:style-name="ce2607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09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9.4</text:p>
          </table:table-cell>
        </table:table-row>
        <table:table-row table:style-name="ro1">
          <table:table-cell table:style-name="ce2607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07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07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07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07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07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07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07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07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9.3</text:p>
          </table:table-cell>
        </table:table-row>
        <table:table-row table:style-name="ro1">
          <table:table-cell table:style-name="ce260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07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07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05"/>
        </table:table-row>
        <table:table-row table:style-name="ro1">
          <table:table-cell table:style-name="ce2605" office:value-type="string" calcext:value-type="string">
            <text:p>V8.9.2</text:p>
          </table:table-cell>
        </table:table-row>
        <table:table-row table:style-name="ro1">
          <table:table-cell table:style-name="ce260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0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07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07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0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9.1</text:p>
          </table:table-cell>
        </table:table-row>
        <table:table-row table:style-name="ro1">
          <table:table-cell table:style-name="ce260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9.0</text:p>
          </table:table-cell>
        </table:table-row>
        <table:table-row table:style-name="ro1">
          <table:table-cell table:style-name="ce260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0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0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0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07" office:value-type="string" calcext:value-type="string">
            <text:p>* Pajzshasználat 3.fok: +5 VÉ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8.9</text:p>
          </table:table-cell>
        </table:table-row>
        <table:table-row table:style-name="ro1">
          <table:table-cell table:style-name="ce2607" office:value-type="string" calcext:value-type="string">
            <text:p>* Ostorharc harcmodor bekerült</text:p>
          </table:table-cell>
        </table:table-row>
        <table:table-row table:style-name="ro1">
          <table:table-cell table:style-name="ce260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0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8.8</text:p>
          </table:table-cell>
        </table:table-row>
        <table:table-row table:style-name="ro1">
          <table:table-cell table:style-name="ce260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0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0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0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8.7</text:p>
          </table:table-cell>
        </table:table-row>
        <table:table-row table:style-name="ro1">
          <table:table-cell table:style-name="ce260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0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0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0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0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0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8.6</text:p>
          </table:table-cell>
        </table:table-row>
        <table:table-row table:style-name="ro1">
          <table:table-cell table:style-name="ce2607" office:value-type="string" calcext:value-type="string">
            <text:p>* Vezető fortélyok bekerültek</text:p>
          </table:table-cell>
        </table:table-row>
        <table:table-row table:style-name="ro1">
          <table:table-cell table:style-name="ce260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0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0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8.5</text:p>
          </table:table-cell>
        </table:table-row>
        <table:table-row table:style-name="ro1">
          <table:table-cell table:style-name="ce260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0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0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0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8.4</text:p>
          </table:table-cell>
        </table:table-row>
        <table:table-row table:style-name="ro1">
          <table:table-cell table:style-name="ce2607" office:value-type="string" calcext:value-type="string">
            <text:p>* Új: Alakzatharc képzettség</text:p>
          </table:table-cell>
        </table:table-row>
        <table:table-row table:style-name="ro1">
          <table:table-cell table:style-name="ce2607" office:value-type="string" calcext:value-type="string">
            <text:p>* Új: Alakzat: támadó fortély</text:p>
          </table:table-cell>
        </table:table-row>
        <table:table-row table:style-name="ro1">
          <table:table-cell table:style-name="ce2607" office:value-type="string" calcext:value-type="string">
            <text:p>* Új: Alakzat: védekező fortély</text:p>
          </table:table-cell>
        </table:table-row>
        <table:table-row table:style-name="ro1">
          <table:table-cell table:style-name="ce2607" office:value-type="string" calcext:value-type="string">
            <text:p>* Új: Parancsnok fortély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8.3</text:p>
          </table:table-cell>
        </table:table-row>
        <table:table-row table:style-name="ro1">
          <table:table-cell table:style-name="ce260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0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07" office:value-type="string" calcext:value-type="string">
            <text:p>* Új: Harckeret növelés fortély</text:p>
          </table:table-cell>
        </table:table-row>
        <table:table-row table:style-name="ro1">
          <table:table-cell table:style-name="ce2607" office:value-type="string" calcext:value-type="string">
            <text:p>* Új: Koordinátor fortély</text:p>
          </table:table-cell>
        </table:table-row>
        <table:table-row table:style-name="ro1">
          <table:table-cell table:style-name="ce2607" office:value-type="string" calcext:value-type="string">
            <text:p>* Új: Daráló fortély</text:p>
          </table:table-cell>
        </table:table-row>
        <table:table-row table:style-name="ro1">
          <table:table-cell table:style-name="ce2607" office:value-type="string" calcext:value-type="string">
            <text:p>* Taktika: Falanx megszűnt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0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8.1</text:p>
          </table:table-cell>
        </table:table-row>
        <table:table-row table:style-name="ro1">
          <table:table-cell table:style-name="ce260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0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07" office:value-type="string" calcext:value-type="string">
            <text:p>* Új: Elpusztíthatatlan fortély</text:p>
          </table:table-cell>
        </table:table-row>
        <table:table-row table:style-name="ro1">
          <table:table-cell table:style-name="ce2607" office:value-type="string" calcext:value-type="string">
            <text:p>* Új: Gladiátor bestiái fortély</text:p>
          </table:table-cell>
        </table:table-row>
        <table:table-row table:style-name="ro1">
          <table:table-cell table:style-name="ce260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0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0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8.0</text:p>
          </table:table-cell>
        </table:table-row>
        <table:table-row table:style-name="ro1">
          <table:table-cell table:style-name="ce260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0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07" office:value-type="string" calcext:value-type="string">
            <text:p><text:span text:style-name="T20">* Új fortély: Ősi kultkúrkör </text:span><text:span text:style-name="T46">🔁</text:span></text:p>
          </table:table-cell>
        </table:table-row>
        <table:table-row table:style-name="ro1">
          <table:table-cell table:style-name="ce2607" office:value-type="string" calcext:value-type="string">
            <text:p>* Szilánk pontértéknek cella</text:p>
          </table:table-cell>
        </table:table-row>
        <table:table-row table:style-name="ro1">
          <table:table-cell table:style-name="ce2607" office:value-type="string" calcext:value-type="string">
            <text:p>* Felszerelés keret képlet 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9</text:p>
          </table:table-cell>
        </table:table-row>
        <table:table-row table:style-name="ro1">
          <table:table-cell table:style-name="ce260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0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0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0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8</text:p>
          </table:table-cell>
        </table:table-row>
        <table:table-row table:style-name="ro1">
          <table:table-cell table:style-name="ce260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0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07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7</text:p>
          </table:table-cell>
        </table:table-row>
        <table:table-row table:style-name="ro1">
          <table:table-cell table:style-name="ce2607" office:value-type="string" calcext:value-type="string">
            <text:p>* Új Szabad Fortély: Kihallgatás</text:p>
          </table:table-cell>
        </table:table-row>
        <table:table-row table:style-name="ro1">
          <table:table-cell table:style-name="ce260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6</text:p>
          </table:table-cell>
        </table:table-row>
        <table:table-row table:style-name="ro1">
          <table:table-cell table:style-name="ce260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0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0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07" office:value-type="string" calcext:value-type="string">
            <text:p>* Kínzás képzettség megszünt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5</text:p>
          </table:table-cell>
        </table:table-row>
        <table:table-row table:style-name="ro1">
          <table:table-cell table:style-name="ce260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0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0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10"/>
        </table:table-row>
        <table:table-row table:style-name="ro1">
          <table:table-cell table:style-name="ce2610" office:value-type="string" calcext:value-type="string">
            <text:p>V8.7.4</text:p>
          </table:table-cell>
        </table:table-row>
        <table:table-row table:style-name="ro1">
          <table:table-cell table:style-name="ce260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0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0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0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11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3</text:p>
          </table:table-cell>
        </table:table-row>
        <table:table-row table:style-name="ro1">
          <table:table-cell table:style-name="ce260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0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0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0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0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0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2</text:p>
          </table:table-cell>
        </table:table-row>
        <table:table-row table:style-name="ro1">
          <table:table-cell table:style-name="ce260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0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0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1</text:p>
          </table:table-cell>
        </table:table-row>
        <table:table-row table:style-name="ro1">
          <table:table-cell table:style-name="ce260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0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0</text:p>
          </table:table-cell>
        </table:table-row>
        <table:table-row table:style-name="ro1">
          <table:table-cell table:style-name="ce260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0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0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0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0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9</text:p>
          </table:table-cell>
        </table:table-row>
        <table:table-row table:style-name="ro1">
          <table:table-cell table:style-name="ce260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0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0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0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8</text:p>
          </table:table-cell>
        </table:table-row>
        <table:table-row table:style-name="ro1">
          <table:table-cell table:style-name="ce260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0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0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0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0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0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7</text:p>
          </table:table-cell>
        </table:table-row>
        <table:table-row table:style-name="ro1">
          <table:table-cell table:style-name="ce260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0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0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07" office:value-type="string" calcext:value-type="string">
            <text:p>* Tradíció lista frissítve</text:p>
          </table:table-cell>
        </table:table-row>
        <table:table-row table:style-name="ro1">
          <table:table-cell table:style-name="ce260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6</text:p>
          </table:table-cell>
        </table:table-row>
        <table:table-row table:style-name="ro1">
          <table:table-cell table:style-name="ce260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5</text:p>
          </table:table-cell>
        </table:table-row>
        <table:table-row table:style-name="ro1">
          <table:table-cell table:style-name="ce260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0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0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0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4</text:p>
          </table:table-cell>
        </table:table-row>
        <table:table-row table:style-name="ro1">
          <table:table-cell table:style-name="ce2607" office:value-type="string" calcext:value-type="string">
            <text:p>* KP Alap megszűnt</text:p>
          </table:table-cell>
        </table:table-row>
        <table:table-row table:style-name="ro1">
          <table:table-cell table:style-name="ce2607" office:value-type="string" calcext:value-type="string">
            <text:p>* KP / Szint: 50 + Intelligencia</text:p>
          </table:table-cell>
        </table:table-row>
        <table:table-row table:style-name="ro1">
          <table:table-cell table:style-name="ce260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07" office:value-type="string" calcext:value-type="string">
            <text:p>* Új Leíró Hátterek</text:p>
          </table:table-cell>
        </table:table-row>
        <table:table-row table:style-name="ro1">
          <table:table-cell table:style-name="ce260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3</text:p>
          </table:table-cell>
        </table:table-row>
        <table:table-row table:style-name="ro1">
          <table:table-cell table:style-name="ce2607" office:value-type="string" calcext:value-type="string">
            <text:p>* Helyismeret db számláló</text:p>
          </table:table-cell>
        </table:table-row>
        <table:table-row table:style-name="ro1">
          <table:table-cell table:style-name="ce260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07" office:value-type="string" calcext:value-type="string">
            <text:p>* Hadvezetés átnevezve: Hadászat</text:p>
          </table:table-cell>
        </table:table-row>
        <table:table-row table:style-name="ro1">
          <table:table-cell table:style-name="ce260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07" office:value-type="string" calcext:value-type="string">
            <text:p>* Leíró Hátterek bekerültek</text:p>
          </table:table-cell>
        </table:table-row>
        <table:table-row table:style-name="ro1">
          <table:table-cell table:style-name="ce2607" office:value-type="string" calcext:value-type="string">
            <text:p>* Vadember fortély bekerült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2</text:p>
          </table:table-cell>
        </table:table-row>
        <table:table-row table:style-name="ro1">
          <table:table-cell table:style-name="ce260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0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0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0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0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0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1</text:p>
          </table:table-cell>
        </table:table-row>
        <table:table-row table:style-name="ro1">
          <table:table-cell table:style-name="ce260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0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0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0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0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07" office:value-type="string" calcext:value-type="string">
            <text:p>* rengeteg apró javítás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0</text:p>
          </table:table-cell>
        </table:table-row>
        <table:table-row table:style-name="ro1">
          <table:table-cell table:style-name="ce260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07" office:value-type="string" calcext:value-type="string">
            <text:p>* Data fül teljes átrendezése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5.1</text:p>
          </table:table-cell>
        </table:table-row>
        <table:table-row table:style-name="ro1">
          <table:table-cell table:style-name="ce260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0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0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0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5.0 – 1K</text:p>
          </table:table-cell>
        </table:table-row>
        <table:table-row table:style-name="ro1">
          <table:table-cell table:style-name="ce260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0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0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0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07" office:value-type="string" calcext:value-type="string">
            <text:p>* SFÉ számítása automatikus</text:p>
          </table:table-cell>
        </table:table-row>
        <table:table-row table:style-name="ro1">
          <table:table-cell table:style-name="ce260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0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0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0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0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0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3.2</text:p>
          </table:table-cell>
        </table:table-row>
        <table:table-row table:style-name="ro1">
          <table:table-cell table:style-name="ce260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0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0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3.1</text:p>
          </table:table-cell>
        </table:table-row>
        <table:table-row table:style-name="ro1">
          <table:table-cell table:style-name="ce260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0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0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0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07" office:value-type="string" calcext:value-type="string">
            <text:p>* Hamisítás képzettség bekötve</text:p>
          </table:table-cell>
        </table:table-row>
        <table:table-row table:style-name="ro34">
          <table:table-cell table:style-name="ce2607" office:value-type="string" calcext:value-type="string">
            <text:p>* Szakma lista</text:p>
          </table:table-cell>
        </table:table-row>
        <table:table-row table:style-name="ro34">
          <table:table-cell table:style-name="ce260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07"/>
        </table:table-row>
        <table:table-row table:style-name="ro34">
          <table:table-cell table:style-name="ce2610" office:value-type="string" calcext:value-type="string">
            <text:p>V8.3.0</text:p>
          </table:table-cell>
        </table:table-row>
        <table:table-row table:style-name="ro23">
          <table:table-cell table:style-name="ce2607" office:value-type="string" calcext:value-type="string">
            <text:p>* Történelemismeret: Átfogó</text:p>
          </table:table-cell>
        </table:table-row>
        <table:table-row table:style-name="ro23">
          <table:table-cell table:style-name="ce2607" office:value-type="string" calcext:value-type="string">
            <text:p>* Műveltség: Átlagos (új)</text:p>
          </table:table-cell>
        </table:table-row>
        <table:table-row table:style-name="ro23">
          <table:table-cell table:style-name="ce2607" office:value-type="string" calcext:value-type="string">
            <text:p>* Irodalom-ismeret megszűnt</text:p>
          </table:table-cell>
        </table:table-row>
        <table:table-row table:style-name="ro23">
          <table:table-cell table:style-name="ce2607" office:value-type="string" calcext:value-type="string">
            <text:p>* SP táblázat bekerült a Harcértékek fülre</text:p>
          </table:table-cell>
        </table:table-row>
        <table:table-row table:style-name="ro23">
          <table:table-cell table:style-name="ce2607" office:value-type="string" calcext:value-type="string">
            <text:p>* Könnyű képzettségek megszűntek</text:p>
          </table:table-cell>
        </table:table-row>
        <table:table-row table:style-name="ro23">
          <table:table-cell table:style-name="ce2607" office:value-type="string" calcext:value-type="string">
            <text:p>* Nyelvismeret (ingyenes) táblázat bekerült - választhatóak legördülő menüből</text:p>
          </table:table-cell>
        </table:table-row>
        <table:table-row table:style-name="ro23">
          <table:table-cell table:style-name="ce2607" office:value-type="string" calcext:value-type="string">
            <text:p>* Nyelvek választhatóak legördülő menüből</text:p>
          </table:table-cell>
        </table:table-row>
        <table:table-row table:style-name="ro23">
          <table:table-cell table:style-name="ce2607" office:value-type="string" calcext:value-type="string">
            <text:p>* Fortélylista fülre nyelvek, hátterek listája</text:p>
          </table:table-cell>
        </table:table-row>
        <table:table-row table:style-name="ro23">
          <table:table-cell table:style-name="ce260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0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3">
          <table:table-cell table:style-name="ce260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0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0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0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0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8.2.6</text:p>
          </table:table-cell>
        </table:table-row>
        <table:table-row table:style-name="ro2">
          <table:table-cell table:style-name="ce260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07" office:value-type="string" calcext:value-type="string">
            <text:p>* Helyismeret Bónusz háttér lett</text:p>
          </table:table-cell>
        </table:table-row>
        <table:table-row table:style-name="ro2">
          <table:table-cell table:style-name="ce260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0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0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0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0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0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0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07"/>
        </table:table-row>
        <table:table-row table:style-name="ro23">
          <table:table-cell table:style-name="ce2610" office:value-type="string" calcext:value-type="string">
            <text:p>V8.2.4</text:p>
          </table:table-cell>
        </table:table-row>
        <table:table-row table:style-name="ro23">
          <table:table-cell table:style-name="ce2607" office:value-type="string" calcext:value-type="string">
            <text:p>* Fülek átnevezése, színezése</text:p>
          </table:table-cell>
        </table:table-row>
        <table:table-row table:style-name="ro23">
          <table:table-cell table:style-name="ce260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07"/>
        </table:table-row>
        <table:table-row table:style-name="ro23">
          <table:table-cell table:style-name="ce2610" office:value-type="string" calcext:value-type="string">
            <text:p>V8.2.3</text:p>
          </table:table-cell>
        </table:table-row>
        <table:table-row table:style-name="ro23">
          <table:table-cell table:style-name="ce2607" office:value-type="string" calcext:value-type="string">
            <text:p>* Szekunder fortélyok legördülő listából választhatóak</text:p>
          </table:table-cell>
        </table:table-row>
        <table:table-row table:style-name="ro23">
          <table:table-cell table:style-name="ce2607" office:value-type="string" calcext:value-type="string">
            <text:p>* Új fül: Fortélyok</text:p>
          </table:table-cell>
        </table:table-row>
        <table:table-row table:style-name="ro2">
          <table:table-cell table:style-name="ce2610"/>
        </table:table-row>
        <table:table-row table:style-name="ro23">
          <table:table-cell table:style-name="ce2610" office:value-type="string" calcext:value-type="string">
            <text:p>V8.2.2</text:p>
          </table:table-cell>
        </table:table-row>
        <table:table-row table:style-name="ro23">
          <table:table-cell table:style-name="ce2607" office:value-type="string" calcext:value-type="string">
            <text:p>* Új betűtípus: Avenir</text:p>
          </table:table-cell>
        </table:table-row>
        <table:table-row table:style-name="ro2">
          <table:table-cell table:style-name="ce260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0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0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8.2.0</text:p>
          </table:table-cell>
        </table:table-row>
        <table:table-row table:style-name="ro2">
          <table:table-cell table:style-name="ce2607" office:value-type="string" calcext:value-type="string">
            <text:p>* Vértviselet bekerült a fix fortélyok közé</text:p>
          </table:table-cell>
        </table:table-row>
        <table:table-row table:style-name="ro23">
          <table:table-cell table:style-name="ce2607" office:value-type="string" calcext:value-type="string">
            <text:p>* Erőbónusz ismét beszámolva a fegyverek értékeibe</text:p>
          </table:table-cell>
        </table:table-row>
        <table:table-row table:style-name="ro23">
          <table:table-cell table:style-name="ce2607" office:value-type="string" calcext:value-type="string">
            <text:p>* ÉP táblázat: automatikus kiszürkítés ÉP számától függően</text:p>
          </table:table-cell>
        </table:table-row>
        <table:table-row table:style-name="ro23">
          <table:table-cell table:style-name="ce2607" office:value-type="string" calcext:value-type="string">
            <text:p>* Kétkezes harc táblázat</text:p>
          </table:table-cell>
        </table:table-row>
        <table:table-row table:style-name="ro23">
          <table:table-cell table:style-name="ce2607" office:value-type="string" calcext:value-type="string">
            <text:p>* Páncélok, vértek táblázat</text:p>
          </table:table-cell>
        </table:table-row>
        <table:table-row table:style-name="ro2">
          <table:table-cell table:style-name="ce2607"/>
        </table:table-row>
        <table:table-row table:style-name="ro23">
          <table:table-cell table:style-name="ce2610" office:value-type="string" calcext:value-type="string">
            <text:p>V8.1.1</text:p>
          </table:table-cell>
        </table:table-row>
        <table:table-row table:style-name="ro23">
          <table:table-cell table:style-name="ce2607" office:value-type="string" calcext:value-type="string">
            <text:p>* Max szint: 21</text:p>
          </table:table-cell>
        </table:table-row>
        <table:table-row table:style-name="ro23">
          <table:table-cell table:style-name="ce2607" office:value-type="string" calcext:value-type="string">
            <text:p>* KP Alap: 150</text:p>
          </table:table-cell>
        </table:table-row>
        <table:table-row table:style-name="ro23">
          <table:table-cell table:style-name="ce2607" office:value-type="string" calcext:value-type="string">
            <text:p>* KP/Szint: 100 + (2x Intelligencia)</text:p>
          </table:table-cell>
        </table:table-row>
        <table:table-row table:style-name="ro23">
          <table:table-cell table:style-name="ce260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8.1.0</text:p>
          </table:table-cell>
        </table:table-row>
        <table:table-row table:style-name="ro2">
          <table:table-cell table:style-name="ce260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0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0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07" office:value-type="string" calcext:value-type="string">
            <text:p>* Hátterek átkerült a „Tartalék” lapra</text:p>
          </table:table-cell>
        </table:table-row>
        <table:table-row table:style-name="ro23">
          <table:table-cell table:style-name="ce2607" office:value-type="string" calcext:value-type="string">
            <text:p>* Fegyverek táblázatban a fegyver kommenteket is beszúrja</text:p>
          </table:table-cell>
        </table:table-row>
        <table:table-row table:style-name="ro23">
          <table:table-cell table:style-name="ce2607" office:value-type="string" calcext:value-type="string">
            <text:p>* Távolsági fegyvereknél: hatótáv; + fegyver komment</text:p>
          </table:table-cell>
        </table:table-row>
        <table:table-row table:style-name="ro23">
          <table:table-cell table:style-name="ce2607" office:value-type="string" calcext:value-type="string">
            <text:p>* Elsődleges nyelv és másodlagos nyelv (Pyarroni és második helyett).</text:p>
          </table:table-cell>
        </table:table-row>
        <table:table-row table:style-name="ro23">
          <table:table-cell table:style-name="ce2607" office:value-type="string" calcext:value-type="string">
            <text:p>* Az 1.nyelvre: +6 bónusz; 2.nyelvre: +3 bónusz.</text:p>
          </table:table-cell>
        </table:table-row>
        <table:table-row table:style-name="ro23">
          <table:table-cell table:style-name="ce260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3">
          <table:table-cell table:style-name="ce2607" office:value-type="string" calcext:value-type="string">
            <text:p>* Plusz egy sor az Életerő táblázatba</text:p>
          </table:table-cell>
        </table:table-row>
        <table:table-row table:style-name="ro23">
          <table:table-cell table:style-name="ce260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8.0.5</text:p>
          </table:table-cell>
        </table:table-row>
        <table:table-row table:style-name="ro2">
          <table:table-cell table:style-name="ce260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07" office:value-type="string" calcext:value-type="string">
            <text:p>* KP maradt warning formázás</text:p>
          </table:table-cell>
        </table:table-row>
        <table:table-row table:style-name="ro2">
          <table:table-cell table:style-name="ce260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0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0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0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0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8.0.1</text:p>
          </table:table-cell>
        </table:table-row>
        <table:table-row table:style-name="ro2">
          <table:table-cell table:style-name="ce260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0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8.0.0</text:p>
          </table:table-cell>
        </table:table-row>
        <table:table-row table:style-name="ro2">
          <table:table-cell table:style-name="ce260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0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0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07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60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7.9.3</text:p>
          </table:table-cell>
        </table:table-row>
        <table:table-row table:style-name="ro2">
          <table:table-cell table:style-name="ce2607" office:value-type="string" calcext:value-type="string">
            <text:p>* Új érték: Aura (3.fül)</text:p>
          </table:table-cell>
        </table:table-row>
        <table:table-row table:style-name="ro2">
          <table:table-cell table:style-name="ce260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0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0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7.9.2</text:p>
          </table:table-cell>
        </table:table-row>
        <table:table-row table:style-name="ro23">
          <table:table-cell table:style-name="ce260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07"/>
        </table:table-row>
        <table:table-row table:style-name="ro23">
          <table:table-cell table:style-name="ce2610" office:value-type="string" calcext:value-type="string">
            <text:p>V7.9.1</text:p>
          </table:table-cell>
        </table:table-row>
        <table:table-row table:style-name="ro23">
          <table:table-cell table:style-name="ce2607" office:value-type="string" calcext:value-type="string">
            <text:p>* Új Primer képzettségek: Akrobatika, Lopakodás/rejtőzés, Aurafejlesztés</text:p>
          </table:table-cell>
        </table:table-row>
        <table:table-row table:style-name="ro23">
          <table:table-cell table:style-name="ce260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7.9</text:p>
          </table:table-cell>
        </table:table-row>
        <table:table-row table:style-name="ro2">
          <table:table-cell table:style-name="ce261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12" office:value-type="string" calcext:value-type="string">
            <text:p>* Háttér táblázatok összevonva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7.8</text:p>
          </table:table-cell>
        </table:table-row>
        <table:table-row table:style-name="ro2">
          <table:table-cell table:style-name="ce261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1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1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3" office:value-type="string" calcext:value-type="string">
            <text:p>V7.7.1</text:p>
          </table:table-cell>
        </table:table-row>
        <table:table-row table:style-name="ro2">
          <table:table-cell table:style-name="ce261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7.7</text:p>
          </table:table-cell>
        </table:table-row>
        <table:table-row table:style-name="ro2">
          <table:table-cell table:style-name="ce261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1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1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1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3" office:value-type="string" calcext:value-type="string">
            <text:p>V7.6.1</text:p>
          </table:table-cell>
        </table:table-row>
        <table:table-row table:style-name="ro2">
          <table:table-cell table:style-name="ce261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7.6</text:p>
          </table:table-cell>
        </table:table-row>
        <table:table-row table:style-name="ro2">
          <table:table-cell table:style-name="ce261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1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1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7.5</text:p>
          </table:table-cell>
        </table:table-row>
        <table:table-row table:style-name="ro2">
          <table:table-cell table:style-name="ce261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1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7.4</text:p>
          </table:table-cell>
        </table:table-row>
        <table:table-row table:style-name="ro2">
          <table:table-cell table:style-name="ce261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1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3" office:value-type="string" calcext:value-type="string">
            <text:p>V7.3</text:p>
          </table:table-cell>
        </table:table-row>
        <table:table-row table:style-name="ro2">
          <table:table-cell table:style-name="ce261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1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7.2</text:p>
          </table:table-cell>
        </table:table-row>
        <table:table-row table:style-name="ro2">
          <table:table-cell table:style-name="ce261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3" office:value-type="string" calcext:value-type="string">
            <text:p>V7.1</text:p>
          </table:table-cell>
        </table:table-row>
        <table:table-row table:style-name="ro2">
          <table:table-cell table:style-name="ce2612" office:value-type="string" calcext:value-type="string">
            <text:p>* Buzogány harcértékek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7.0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12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6.9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6.8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12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612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6.7</text:p>
          </table:table-cell>
        </table:table-row>
        <table:table-row table:style-name="ro2">
          <table:table-cell table:style-name="ce261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1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1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1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1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1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6.6</text:p>
          </table:table-cell>
        </table:table-row>
        <table:table-row table:style-name="ro2">
          <table:table-cell table:style-name="ce2612" office:value-type="string" calcext:value-type="string">
            <text:p>* Akrobatika bekerült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6.5</text:p>
          </table:table-cell>
        </table:table-row>
        <table:table-row table:style-name="ro2">
          <table:table-cell table:style-name="ce261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1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1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3" office:value-type="string" calcext:value-type="string">
            <text:p>V6.4</text:p>
          </table:table-cell>
        </table:table-row>
        <table:table-row table:style-name="ro2">
          <table:table-cell table:style-name="ce261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1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1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1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1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1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1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6.3</text:p>
          </table:table-cell>
        </table:table-row>
        <table:table-row table:style-name="ro2">
          <table:table-cell table:style-name="ce261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1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1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1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1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1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1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3" office:value-type="string" calcext:value-type="string">
            <text:p>V6.2</text:p>
          </table:table-cell>
        </table:table-row>
        <table:table-row table:style-name="ro2">
          <table:table-cell table:style-name="ce261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1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12" office:value-type="string" calcext:value-type="string">
            <text:p>* Licenc szöveg módosult kicsit</text:p>
          </table:table-cell>
        </table:table-row>
        <table:table-row table:style-name="ro2">
          <table:table-cell table:style-name="ce261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1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1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1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1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12" office:value-type="string" calcext:value-type="string">
            <text:p>* Mágia tradíciókhoz infobox</text:p>
          </table:table-cell>
        </table:table-row>
        <table:table-row table:style-name="ro2">
          <table:table-cell table:style-name="ce261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1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1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6.1</text:p>
          </table:table-cell>
        </table:table-row>
        <table:table-row table:style-name="ro2">
          <table:table-cell table:style-name="ce261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3" office:value-type="string" calcext:value-type="string">
            <text:p>V6.0</text:p>
          </table:table-cell>
        </table:table-row>
        <table:table-row table:style-name="ro2">
          <table:table-cell table:style-name="ce261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1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1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5.9</text:p>
          </table:table-cell>
        </table:table-row>
        <table:table-row table:style-name="ro2">
          <table:table-cell table:style-name="ce2612" office:value-type="string" calcext:value-type="string">
            <text:p>* Kis javítások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5.8</text:p>
          </table:table-cell>
        </table:table-row>
        <table:table-row table:style-name="ro2">
          <table:table-cell table:style-name="ce2612" office:value-type="string" calcext:value-type="string">
            <text:p>* CC licenc bekerült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5.7</text:p>
          </table:table-cell>
        </table:table-row>
        <table:table-row table:style-name="ro2">
          <table:table-cell table:style-name="ce261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1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1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1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1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5.6</text:p>
          </table:table-cell>
        </table:table-row>
        <table:table-row table:style-name="ro2">
          <table:table-cell table:style-name="ce261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1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3" office:value-type="string" calcext:value-type="string">
            <text:p>V5.5</text:p>
          </table:table-cell>
        </table:table-row>
        <table:table-row table:style-name="ro2">
          <table:table-cell table:style-name="ce261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5">
          <table:table-cell table:style-name="ce261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1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1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1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1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1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1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1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3" office:value-type="string" calcext:value-type="string">
            <text:p>V5.4</text:p>
          </table:table-cell>
        </table:table-row>
        <table:table-row table:style-name="ro2">
          <table:table-cell table:style-name="ce261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12" office:value-type="string" calcext:value-type="string">
            <text:p>* 1HM=5KP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5.3</text:p>
          </table:table-cell>
        </table:table-row>
        <table:table-row table:style-name="ro2">
          <table:table-cell table:style-name="ce2615" office:value-type="string" calcext:value-type="string">
            <text:p>* Szabályok lapon Pszí javítása</text:p>
          </table:table-cell>
        </table:table-row>
        <table:table-row table:style-name="ro2">
          <table:table-cell table:style-name="ce261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5.2</text:p>
          </table:table-cell>
        </table:table-row>
        <table:table-row table:style-name="ro2">
          <table:table-cell table:style-name="ce261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1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1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1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1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1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5.1</text:p>
          </table:table-cell>
        </table:table-row>
        <table:table-row table:style-name="ro2">
          <table:table-cell table:style-name="ce2615" office:value-type="string" calcext:value-type="string">
            <text:p>* Könnyű KP oszlop javítása</text:p>
          </table:table-cell>
        </table:table-row>
        <table:table-row table:style-name="ro2">
          <table:table-cell table:style-name="ce261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1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5.0</text:p>
          </table:table-cell>
        </table:table-row>
        <table:table-row table:style-name="ro2">
          <table:table-cell table:style-name="ce2615" office:value-type="string" calcext:value-type="string">
            <text:p>* Cellaellenőrzések javítása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4.9</text:p>
          </table:table-cell>
        </table:table-row>
        <table:table-row table:style-name="ro35">
          <table:table-cell table:style-name="ce261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15" office:value-type="string" calcext:value-type="string">
            <text:p>* CHM egyszerűbb neve: CM</text:p>
          </table:table-cell>
        </table:table-row>
        <table:table-row table:style-name="ro2">
          <table:table-cell table:style-name="ce261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1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1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1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1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1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15"/>
        </table:table-row>
        <table:table-row table:style-name="ro2">
          <table:table-cell table:style-name="ce2613" office:value-type="string" calcext:value-type="string">
            <text:p>V4.8</text:p>
          </table:table-cell>
        </table:table-row>
        <table:table-row table:style-name="ro2">
          <table:table-cell table:style-name="ce261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4.7</text:p>
          </table:table-cell>
        </table:table-row>
        <table:table-row table:style-name="ro2">
          <table:table-cell table:style-name="ce2615" office:value-type="string" calcext:value-type="string">
            <text:p>* Mana korlát eltörlése</text:p>
          </table:table-cell>
        </table:table-row>
        <table:table-row table:style-name="ro2">
          <table:table-cell table:style-name="ce2615" office:value-type="string" calcext:value-type="string">
            <text:p>* Mágia tradíciók: 50KP</text:p>
          </table:table-cell>
        </table:table-row>
        <table:table-row table:style-name="ro2">
          <table:table-cell table:style-name="ce2615" office:value-type="string" calcext:value-type="string">
            <text:p>* KÉ-be ismét beszámít a TSZ</text:p>
          </table:table-cell>
        </table:table-row>
        <table:table-row table:style-name="ro2">
          <table:table-cell table:style-name="ce261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1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15" office:value-type="string" calcext:value-type="string">
            <text:p>* KP/szint: 80KP (eddig 70 volt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4.6</text:p>
          </table:table-cell>
        </table:table-row>
        <table:table-row table:style-name="ro2">
          <table:table-cell table:style-name="ce26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4.5</text:p>
          </table:table-cell>
        </table:table-row>
        <table:table-row table:style-name="ro2">
          <table:table-cell table:style-name="ce26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4.4</text:p>
          </table:table-cell>
        </table:table-row>
        <table:table-row table:style-name="ro2">
          <table:table-cell table:style-name="ce261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4.3</text:p>
          </table:table-cell>
        </table:table-row>
        <table:table-row table:style-name="ro2">
          <table:table-cell table:style-name="ce26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5"/>
        </table:table-row>
        <table:table-row table:style-name="ro2">
          <table:table-cell table:style-name="ce2613" office:value-type="string" calcext:value-type="string">
            <text:p>V4.2</text:p>
          </table:table-cell>
        </table:table-row>
        <table:table-row table:style-name="ro2">
          <table:table-cell table:style-name="ce261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1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1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1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1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1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4.1</text:p>
          </table:table-cell>
        </table:table-row>
        <table:table-row table:style-name="ro2">
          <table:table-cell table:style-name="ce26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4.0</text:p>
          </table:table-cell>
        </table:table-row>
        <table:table-row table:style-name="ro2">
          <table:table-cell table:style-name="ce261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15" office:value-type="string" calcext:value-type="string">
            <text:p>* Belharc harcmodor törölve</text:p>
          </table:table-cell>
        </table:table-row>
        <table:table-row table:style-name="ro2">
          <table:table-cell table:style-name="ce2615" office:value-type="string" calcext:value-type="string">
            <text:p>* Fortély cellák átalakítása</text:p>
          </table:table-cell>
        </table:table-row>
        <table:table-row table:style-name="ro2">
          <table:table-cell table:style-name="ce2615"/>
        </table:table-row>
        <table:table-row table:style-name="ro2">
          <table:table-cell table:style-name="ce2613" office:value-type="string" calcext:value-type="string">
            <text:p>V3.9</text:p>
          </table:table-cell>
        </table:table-row>
        <table:table-row table:style-name="ro2">
          <table:table-cell table:style-name="ce2615" office:value-type="string" calcext:value-type="string">
            <text:p>* KP/Szint = 70 + Intelligencia</text:p>
          </table:table-cell>
        </table:table-row>
        <table:table-row table:style-name="ro2">
          <table:table-cell table:style-name="ce261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15"/>
        </table:table-row>
        <table:table-row table:style-name="ro2">
          <table:table-cell table:style-name="ce2613" office:value-type="string" calcext:value-type="string">
            <text:p>V3.8</text:p>
          </table:table-cell>
        </table:table-row>
        <table:table-row table:style-name="ro2">
          <table:table-cell table:style-name="ce261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15"/>
        </table:table-row>
        <table:table-row table:style-name="ro2">
          <table:table-cell table:style-name="ce2613" office:value-type="string" calcext:value-type="string">
            <text:p>V3.7</text:p>
          </table:table-cell>
        </table:table-row>
        <table:table-row table:style-name="ro2">
          <table:table-cell table:style-name="ce2615" office:value-type="string" calcext:value-type="string">
            <text:p>* Max egyfajta HM hiba jav</text:p>
          </table:table-cell>
        </table:table-row>
        <table:table-row table:style-name="ro2">
          <table:table-cell table:style-name="ce2615"/>
        </table:table-row>
        <table:table-row table:style-name="ro2">
          <table:table-cell table:style-name="ce2613" office:value-type="string" calcext:value-type="string">
            <text:p>V3.6</text:p>
          </table:table-cell>
        </table:table-row>
        <table:table-row table:style-name="ro2">
          <table:table-cell table:style-name="ce261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3.5</text:p>
          </table:table-cell>
        </table:table-row>
        <table:table-row table:style-name="ro2">
          <table:table-cell table:style-name="ce2643" office:value-type="string" calcext:value-type="string">
            <text:p>* 1ψP = 2KP</text:p>
          </table:table-cell>
        </table:table-row>
        <table:table-row table:style-name="ro2">
          <table:table-cell table:style-name="ce2643" office:value-type="string" calcext:value-type="string">
            <text:p>* 1 MP = 3KP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13" office:value-type="string" calcext:value-type="string">
            <text:p>V3.4</text:p>
          </table:table-cell>
        </table:table-row>
        <table:table-row table:style-name="ro2">
          <table:table-cell table:style-name="ce2615" office:value-type="string" calcext:value-type="string">
            <text:p>* Apró javítások</text:p>
          </table:table-cell>
        </table:table-row>
        <table:table-row table:style-name="ro2">
          <table:table-cell table:style-name="ce261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13" office:value-type="string" calcext:value-type="string">
            <text:p>V3.3</text:p>
          </table:table-cell>
        </table:table-row>
        <table:table-row table:style-name="ro2">
          <table:table-cell table:style-name="ce2643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43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43" office:value-type="string" calcext:value-type="string">
            <text:p>* 1 CHM = 4KP</text:p>
          </table:table-cell>
        </table:table-row>
        <table:table-row table:style-name="ro2">
          <table:table-cell table:style-name="ce2643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43" office:value-type="string" calcext:value-type="string">
            <text:p>* 5HM-&gt;3HM másra</text:p>
          </table:table-cell>
        </table:table-row>
        <table:table-row table:style-name="ro2">
          <table:table-cell table:style-name="ce2643" office:value-type="string" calcext:value-type="string">
            <text:p>* 4HM-&gt;2HM másra</text:p>
          </table:table-cell>
        </table:table-row>
        <table:table-row table:style-name="ro2">
          <table:table-cell table:style-name="ce2643" office:value-type="string" calcext:value-type="string">
            <text:p>* 3HM-&gt;1HM másra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13" office:value-type="string" calcext:value-type="string">
            <text:p>V3.1</text:p>
          </table:table-cell>
        </table:table-row>
        <table:table-row table:style-name="ro2">
          <table:table-cell table:style-name="ce2643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13" office:value-type="string" calcext:value-type="string">
            <text:p>V2.8, V2.9</text:p>
          </table:table-cell>
        </table:table-row>
        <table:table-row table:style-name="ro2">
          <table:table-cell table:style-name="ce2643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13" office:value-type="string" calcext:value-type="string">
            <text:p>V2.7</text:p>
          </table:table-cell>
        </table:table-row>
        <table:table-row table:style-name="ro2">
          <table:table-cell table:style-name="ce2643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43" office:value-type="string" calcext:value-type="string">
            <text:p>* Életerő táblázat bekerült</text:p>
          </table:table-cell>
        </table:table-row>
        <table:table-row table:style-name="ro2">
          <table:table-cell table:style-name="ce2643" office:value-type="string" calcext:value-type="string">
            <text:p>* Pajzsok, vértek, SFÉ táblázat</text:p>
          </table:table-cell>
        </table:table-row>
        <table:table-row table:style-name="ro2">
          <table:table-cell table:style-name="ce2643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43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13" office:value-type="string" calcext:value-type="string">
            <text:p>V2.6</text:p>
          </table:table-cell>
        </table:table-row>
        <table:table-row table:style-name="ro2">
          <table:table-cell table:style-name="ce261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43" office:value-type="string" calcext:value-type="string">
            <text:p>sehol a nyomtatási képből</text:p>
          </table:table-cell>
        </table:table-row>
        <table:table-row table:style-name="ro2">
          <table:table-cell table:style-name="ce2613" office:value-type="string" calcext:value-type="string">
            <text:p>v2.5</text:p>
          </table:table-cell>
        </table:table-row>
        <table:table-row table:style-name="ro2">
          <table:table-cell table:style-name="ce261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1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13" office:value-type="string" calcext:value-type="string">
            <text:p>v2.3</text:p>
          </table:table-cell>
        </table:table-row>
        <table:table-row table:style-name="ro3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6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9" table:default-cell-style-name="ce2524"/>
        <table:table-column table:style-name="co100" table:default-cell-style-name="ce2776"/>
        <table:table-column table:style-name="co15" table:default-cell-style-name="ce2524"/>
        <table:table-column table:style-name="co101" table:default-cell-style-name="ce2524"/>
        <table:table-column table:style-name="co102" table:default-cell-style-name="ce2524"/>
        <table:table-column table:style-name="co15" table:default-cell-style-name="ce2524"/>
        <table:table-column table:style-name="co103" table:default-cell-style-name="ce2524"/>
        <table:table-column table:style-name="co104" table:default-cell-style-name="ce2524"/>
        <table:table-column table:style-name="co105" table:default-cell-style-name="ce2524"/>
        <table:table-column table:style-name="co106" table:default-cell-style-name="ce2524"/>
        <table:table-column table:style-name="co107" table:default-cell-style-name="ce2524"/>
        <table:table-column table:style-name="co108" table:default-cell-style-name="ce2524"/>
        <table:table-column table:style-name="co109" table:default-cell-style-name="ce2524"/>
        <table:table-column table:style-name="co110" table:default-cell-style-name="ce2524"/>
        <table:table-column table:style-name="co111" table:default-cell-style-name="ce2524"/>
        <table:table-column table:style-name="co112" table:default-cell-style-name="ce2524"/>
        <table:table-column table:style-name="co113" table:default-cell-style-name="ce993"/>
        <table:table-column table:style-name="co114" table:default-cell-style-name="ce993"/>
        <table:table-column table:style-name="co115" table:default-cell-style-name="ce993"/>
        <table:table-column table:style-name="co116" table:number-columns-repeated="2" table:default-cell-style-name="ce641"/>
        <table:table-column table:style-name="co116" table:default-cell-style-name="ce993"/>
        <table:table-column table:style-name="co41" table:number-columns-repeated="2" table:default-cell-style-name="ce993"/>
        <table:table-column table:style-name="co39" table:number-columns-repeated="9" table:default-cell-style-name="ce993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93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203"/>
          <table:covered-table-cell table:style-name="ce2231"/>
          <table:covered-table-cell table:number-columns-repeated="6" table:style-name="ce2203"/>
          <table:covered-table-cell table:number-columns-repeated="3" table:style-name="ce2312"/>
          <table:covered-table-cell table:style-name="ce2203"/>
          <table:table-cell table:number-columns-repeated="17"/>
          <table:table-cell table:style-name="ce993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203"/>
          <table:table-cell table:style-name="ce2231"/>
          <table:table-cell table:style-name="ce2203" table:number-columns-repeated="2"/>
          <table:table-cell table:style-name="ce2872"/>
          <table:table-cell table:style-name="ce2203" table:number-columns-repeated="3"/>
          <table:table-cell table:style-name="ce2312" table:number-columns-repeated="3"/>
          <table:table-cell table:style-name="ce2203"/>
          <table:table-cell table:number-columns-repeated="17"/>
          <table:table-cell table:style-name="ce993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93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32"/>
          <table:table-cell table:style-name="ce993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69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93" table:number-columns-repeated="2"/>
          <table:table-cell/>
          <table:table-cell table:style-name="ce2345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85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93" table:number-columns-repeated="16351"/>
        </table:table-row>
        <table:table-row table:style-name="ro36">
          <table:table-cell table:style-name="ce2774"/>
          <table:table-cell table:style-name="ce2780"/>
          <table:table-cell table:style-name="ce2569"/>
          <table:table-cell table:style-name="ce993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93" table:number-columns-repeated="2"/>
          <table:table-cell table:style-name="ce2263" office:value-type="string" calcext:value-type="string">
            <text:p>Szint</text:p>
          </table:table-cell>
          <table:table-cell table:style-name="ce2263" office:value-type="string" calcext:value-type="string" table:number-columns-spanned="2" table:number-rows-spanned="1">
            <text:p>KP</text:p>
          </table:table-cell>
          <table:covered-table-cell table:style-name="ce2263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93" table:number-columns-repeated="2"/>
          <table:table-cell/>
          <table:table-cell table:style-name="ce2185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93"/>
          <table:table-cell table:number-columns-repeated="3"/>
          <table:table-cell table:style-name="ce2957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style-name="ce993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93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93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70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93" table:number-columns-repeated="2"/>
          <table:table-cell/>
          <table:table-cell table:style-name="ce2185"/>
          <table:table-cell table:number-columns-repeated="2" table:style-name="ce2895" office:value-type="float" office:value="1" calcext:value-type="float">
            <text:p>1</text:p>
          </table:table-cell>
          <table:table-cell table:style-name="ce993"/>
          <table:table-cell table:number-columns-repeated="3"/>
          <table:table-cell table:style-name="ce996" table:number-columns-repeated="4"/>
          <table:table-cell/>
          <table:table-cell table:style-name="ce1019" office:value-type="string" calcext:value-type="string">
            <text:p>V1</text:p>
          </table:table-cell>
          <table:table-cell table:style-name="ce1019" office:value-type="string" calcext:value-type="string">
            <text:p>Z2</text:p>
          </table:table-cell>
          <table:table-cell table:style-name="ce1019" office:value-type="string" calcext:value-type="string">
            <text:p>S3</text:p>
          </table:table-cell>
          <table:table-cell table:style-name="ce1019" office:value-type="string" calcext:value-type="string">
            <text:p>FP</text:p>
          </table:table-cell>
          <table:table-cell table:style-name="ce993" table:number-columns-repeated="16351"/>
        </table:table-row>
        <table:table-row table:style-name="ro1">
          <table:table-cell table:style-name="ce993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93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93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70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93" table:number-columns-repeated="2"/>
          <table:table-cell/>
          <table:table-cell table:style-name="ce2524" table:number-columns-repeated="5"/>
          <table:table-cell table:number-columns-repeated="2"/>
          <table:table-cell table:style-name="ce996" table:number-columns-repeated="4"/>
          <table:table-cell/>
          <table:table-cell table:style-name="ce1019" office:value-type="string" calcext:value-type="string">
            <text:p>V2</text:p>
          </table:table-cell>
          <table:table-cell table:style-name="ce1019" office:value-type="string" calcext:value-type="string">
            <text:p>Z2</text:p>
          </table:table-cell>
          <table:table-cell table:style-name="ce1019" office:value-type="string" calcext:value-type="string">
            <text:p>S3</text:p>
          </table:table-cell>
          <table:table-cell table:style-name="ce1019" office:value-type="string" calcext:value-type="string">
            <text:p>FP</text:p>
          </table:table-cell>
          <table:table-cell table:style-name="ce993" table:number-columns-repeated="16351"/>
        </table:table-row>
        <table:table-row table:style-name="ro2">
          <table:table-cell table:style-name="ce993"/>
          <table:table-cell table:number-columns-repeated="2"/>
          <table:table-cell table:style-name="ce993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93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70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93" table:number-columns-repeated="2"/>
          <table:table-cell/>
          <table:table-cell table:style-name="ce2345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85"/>
          <table:table-cell table:number-columns-repeated="2"/>
          <table:table-cell table:style-name="ce996" table:number-columns-repeated="4"/>
          <table:table-cell/>
          <table:table-cell table:style-name="ce1019" office:value-type="string" calcext:value-type="string">
            <text:p>V1</text:p>
          </table:table-cell>
          <table:table-cell table:style-name="ce1019" office:value-type="string" calcext:value-type="string">
            <text:p>S3</text:p>
          </table:table-cell>
          <table:table-cell table:style-name="ce1019" office:value-type="string" calcext:value-type="string">
            <text:p>FP</text:p>
          </table:table-cell>
          <table:table-cell table:style-name="ce1019"/>
          <table:table-cell table:style-name="ce993" table:number-columns-repeated="16351"/>
        </table:table-row>
        <table:table-row table:style-name="ro1">
          <table:table-cell table:style-name="ce993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93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93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70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93" table:number-columns-repeated="2"/>
          <table:table-cell/>
          <table:table-cell table:style-name="ce2348" office:value-type="string" calcext:value-type="string">
            <text:p>Fok</text:p>
          </table:table-cell>
          <table:table-cell table:style-name="ce2348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96" table:number-columns-repeated="4"/>
          <table:table-cell/>
          <table:table-cell table:style-name="ce1019" office:value-type="string" calcext:value-type="string">
            <text:p>Z2</text:p>
          </table:table-cell>
          <table:table-cell table:style-name="ce1019" office:value-type="string" calcext:value-type="string">
            <text:p>S3</text:p>
          </table:table-cell>
          <table:table-cell table:style-name="ce1019" office:value-type="string" calcext:value-type="string">
            <text:p>FP</text:p>
          </table:table-cell>
          <table:table-cell table:style-name="ce1019"/>
          <table:table-cell table:style-name="ce993" table:number-columns-repeated="16351"/>
        </table:table-row>
        <table:table-row table:style-name="ro2">
          <table:table-cell table:style-name="ce993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93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93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70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93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18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32"/>
          <table:table-cell table:number-columns-repeated="2"/>
          <table:table-cell table:style-name="ce996"/>
          <table:table-cell table:style-name="ce2963" table:number-columns-repeated="3"/>
          <table:table-cell/>
          <table:table-cell table:style-name="ce1019" office:value-type="string" calcext:value-type="string">
            <text:p>Z2</text:p>
          </table:table-cell>
          <table:table-cell table:style-name="ce2967" table:number-columns-repeated="3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93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70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93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32"/>
          <table:table-cell table:number-columns-repeated="11"/>
          <table:table-cell table:style-name="ce993" table:number-columns-repeated="16351"/>
        </table:table-row>
        <table:table-row table:style-name="ro2">
          <table:table-cell table:style-name="ce993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93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93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70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93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85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93" table:number-columns-repeated="16351"/>
        </table:table-row>
        <table:table-row table:style-name="ro2">
          <table:table-cell table:style-name="ce993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93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93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70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93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85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93" table:number-columns-repeated="16351"/>
        </table:table-row>
        <table:table-row table:style-name="ro10">
          <table:table-cell table:style-name="ce993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93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93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70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93" table:number-columns-repeated="2"/>
          <table:table-cell table:number-columns-repeated="3"/>
          <table:table-cell table:style-name="ce993"/>
          <table:table-cell table:style-name="ce2472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93" table:number-columns-repeated="16351"/>
        </table:table-row>
        <table:table-row table:style-name="ro2">
          <table:table-cell table:style-name="ce993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93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93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70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93" table:number-columns-repeated="2"/>
          <table:table-cell/>
          <table:table-cell table:style-name="ce2162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472"/>
          <table:table-cell table:number-columns-repeated="12"/>
          <table:table-cell table:style-name="ce993" table:number-columns-repeated="16351"/>
        </table:table-row>
        <table:table-row table:style-name="ro5">
          <table:table-cell table:style-name="ce993"/>
          <table:table-cell/>
          <table:table-cell table:style-name="ce2819"/>
          <table:table-cell table:style-name="ce993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93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70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93" table:number-columns-repeated="2"/>
          <table:table-cell/>
          <table:table-cell table:style-name="ce2348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472" table:content-validation-name="val5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93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93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70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93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472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93" table:number-columns-repeated="16351"/>
        </table:table-row>
        <table:table-row table:style-name="ro2">
          <table:table-cell table:style-name="ce993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93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93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70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93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472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93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70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93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472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93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70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93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472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/>
          <table:table-cell table:style-name="ce2145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93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93" table:number-columns-repeated="2"/>
          <table:table-cell/>
          <table:table-cell table:style-name="ce566" table:number-columns-repeated="3"/>
          <table:table-cell table:style-name="ce2472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566"/>
          <table:table-cell table:style-name="ce2472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93"/>
          <table:table-cell table:style-name="ce2226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19" office:value-type="float" office:value="2" calcext:value-type="float">
            <text:p>2</text:p>
          </table:table-cell>
          <table:table-cell table:style-name="ce993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188"/>
          <table:table-cell table:style-name="ce993"/>
          <table:table-cell table:style-name="ce2145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93" table:number-columns-repeated="2"/>
          <table:table-cell/>
          <table:table-cell table:style-name="ce2348" table:content-validation-name="val225" office:value-type="string" calcext:value-type="string">
            <text:p>Fok</text:p>
          </table:table-cell>
          <table:table-cell table:style-name="ce2348" table:content-validation-name="val225" office:value-type="string" calcext:value-type="string">
            <text:p>Bónusz</text:p>
          </table:table-cell>
          <table:table-cell table:style-name="ce674"/>
          <table:table-cell table:style-name="ce993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1">
          <table:table-cell table:style-name="ce993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93"/>
          <table:table-cell table:style-name="ce2054" table:number-columns-repeated="2"/>
          <table:table-cell table:style-name="ce993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93"/>
          <table:table-cell table:number-columns-repeated="2"/>
          <table:table-cell table:style-name="ce993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674"/>
          <table:table-cell table:style-name="ce993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1">
          <table:table-cell table:style-name="ce993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993"/>
          <table:table-cell table:style-name="ce2429" office:value-type="string" calcext:value-type="string" table:number-columns-spanned="2" table:number-rows-spanned="1">
            <text:p>Nyelvtanulás zero szint</text:p>
          </table:table-cell>
          <table:covered-table-cell table:style-name="ce2429"/>
          <table:table-cell table:style-name="ce1019" office:value-type="float" office:value="3" calcext:value-type="float">
            <text:p>3</text:p>
          </table:table-cell>
          <table:table-cell table:style-name="ce993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93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185"/>
          <table:table-cell table:style-name="ce993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674"/>
          <table:table-cell table:style-name="ce993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1">
          <table:table-cell table:style-name="ce993"/>
          <table:table-cell table:number-columns-repeated="2"/>
          <table:table-cell table:style-name="ce993"/>
          <table:table-cell table:style-name="ce2429" office:value-type="string" calcext:value-type="string" table:number-columns-spanned="2" table:number-rows-spanned="1">
            <text:p>Nyelvtanulás pont/szint</text:p>
          </table:table-cell>
          <table:covered-table-cell table:style-name="ce2429"/>
          <table:table-cell table:style-name="ce1019" office:value-type="float" office:value="3" calcext:value-type="float">
            <text:p>3</text:p>
          </table:table-cell>
          <table:table-cell table:style-name="ce993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93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93" table:number-columns-repeated="2"/>
          <table:table-cell/>
          <table:table-cell table:style-name="ce674" table:number-columns-repeated="3"/>
          <table:table-cell table:style-name="ce993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1">
          <table:table-cell table:style-name="ce993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93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93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93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74" table:content-validation-name="val5"/>
          <table:table-cell table:style-name="ce674" table:content-validation-name="val5"/>
          <table:table-cell table:style-name="ce993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10">
          <table:table-cell table:style-name="ce993"/>
          <table:table-cell table:style-name="ce1732"/>
          <table:table-cell table:style-name="ce993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93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93" table:number-columns-repeated="2"/>
          <table:table-cell/>
          <table:table-cell table:style-name="ce2348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74" table:content-validation-name="val5"/>
          <table:table-cell table:style-name="ce993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1">
          <table:table-cell table:style-name="ce993"/>
          <table:table-cell table:style-name="ce2145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93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93"/>
          <table:table-cell table:style-name="ce2232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93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74" table:content-validation-name="val5"/>
          <table:table-cell table:style-name="ce993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9"/>
          <table:table-cell/>
          <table:table-cell table:style-name="ce993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74" table:content-validation-name="val5"/>
          <table:table-cell table:style-name="ce993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/>
          <table:table-cell table:style-name="ce2145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93" table:number-columns-repeated="8"/>
          <table:table-cell/>
          <table:table-cell table:style-name="ce993" table:number-columns-repeated="4"/>
          <table:table-cell/>
          <table:table-cell table:style-name="ce674" table:content-validation-name="val5" table:number-columns-repeated="3"/>
          <table:table-cell table:style-name="ce993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93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4" table:content-validation-name="val5"/>
          <table:table-cell table:style-name="ce993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/>
          <table:table-cell table:style-name="ce2145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93" table:number-columns-repeated="8"/>
          <table:table-cell/>
          <table:table-cell table:style-name="ce993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4" table:content-validation-name="val5"/>
          <table:table-cell table:style-name="ce993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93" table:number-columns-repeated="16351"/>
        </table:table-row>
        <table:table-row table:style-name="ro2">
          <table:table-cell table:style-name="ce993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93" table:number-columns-repeated="6"/>
          <table:table-cell table:number-columns-repeated="3"/>
          <table:table-cell table:style-name="ce993" table:number-columns-repeated="4"/>
          <table:table-cell table:number-columns-repeated="3"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32"/>
          <table:table-cell table:number-columns-repeated="3"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226" office:value-type="string" calcext:value-type="string">
            <text:p>Harckeret növ fok bónusz</text:p>
          </table:table-cell>
          <table:table-cell table:style-name="ce1019" office:value-type="float" office:value="1" calcext:value-type="float">
            <text:p>1</text:p>
          </table:table-cell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9"/>
          <table:table-cell table:number-columns-repeated="2"/>
          <table:table-cell table:style-name="ce993" table:number-columns-repeated="3"/>
          <table:table-cell table:number-columns-repeated="3"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 table:number-columns-repeated="4"/>
          <table:table-cell table:style-name="ce2856"/>
          <table:table-cell table:style-name="ce993" table:number-columns-repeated="4"/>
          <table:table-cell table:style-name="ce2892"/>
          <table:table-cell table:style-name="ce993" table:number-columns-repeated="5"/>
          <table:table-cell table:style-name="ce2775"/>
          <table:table-cell table:number-columns-repeated="3"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93"/>
          <table:table-cell table:style-name="ce993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55"/>
          <table:table-cell table:style-name="ce1534"/>
          <table:table-cell table:style-name="ce1655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93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93" table:number-columns-repeated="16351"/>
        </table:table-row>
        <table:table-row table:style-name="ro7">
          <table:table-cell table:style-name="ce993"/>
          <table:table-cell table:style-name="ce2282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93" table:number-columns-repeated="6"/>
          <table:table-cell table:style-name="ce1655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55"/>
          <table:table-cell table:style-name="ce993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93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1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93" table:number-columns-repeated="6"/>
          <table:table-cell table:style-name="ce1655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55"/>
          <table:table-cell table:style-name="ce993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1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93" table:number-columns-repeated="6"/>
          <table:table-cell table:style-name="ce1655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55"/>
          <table:table-cell table:style-name="ce993"/>
          <table:table-cell table:style-name="ce1655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1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93" table:number-columns-repeated="6"/>
          <table:table-cell table:style-name="ce1655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55"/>
          <table:table-cell table:style-name="ce993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1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93" table:number-columns-repeated="6"/>
          <table:table-cell table:style-name="ce1655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55"/>
          <table:table-cell table:style-name="ce993"/>
          <table:table-cell table:style-name="ce1534" office:value-type="float" office:value="7" calcext:value-type="float">
            <text:p>7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 table:number-columns-repeated="5"/>
          <table:table-cell table:style-name="ce1019" office:value-type="float" office:value="2" calcext:value-type="float">
            <text:p>2</text:p>
          </table:table-cell>
          <table:table-cell table:style-name="ce2466" office:value-type="string" calcext:value-type="string" table:number-columns-spanned="2" table:number-rows-spanned="1">
            <text:p>VÉ bónusz</text:p>
          </table:table-cell>
          <table:covered-table-cell table:style-name="ce993"/>
          <table:table-cell table:style-name="ce993" table:number-columns-repeated="4"/>
          <table:table-cell table:style-name="ce1655" office:value-type="float" office:value="6" calcext:value-type="float">
            <text:p>6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55"/>
          <table:table-cell table:style-name="ce993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 table:number-columns-repeated="12"/>
          <table:table-cell table:style-name="ce1655" office:value-type="float" office:value="7" calcext:value-type="float">
            <text:p>7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55"/>
          <table:table-cell table:style-name="ce993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185" table:content-validation-name="val5"/>
          <table:covered-table-cell table:content-validation-name="val5"/>
          <table:table-cell table:content-validation-name="val5" table:number-columns-repeated="5"/>
          <table:table-cell table:style-name="ce993" table:number-columns-repeated="3"/>
          <table:table-cell table:style-name="ce1655" office:value-type="float" office:value="8" calcext:value-type="float">
            <text:p>8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55"/>
          <table:table-cell table:style-name="ce993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66" table:content-validation-name="val5" table:number-columns-repeated="2"/>
          <table:table-cell table:content-validation-name="val5" table:number-columns-repeated="3"/>
          <table:table-cell table:style-name="ce993" table:number-columns-repeated="3"/>
          <table:table-cell table:style-name="ce1655" office:value-type="float" office:value="9" calcext:value-type="float">
            <text:p>9</text:p>
          </table:table-cell>
          <table:table-cell table:style-name="ce1732" table:number-columns-repeated="2"/>
          <table:table-cell table:style-name="ce1534" table:content-validation-name="val5"/>
          <table:table-cell table:style-name="ce1655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1" table:content-validation-name="val5" office:value-type="float" office:value="0" calcext:value-type="float">
            <text:p>0</text:p>
          </table:table-cell>
          <table:table-cell table:number-columns-repeated="2" table:style-name="ce2187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93" table:number-columns-repeated="3"/>
          <table:table-cell table:style-name="ce1655" office:value-type="float" office:value="10" calcext:value-type="float">
            <text:p>10</text:p>
          </table:table-cell>
          <table:table-cell table:style-name="ce2329" office:value-type="string" calcext:value-type="string" table:number-columns-spanned="3" table:number-rows-spanned="1">
            <text:p>Szorzó lövész mozgás</text:p>
          </table:table-cell>
          <table:covered-table-cell table:style-name="ce1655"/>
          <table:covered-table-cell table:style-name="ce1534"/>
          <table:table-cell table:style-name="ce1655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1" table:content-validation-name="val5" office:value-type="float" office:value="1" calcext:value-type="float">
            <text:p>1</text:p>
          </table:table-cell>
          <table:table-cell table:style-name="ce2187" table:content-validation-name="val5" office:value-type="float" office:value="5" calcext:value-type="float">
            <text:p>5</text:p>
          </table:table-cell>
          <table:table-cell table:style-name="ce2187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93" table:number-columns-repeated="3"/>
          <table:table-cell table:style-name="ce1655" office:value-type="float" office:value="12" calcext:value-type="float">
            <text:p>12</text:p>
          </table:table-cell>
          <table:table-cell table:style-name="ce1732" office:value-type="string" calcext:value-type="string">
            <text:p>Mozdulatlan/álló lövész</text:p>
          </table:table-cell>
          <table:table-cell table:style-name="ce1732"/>
          <table:table-cell table:style-name="ce993"/>
          <table:table-cell table:style-name="ce2918" table:content-validation-name="val5" office:value-type="float" office:value="0" calcext:value-type="float">
            <text:p>0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1" table:content-validation-name="val5" office:value-type="float" office:value="2" calcext:value-type="float">
            <text:p>2</text:p>
          </table:table-cell>
          <table:table-cell table:style-name="ce2187" table:content-validation-name="val5" office:value-type="float" office:value="10" calcext:value-type="float">
            <text:p>10</text:p>
          </table:table-cell>
          <table:table-cell table:style-name="ce2187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70" table:content-validation-name="val5"/>
          <table:table-cell table:style-name="ce993" table:number-columns-repeated="3"/>
          <table:table-cell table:style-name="ce1655" office:value-type="float" office:value="14" calcext:value-type="float">
            <text:p>14</text:p>
          </table:table-cell>
          <table:table-cell table:style-name="ce1732" office:value-type="string" calcext:value-type="string">
            <text:p>A lövész lassan egyenletesen sétál</text:p>
          </table:table-cell>
          <table:table-cell table:style-name="ce1732"/>
          <table:table-cell table:style-name="ce993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1" table:content-validation-name="val5" office:value-type="float" office:value="3" calcext:value-type="float">
            <text:p>3</text:p>
          </table:table-cell>
          <table:table-cell table:style-name="ce2187" table:content-validation-name="val5" office:value-type="float" office:value="15" calcext:value-type="float">
            <text:p>15</text:p>
          </table:table-cell>
          <table:table-cell table:style-name="ce2187" table:content-validation-name="val5" office:value-type="float" office:value="2" calcext:value-type="float">
            <text:p>2</text:p>
          </table:table-cell>
          <table:table-cell table:style-name="ce1019" office:value-type="float" office:value="3" calcext:value-type="float">
            <text:p>3</text:p>
          </table:table-cell>
          <table:table-cell table:style-name="ce2466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96"/>
          <table:table-cell table:style-name="ce993" table:number-columns-repeated="4"/>
          <table:table-cell table:style-name="ce1655" office:value-type="float" office:value="15" calcext:value-type="float">
            <text:p>15</text:p>
          </table:table-cell>
          <table:table-cell table:style-name="ce1732" office:value-type="string" calcext:value-type="string">
            <text:p>A lövész lassan fut</text:p>
          </table:table-cell>
          <table:table-cell table:style-name="ce1732"/>
          <table:table-cell table:style-name="ce993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52" table:content-validation-name="val5"/>
          <table:table-cell table:style-name="ce2188" table:content-validation-name="val5" table:number-columns-repeated="2"/>
          <table:table-cell table:style-name="ce2570" table:content-validation-name="val5"/>
          <table:table-cell table:style-name="ce2234" table:content-validation-name="val5"/>
          <table:table-cell table:style-name="ce2570" table:content-validation-name="val5" table:number-columns-repeated="3"/>
          <table:table-cell table:style-name="ce993" table:number-columns-repeated="3"/>
          <table:table-cell table:style-name="ce1655" office:value-type="float" office:value="17" calcext:value-type="float">
            <text:p>17</text:p>
          </table:table-cell>
          <table:table-cell table:style-name="ce1732" office:value-type="string" calcext:value-type="string">
            <text:p>A lövész rohan</text:p>
          </table:table-cell>
          <table:table-cell table:style-name="ce1732"/>
          <table:table-cell table:style-name="ce993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0"/>
          <table:table-cell table:style-name="ce1655" office:value-type="float" office:value="20" calcext:value-type="float">
            <text:p>20</text:p>
          </table:table-cell>
          <table:table-cell table:style-name="ce1732" table:number-columns-repeated="3"/>
          <table:table-cell table:style-name="ce1655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66" table:content-validation-name="val5"/>
          <table:covered-table-cell table:style-name="ce674" table:content-validation-name="val5"/>
          <table:covered-table-cell table:number-columns-repeated="3" table:style-name="ce993"/>
          <table:table-cell table:style-name="ce1655" office:value-type="float" office:value="25" calcext:value-type="float">
            <text:p>25</text:p>
          </table:table-cell>
          <table:table-cell table:style-name="ce2329" office:value-type="string" calcext:value-type="string" table:number-columns-spanned="3" table:number-rows-spanned="1">
            <text:p>Szorzó méret</text:p>
          </table:table-cell>
          <table:covered-table-cell table:style-name="ce1655"/>
          <table:covered-table-cell table:style-name="ce1534"/>
          <table:table-cell table:style-name="ce1655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55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192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92" table:content-validation-name="val5"/>
          <table:table-cell table:style-name="ce2192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96"/>
          <table:table-cell table:style-name="ce1655" office:value-type="float" office:value="30" calcext:value-type="float">
            <text:p>30</text:p>
          </table:table-cell>
          <table:table-cell table:style-name="ce993" office:value-type="string" calcext:value-type="string">
            <text:p><text:s/>Pénzérme</text:p>
          </table:table-cell>
          <table:table-cell table:style-name="ce993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192" table:content-validation-name="val5" office:value-type="string" calcext:value-type="string">
            <text:p>Szúró</text:p>
          </table:table-cell>
          <table:table-cell table:style-name="ce2192" table:content-validation-name="val5" office:value-type="string" calcext:value-type="string">
            <text:p>Vágó</text:p>
          </table:table-cell>
          <table:table-cell table:style-name="ce2192" table:content-validation-name="val5" office:value-type="string" calcext:value-type="string">
            <text:p>Zúzó</text:p>
          </table:table-cell>
          <table:table-cell table:style-name="ce2192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19" table:content-validation-name="val224" office:value-type="string" calcext:value-type="string">
            <text:p>Pocsék</text:p>
          </table:table-cell>
          <table:table-cell table:style-name="ce1019" table:content-validation-name="val224" office:value-type="string" calcext:value-type="string">
            <text:p>Átlagos</text:p>
          </table:table-cell>
          <table:table-cell table:style-name="ce2158" table:content-validation-name="val224" office:value-type="string" calcext:value-type="string">
            <text:p>Mesteri</text:p>
          </table:table-cell>
          <table:table-cell table:style-name="ce1655" office:value-type="float" office:value="35" calcext:value-type="float">
            <text:p>35</text:p>
          </table:table-cell>
          <table:table-cell table:style-name="ce993" office:value-type="string" calcext:value-type="string">
            <text:p><text:s/>Alma</text:p>
          </table:table-cell>
          <table:table-cell table:style-name="ce993"/>
          <table:table-cell table:style-name="ce1732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1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19" office:value-type="float" office:value="0" calcext:value-type="float">
            <text:p>0</text:p>
          </table:table-cell>
          <table:table-cell table:style-name="ce1655" office:value-type="float" office:value="40" calcext:value-type="float">
            <text:p>40</text:p>
          </table:table-cell>
          <table:table-cell table:style-name="ce993" office:value-type="string" calcext:value-type="string">
            <text:p><text:s/>Fej, Dinnye, Macska</text:p>
          </table:table-cell>
          <table:table-cell table:style-name="ce993"/>
          <table:table-cell table:style-name="ce1732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1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19" office:value-type="float" office:value="0" calcext:value-type="float">
            <text:p>0</text:p>
          </table:table-cell>
          <table:table-cell table:style-name="ce1655" office:value-type="float" office:value="50" calcext:value-type="float">
            <text:p>50</text:p>
          </table:table-cell>
          <table:table-cell table:style-name="ce993" office:value-type="string" calcext:value-type="string">
            <text:p><text:s/>Törpe, Sas, Hiúz</text:p>
          </table:table-cell>
          <table:table-cell table:style-name="ce993"/>
          <table:table-cell table:style-name="ce1732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1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19" office:value-type="float" office:value="0" calcext:value-type="float">
            <text:p>0</text:p>
          </table:table-cell>
          <table:table-cell table:style-name="ce1655" office:value-type="float" office:value="60" calcext:value-type="float">
            <text:p>60</text:p>
          </table:table-cell>
          <table:table-cell table:style-name="ce993" office:value-type="string" calcext:value-type="string">
            <text:p><text:s/>Célpont fedezék mögött</text:p>
          </table:table-cell>
          <table:table-cell table:style-name="ce993"/>
          <table:table-cell table:style-name="ce1732"/>
          <table:table-cell table:style-name="ce641" office:value-type="float" office:value="1" calcext:value-type="float">
            <text:p>1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19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19" office:value-type="float" office:value="0.25" calcext:value-type="float">
            <text:p>0.25</text:p>
          </table:table-cell>
          <table:table-cell table:style-name="ce1655" office:value-type="float" office:value="70" calcext:value-type="float">
            <text:p>70</text:p>
          </table:table-cell>
          <table:table-cell table:style-name="ce993" office:value-type="string" calcext:value-type="string">
            <text:p><text:s/>Átlagos ember/elf méretű</text:p>
          </table:table-cell>
          <table:table-cell table:style-name="ce993"/>
          <table:table-cell table:style-name="ce1732"/>
          <table:table-cell table:style-name="ce641" office:value-type="float" office:value="0" calcext:value-type="float">
            <text:p>0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19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19" office:value-type="float" office:value="0.25" calcext:value-type="float">
            <text:p>0.25</text:p>
          </table:table-cell>
          <table:table-cell table:style-name="ce1655" office:value-type="float" office:value="80" calcext:value-type="float">
            <text:p>80</text:p>
          </table:table-cell>
          <table:table-cell table:style-name="ce993" office:value-type="string" calcext:value-type="string">
            <text:p><text:s/>Ogre</text:p>
          </table:table-cell>
          <table:table-cell table:style-name="ce993"/>
          <table:table-cell table:style-name="ce1732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19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19" office:value-type="float" office:value="1" calcext:value-type="float">
            <text:p>1</text:p>
          </table:table-cell>
          <table:table-cell table:style-name="ce1655" office:value-type="float" office:value="90" calcext:value-type="float">
            <text:p>90</text:p>
          </table:table-cell>
          <table:table-cell table:style-name="ce993" office:value-type="string" calcext:value-type="string">
            <text:p><text:s/>Ló oldalról / 2 harcoló ember</text:p>
          </table:table-cell>
          <table:table-cell table:style-name="ce993"/>
          <table:table-cell table:style-name="ce1732"/>
          <table:table-cell table:style-name="ce641" office:value-type="float" office:value="-1" calcext:value-type="float">
            <text:p>-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19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19" office:value-type="float" office:value="1" calcext:value-type="float">
            <text:p>1</text:p>
          </table:table-cell>
          <table:table-cell table:style-name="ce1655" office:value-type="float" office:value="100" calcext:value-type="float">
            <text:p>100</text:p>
          </table:table-cell>
          <table:table-cell table:style-name="ce993" office:value-type="string" calcext:value-type="string">
            <text:p><text:s/>Lovas, Bölény</text:p>
          </table:table-cell>
          <table:table-cell table:style-name="ce993"/>
          <table:table-cell table:style-name="ce1732"/>
          <table:table-cell table:style-name="ce641" office:value-type="float" office:value="-2" calcext:value-type="float">
            <text:p>-2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0"/>
          <table:table-cell table:style-name="ce1655" office:value-type="float" office:value="110" calcext:value-type="float">
            <text:p>110</text:p>
          </table:table-cell>
          <table:table-cell table:style-name="ce993" office:value-type="string" calcext:value-type="string">
            <text:p><text:s/>Óriás</text:p>
          </table:table-cell>
          <table:table-cell table:style-name="ce993"/>
          <table:table-cell table:style-name="ce1732"/>
          <table:table-cell table:style-name="ce641" office:value-type="float" office:value="-3" calcext:value-type="float">
            <text:p>-3</text:p>
          </table:table-cell>
          <table:table-cell table:style-name="ce2929" office:value-type="float" office:value="-2" calcext:value-type="float">
            <text:p>-2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0"/>
          <table:table-cell table:style-name="ce1655" office:value-type="float" office:value="120" calcext:value-type="float">
            <text:p>120</text:p>
          </table:table-cell>
          <table:table-cell table:style-name="ce1732" table:number-columns-repeated="3"/>
          <table:table-cell table:style-name="ce1655"/>
          <table:table-cell table:style-name="ce2929" office:value-type="float" office:value="-3" calcext:value-type="float">
            <text:p>-3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55" table:content-validation-name="val5" office:value-type="string" calcext:value-type="string">
            <text:p>Fémalapanyag</text:p>
          </table:table-cell>
          <table:table-cell table:style-name="ce2192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93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93"/>
          <table:table-cell table:style-name="ce993"/>
          <table:table-cell table:style-name="ce1655" office:value-type="float" office:value="130" calcext:value-type="float">
            <text:p>130</text:p>
          </table:table-cell>
          <table:table-cell table:style-name="ce1732" table:number-columns-repeated="3"/>
          <table:table-cell table:style-name="ce1655"/>
          <table:table-cell table:style-name="ce2929" office:value-type="float" office:value="-3" calcext:value-type="float">
            <text:p>-3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58" office:value-type="string" calcext:value-type="string">
            <text:p>Acél</text:p>
          </table:table-cell>
          <table:table-cell table:style-name="ce1019" office:value-type="float" office:value="0" calcext:value-type="float">
            <text:p>0</text:p>
          </table:table-cell>
          <table:table-cell table:style-name="ce1019" office:value-type="float" office:value="1" calcext:value-type="float">
            <text:p>1</text:p>
          </table:table-cell>
          <table:table-cell table:style-name="ce1019" office:value-type="float" office:value="0" calcext:value-type="float">
            <text:p>0</text:p>
          </table:table-cell>
          <table:table-cell table:style-name="ce993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93"/>
          <table:table-cell table:style-name="ce1655" office:value-type="float" office:value="140" calcext:value-type="float">
            <text:p>140</text:p>
          </table:table-cell>
          <table:table-cell table:style-name="ce1732" table:number-columns-repeated="3"/>
          <table:table-cell table:style-name="ce1655"/>
          <table:table-cell table:style-name="ce2929" office:value-type="float" office:value="-5" calcext:value-type="float">
            <text:p>-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58" office:value-type="string" calcext:value-type="string">
            <text:p>Bronz</text:p>
          </table:table-cell>
          <table:table-cell table:style-name="ce1019" office:value-type="float" office:value="-5" calcext:value-type="float">
            <text:p>-5</text:p>
          </table:table-cell>
          <table:table-cell table:style-name="ce1019" office:value-type="float" office:value="0.5" calcext:value-type="float">
            <text:p>0.5</text:p>
          </table:table-cell>
          <table:table-cell table:style-name="ce1019" office:value-type="float" office:value="2" calcext:value-type="float">
            <text:p>2</text:p>
          </table:table-cell>
          <table:table-cell table:style-name="ce993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993"/>
          <table:table-cell table:style-name="ce1655" office:value-type="float" office:value="150" calcext:value-type="float">
            <text:p>150</text:p>
          </table:table-cell>
          <table:table-cell table:style-name="ce1732" table:number-columns-repeated="3"/>
          <table:table-cell table:style-name="ce1655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58" office:value-type="string" calcext:value-type="string">
            <text:p>Abbitacél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10" calcext:value-type="float">
            <text:p>10</text:p>
          </table:table-cell>
          <table:table-cell table:style-name="ce1019" office:value-type="float" office:value="-2" calcext:value-type="float">
            <text:p>-2</text:p>
          </table:table-cell>
          <table:table-cell table:style-name="ce993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993"/>
          <table:table-cell table:style-name="ce1655" office:value-type="float" office:value="160" calcext:value-type="float">
            <text:p>160</text:p>
          </table:table-cell>
          <table:table-cell table:style-name="ce2329" office:value-type="string" calcext:value-type="string" table:number-columns-spanned="3" table:number-rows-spanned="1">
            <text:p>Szorzó Észlelhetőség</text:p>
          </table:table-cell>
          <table:covered-table-cell table:style-name="ce1655"/>
          <table:covered-table-cell table:style-name="ce1534"/>
          <table:table-cell table:style-name="ce1655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58" office:value-type="string" calcext:value-type="string">
            <text:p>Mithrill</text:p>
          </table:table-cell>
          <table:table-cell table:style-name="ce1019" office:value-type="float" office:value="10" calcext:value-type="float">
            <text:p>10</text:p>
          </table:table-cell>
          <table:table-cell table:style-name="ce1019" office:value-type="float" office:value="100" calcext:value-type="float">
            <text:p>100</text:p>
          </table:table-cell>
          <table:table-cell table:style-name="ce1019" office:value-type="float" office:value="-4" calcext:value-type="float">
            <text:p>-4</text:p>
          </table:table-cell>
          <table:table-cell table:style-name="ce993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96"/>
          <table:table-cell table:style-name="ce993"/>
          <table:table-cell table:style-name="ce1655" office:value-type="float" office:value="170" calcext:value-type="float">
            <text:p>170</text:p>
          </table:table-cell>
          <table:table-cell table:style-name="ce1732" office:value-type="string" calcext:value-type="string">
            <text:p>Jól kivehető kontúr</text:p>
          </table:table-cell>
          <table:table-cell table:style-name="ce1732" table:number-columns-repeated="2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58" office:value-type="string" calcext:value-type="string">
            <text:p>Lunír</text:p>
          </table:table-cell>
          <table:table-cell table:style-name="ce1019" office:value-type="float" office:value="20" calcext:value-type="float">
            <text:p>20</text:p>
          </table:table-cell>
          <table:table-cell table:style-name="ce1019" office:value-type="float" office:value="1000" calcext:value-type="float">
            <text:p>1000</text:p>
          </table:table-cell>
          <table:table-cell table:style-name="ce1019" office:value-type="float" office:value="-6" calcext:value-type="float">
            <text:p>-6</text:p>
          </table:table-cell>
          <table:table-cell table:style-name="ce993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96"/>
          <table:table-cell table:style-name="ce993"/>
          <table:table-cell table:style-name="ce1655" office:value-type="float" office:value="180" calcext:value-type="float">
            <text:p>180</text:p>
          </table:table-cell>
          <table:table-cell table:style-name="ce1732" office:value-type="string" calcext:value-type="string">
            <text:p>Szürkületben</text:p>
          </table:table-cell>
          <table:table-cell table:style-name="ce1732" table:number-columns-repeated="2"/>
          <table:table-cell table:style-name="ce291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96"/>
          <table:table-cell table:style-name="ce993"/>
          <table:table-cell table:style-name="ce1655" office:value-type="float" office:value="190" calcext:value-type="float">
            <text:p>190</text:p>
          </table:table-cell>
          <table:table-cell table:style-name="ce1732" office:value-type="string" calcext:value-type="string">
            <text:p>Homályos kontúr</text:p>
          </table:table-cell>
          <table:table-cell table:style-name="ce1732" table:number-columns-repeated="2"/>
          <table:table-cell table:style-name="ce1655" office:value-type="float" office:value="1" calcext:value-type="float">
            <text:p>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96"/>
          <table:table-cell table:style-name="ce993"/>
          <table:table-cell table:style-name="ce1655" office:value-type="float" office:value="200" calcext:value-type="float">
            <text:p>200</text:p>
          </table:table-cell>
          <table:table-cell table:style-name="ce1732" office:value-type="string" calcext:value-type="string">
            <text:p>Éppen kivehető kontúr – zajos</text:p>
          </table:table-cell>
          <table:table-cell table:style-name="ce1732" table:number-columns-repeated="2"/>
          <table:table-cell table:style-name="ce1655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96"/>
          <table:table-cell table:style-name="ce993"/>
          <table:table-cell table:style-name="ce1732"/>
          <table:table-cell table:style-name="ce1732" office:value-type="string" calcext:value-type="string">
            <text:p>Éppen kivehető kontúr – csendes</text:p>
          </table:table-cell>
          <table:table-cell table:style-name="ce1732" table:number-columns-repeated="2"/>
          <table:table-cell table:style-name="ce165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 table:number-columns-repeated="6"/>
          <table:table-cell table:style-name="ce1062"/>
          <table:table-cell table:style-name="ce993" table:number-columns-repeated="5"/>
          <table:table-cell table:style-name="ce1655"/>
          <table:table-cell table:style-name="ce1732" office:value-type="string" calcext:value-type="string">
            <text:p>Háttérrel egybeolvadó kontúr – zajos</text:p>
          </table:table-cell>
          <table:table-cell table:style-name="ce1732" table:number-columns-repeated="2"/>
          <table:table-cell table:style-name="ce165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96"/>
          <table:table-cell table:style-name="ce1062" table:number-columns-repeated="2"/>
          <table:table-cell table:style-name="ce993" table:number-columns-repeated="5"/>
          <table:table-cell table:style-name="ce1732"/>
          <table:table-cell table:style-name="ce1732" office:value-type="string" calcext:value-type="string">
            <text:p>Háttérrel egybeolvadó kontúr – csendes</text:p>
          </table:table-cell>
          <table:table-cell table:style-name="ce1732" table:number-columns-repeated="2"/>
          <table:table-cell table:style-name="ce2920" office:value-type="float" office:value="99" calcext:value-type="float">
            <text:p>99</text:p>
          </table:table-cell>
          <table:table-cell table:style-name="ce2929" office:value-type="float" office:value="99" calcext:value-type="float">
            <text:p>99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202" table:content-validation-name="val222" office:value-type="string" calcext:value-type="string">
            <text:p>TÉ</text:p>
          </table:table-cell>
          <table:table-cell table:style-name="ce2230" table:content-validation-name="val222" office:value-type="string" calcext:value-type="string">
            <text:p>VÉ</text:p>
          </table:table-cell>
          <table:table-cell table:style-name="ce993" table:number-columns-repeated="8"/>
          <table:table-cell table:style-name="ce1732" table:number-columns-repeated="3"/>
          <table:table-cell table:style-name="ce1655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197" table:content-validation-name="val222" table:formula="of:=VLOOKUP([.$C81];harcmodorok;2)" office:value-type="float" office:value="-9" calcext:value-type="float">
            <text:p>-9</text:p>
          </table:table-cell>
          <table:table-cell table:style-name="ce2197" table:content-validation-name="val222" table:formula="of:=VLOOKUP([.$C81];harcmodorok;2)" office:value-type="float" office:value="-9" calcext:value-type="float">
            <text:p>-9</text:p>
          </table:table-cell>
          <table:table-cell table:style-name="ce993" table:number-columns-repeated="8"/>
          <table:table-cell table:style-name="ce2329" office:value-type="string" calcext:value-type="string" table:number-columns-spanned="3" table:number-rows-spanned="1">
            <text:p>Szorzó Szél</text:p>
          </table:table-cell>
          <table:covered-table-cell table:style-name="ce1655"/>
          <table:covered-table-cell table:style-name="ce1534"/>
          <table:table-cell table:style-name="ce1655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197" table:content-validation-name="val222" table:formula="of:=VLOOKUP([.$C82];harcmodorok;2)" office:value-type="float" office:value="3" calcext:value-type="float">
            <text:p>3</text:p>
          </table:table-cell>
          <table:table-cell table:style-name="ce2197" table:content-validation-name="val222" table:formula="of:=VLOOKUP([.$C82];harcmodorok;2)" office:value-type="float" office:value="3" calcext:value-type="float">
            <text:p>3</text:p>
          </table:table-cell>
          <table:table-cell table:style-name="ce993" table:number-columns-repeated="8"/>
          <table:table-cell table:style-name="ce2916" office:value-type="string" calcext:value-type="string">
            <text:p>Szélcsend</text:p>
          </table:table-cell>
          <table:table-cell table:style-name="ce2329"/>
          <table:table-cell table:style-name="ce2918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197" table:content-validation-name="val222" table:formula="of:=VLOOKUP([.$C83];harcmodorok;2)" office:value-type="float" office:value="6" calcext:value-type="float">
            <text:p>6</text:p>
          </table:table-cell>
          <table:table-cell table:style-name="ce2197" table:content-validation-name="val222" table:formula="of:=VLOOKUP([.$C83];harcmodorok;2)" office:value-type="float" office:value="6" calcext:value-type="float">
            <text:p>6</text:p>
          </table:table-cell>
          <table:table-cell table:style-name="ce993" table:number-columns-repeated="8"/>
          <table:table-cell table:style-name="ce383" office:value-type="string" calcext:value-type="string">
            <text:p>Enyhe szél</text:p>
          </table:table-cell>
          <table:table-cell table:style-name="ce993" table:number-columns-repeated="2"/>
          <table:table-cell table:style-name="ce2921" office:value-type="float" office:value="1" calcext:value-type="float">
            <text:p>1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197" table:content-validation-name="val222" table:formula="of:=VLOOKUP([.$C84];harcmodorok;2)" office:value-type="float" office:value="9" calcext:value-type="float">
            <text:p>9</text:p>
          </table:table-cell>
          <table:table-cell table:style-name="ce2197" table:content-validation-name="val222" table:formula="of:=VLOOKUP([.$C84];harcmodorok;2)" office:value-type="float" office:value="9" calcext:value-type="float">
            <text:p>9</text:p>
          </table:table-cell>
          <table:table-cell table:style-name="ce993" table:number-columns-repeated="3"/>
          <table:table-cell table:style-name="ce2885"/>
          <table:table-cell table:style-name="ce993" table:number-columns-repeated="4"/>
          <table:table-cell table:style-name="ce1102" office:value-type="string" calcext:value-type="string">
            <text:p>Erős szél</text:p>
          </table:table-cell>
          <table:table-cell table:style-name="ce1732" table:number-columns-repeated="2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1"/>
          <table:table-cell table:style-name="ce1102" office:value-type="string" calcext:value-type="string">
            <text:p>Viharos szél</text:p>
          </table:table-cell>
          <table:table-cell table:style-name="ce1732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1"/>
          <table:table-cell table:style-name="ce1102" office:value-type="string" calcext:value-type="string">
            <text:p>Orkán erejű szél</text:p>
          </table:table-cell>
          <table:table-cell table:style-name="ce1732" table:number-columns-repeated="2"/>
          <table:table-cell table:style-name="ce2922" office:value-type="float" office:value="99" calcext:value-type="float">
            <text:p>99</text:p>
          </table:table-cell>
          <table:table-cell table:style-name="ce2930" office:value-type="float" office:value="99" calcext:value-type="float">
            <text:p>99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62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93"/>
          <table:table-cell table:style-name="ce993" table:number-columns-repeated="8"/>
          <table:table-cell table:style-name="ce1732" table:number-columns-repeated="3"/>
          <table:table-cell table:style-name="ce1655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202" table:content-validation-name="val105" office:value-type="string" calcext:value-type="string">
            <text:p>TÉ</text:p>
          </table:table-cell>
          <table:table-cell table:style-name="ce2230" table:content-validation-name="val105" office:value-type="string" calcext:value-type="string">
            <text:p>VÉ</text:p>
          </table:table-cell>
          <table:table-cell table:style-name="ce993" table:number-columns-repeated="8"/>
          <table:table-cell table:style-name="ce1732" table:number-columns-repeated="3"/>
          <table:table-cell table:style-name="ce1655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0" calcext:value-type="float">
            <text:p>0</text:p>
          </table:table-cell>
          <table:table-cell table:style-name="ce2197" office:value-type="float" office:value="0" calcext:value-type="float">
            <text:p>0</text:p>
          </table:table-cell>
          <table:table-cell table:number-columns-repeated="2" table:style-name="ce2197" table:content-validation-name="val105" office:value-type="float" office:value="0" calcext:value-type="float">
            <text:p>0</text:p>
          </table:table-cell>
          <table:table-cell table:style-name="ce993" table:number-columns-repeated="8"/>
          <table:table-cell table:style-name="ce1732" table:number-columns-repeated="3"/>
          <table:table-cell table:style-name="ce1655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1" calcext:value-type="float">
            <text:p>1</text:p>
          </table:table-cell>
          <table:table-cell table:style-name="ce2197" office:value-type="float" office:value="6" calcext:value-type="float">
            <text:p>6</text:p>
          </table:table-cell>
          <table:table-cell table:number-columns-repeated="2" table:style-name="ce2197" table:content-validation-name="val105" office:value-type="float" office:value="2" calcext:value-type="float">
            <text:p>2</text:p>
          </table:table-cell>
          <table:table-cell table:style-name="ce993" table:number-columns-repeated="8"/>
          <table:table-cell table:style-name="ce1732" table:number-columns-repeated="3"/>
          <table:table-cell table:style-name="ce1655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2" calcext:value-type="float">
            <text:p>2</text:p>
          </table:table-cell>
          <table:table-cell table:style-name="ce2197" office:value-type="float" office:value="9" calcext:value-type="float">
            <text:p>9</text:p>
          </table:table-cell>
          <table:table-cell table:number-columns-repeated="2" table:style-name="ce2197" table:content-validation-name="val105" office:value-type="float" office:value="4" calcext:value-type="float">
            <text:p>4</text:p>
          </table:table-cell>
          <table:table-cell table:style-name="ce993" table:number-columns-repeated="11"/>
          <table:table-cell table:style-name="ce641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style-name="ce641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style-name="ce641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style-name="ce641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383" table:number-columns-repeated="3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383"/>
          <table:table-cell table:style-name="ce993"/>
          <table:table-cell table:style-name="ce383" table:number-columns-repeated="3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993" table:number-columns-repeated="16351"/>
        </table:table-row>
        <table:table-row table:style-name="ro2" table:number-rows-repeated="2">
          <table:table-cell table:style-name="ce993"/>
          <table:table-cell table:style-name="ce1732"/>
          <table:table-cell table:style-name="ce993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2"/>
          <table:table-cell table:style-name="ce383"/>
          <table:table-cell table:number-columns-repeated="14"/>
          <table:table-cell table:style-name="ce993" table:number-columns-repeated="16351"/>
        </table:table-row>
        <table:table-row table:style-name="ro2" table:number-rows-repeated="35">
          <table:table-cell table:style-name="ce993"/>
          <table:table-cell table:style-name="ce1732"/>
          <table:table-cell table:style-name="ce993" table:number-columns-repeated="14"/>
          <table:table-cell table:number-columns-repeated="17"/>
          <table:table-cell table:style-name="ce993" table:number-columns-repeated="16351"/>
        </table:table-row>
        <table:table-row table:style-name="ro2">
          <table:table-cell table:style-name="ce2775"/>
          <table:table-cell table:style-name="ce1732"/>
          <table:table-cell table:style-name="ce993" table:number-columns-repeated="14"/>
          <table:table-cell table:number-columns-repeated="17"/>
          <table:table-cell table:style-name="ce993" table:number-columns-repeated="16351"/>
        </table:table-row>
        <table:table-row table:style-name="ro2">
          <table:table-cell table:style-name="ce2775"/>
          <table:table-cell table:style-name="ce1732"/>
          <table:table-cell table:style-name="ce993" table:number-columns-repeated="3"/>
          <table:table-cell table:style-name="ce2234"/>
          <table:table-cell table:style-name="ce2570" table:number-columns-repeated="3"/>
          <table:table-cell table:style-name="ce993" table:number-columns-repeated="7"/>
          <table:table-cell table:number-columns-repeated="17"/>
          <table:table-cell table:style-name="ce993" table:number-columns-repeated="16351"/>
        </table:table-row>
        <table:table-row table:style-name="ro2">
          <table:table-cell table:style-name="ce2775"/>
          <table:table-cell table:style-name="ce2152"/>
          <table:table-cell table:style-name="ce2188" table:number-columns-repeated="2"/>
          <table:table-cell table:style-name="ce2570"/>
          <table:table-cell table:style-name="ce2234"/>
          <table:table-cell table:style-name="ce2570" table:number-columns-repeated="3"/>
          <table:table-cell table:style-name="ce993" table:number-columns-repeated="3"/>
          <table:table-cell table:style-name="ce2908"/>
          <table:table-cell table:style-name="ce993" table:number-columns-repeated="3"/>
          <table:table-cell table:number-columns-repeated="17"/>
          <table:table-cell table:style-name="ce993" table:number-columns-repeated="16351"/>
        </table:table-row>
        <table:table-row table:style-name="ro2" table:number-rows-repeated="10">
          <table:table-cell table:style-name="ce2775"/>
          <table:table-cell table:style-name="ce2152"/>
          <table:table-cell table:style-name="ce2188" table:number-columns-repeated="2"/>
          <table:table-cell table:style-name="ce2570"/>
          <table:table-cell table:style-name="ce2234"/>
          <table:table-cell table:style-name="ce2570" table:number-columns-repeated="6"/>
          <table:table-cell table:style-name="ce2908"/>
          <table:table-cell table:style-name="ce993" table:number-columns-repeated="3"/>
          <table:table-cell table:number-columns-repeated="17"/>
          <table:table-cell table:style-name="ce993" table:number-columns-repeated="16351"/>
        </table:table-row>
        <table:table-row table:style-name="ro2" table:number-rows-repeated="65294">
          <table:table-cell table:style-name="ce2775"/>
          <table:table-cell table:style-name="ce2152"/>
          <table:table-cell table:style-name="ce2188" table:number-columns-repeated="2"/>
          <table:table-cell table:style-name="ce2570"/>
          <table:table-cell table:style-name="ce2234"/>
          <table:table-cell table:style-name="ce2570" table:number-columns-repeated="6"/>
          <table:table-cell table:style-name="ce2908"/>
          <table:table-cell table:style-name="ce2917" table:number-columns-repeated="2"/>
          <table:table-cell table:style-name="ce2570"/>
          <table:table-cell table:number-columns-repeated="17"/>
          <table:table-cell table:style-name="ce993" table:number-columns-repeated="16351"/>
        </table:table-row>
        <table:table-row table:style-name="ro2">
          <table:table-cell table:style-name="ce2775"/>
          <table:table-cell table:style-name="ce2152"/>
          <table:table-cell table:style-name="ce2188" table:number-columns-repeated="2"/>
          <table:table-cell table:style-name="ce2570"/>
          <table:table-cell table:number-columns-repeated="4"/>
          <table:table-cell table:style-name="ce2570" table:number-columns-repeated="3"/>
          <table:table-cell table:style-name="ce2908"/>
          <table:table-cell table:style-name="ce2917" table:number-columns-repeated="2"/>
          <table:table-cell table:style-name="ce2570"/>
          <table:table-cell table:number-columns-repeated="17"/>
          <table:table-cell table:style-name="ce993" table:number-columns-repeated="16351"/>
        </table:table-row>
        <table:table-row table:style-name="ro2" table:number-rows-repeated="2">
          <table:table-cell table:number-columns-repeated="9"/>
          <table:table-cell table:style-name="ce2570" table:number-columns-repeated="3"/>
          <table:table-cell table:style-name="ce2908"/>
          <table:table-cell table:style-name="ce2917" table:number-columns-repeated="2"/>
          <table:table-cell table:style-name="ce2570"/>
          <table:table-cell table:number-columns-repeated="17"/>
          <table:table-cell table:style-name="ce993" table:number-columns-repeated="16351"/>
        </table:table-row>
        <table:table-row table:style-name="ro2">
          <table:table-cell table:number-columns-repeated="9"/>
          <table:table-cell table:style-name="ce2570" table:number-columns-repeated="3"/>
          <table:table-cell/>
          <table:table-cell table:style-name="ce2917" table:number-columns-repeated="2"/>
          <table:table-cell table:style-name="ce2570"/>
          <table:table-cell table:number-columns-repeated="17"/>
          <table:table-cell table:style-name="ce993" table:number-columns-repeated="16351"/>
        </table:table-row>
        <table:table-row table:style-name="ro2" table:number-rows-repeated="10">
          <table:table-cell table:number-columns-repeated="13"/>
          <table:table-cell table:style-name="ce2917" table:number-columns-repeated="2"/>
          <table:table-cell table:style-name="ce2570"/>
          <table:table-cell table:number-columns-repeated="17"/>
          <table:table-cell table:style-name="ce993" table:number-columns-repeated="16351"/>
        </table:table-row>
        <table:table-row table:style-name="ro2" table:number-rows-repeated="983088">
          <table:table-cell table:number-columns-repeated="33"/>
          <table:table-cell table:style-name="ce993" table:number-columns-repeated="16351"/>
        </table:table-row>
        <table:table-row table:style-name="ro2">
          <table:table-cell table:number-columns-repeated="33"/>
          <table:table-cell table:style-name="ce993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993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7">
          <table:table-cell table:style-name="ce260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2"/>
        <table:named-range table:name="fortelyok_harci_full" table:base-cell-address="$Fortélylista.$A$102" table:cell-range-address="$Fortélylista.$A$74:.$B$122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8:.$A$147"/>
        <table:named-range table:name="fortelyok_misztikus_full" table:base-cell-address="$Fortélylista.$D$73" table:cell-range-address="$Fortélylista.$A$128:.$B$147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6:.$E$5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8:47:24.852244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22T18:51:30.638345500</dc:date>
    <meta:editing-cycles>1293</meta:editing-cycles>
    <meta:editing-duration>P11DT1H16M43S</meta:editing-duration>
    <meta:document-statistic meta:table-count="11" meta:cell-count="490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